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Standard" style:list-style-name="L1">
      <style:paragraph-properties fo:text-align="justify" style:justify-single-word="false"/>
      <style:text-properties fo:font-size="14pt" style:font-size-asian="14pt" style:font-size-complex="14pt"/>
    </style:style>
    <style:style style:name="P158"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9" style:family="paragraph" style:parent-style-name="Standard" style:list-style-name="L8">
      <style:paragraph-properties fo:text-align="justify" style:justify-single-word="false" style:text-autospace="none"/>
    </style:style>
    <style:style style:name="P160" style:family="paragraph" style:parent-style-name="Standard" style:list-style-name="L10">
      <style:paragraph-properties fo:text-align="justify" style:justify-single-word="false" style:text-autospace="none"/>
    </style:style>
    <style:style style:name="P16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6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2"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3"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94" style:family="paragraph" style:parent-style-name="Footer">
      <style:paragraph-properties fo:text-align="end" style:justify-single-word="false"/>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4"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5" style:family="text">
      <style:text-properties fo:color="#000000" style:font-name="Courier New" fo:font-style="normal" fo:font-weight="normal" style:font-style-asian="normal" style:font-weight-asian="normal" style:font-style-complex="normal" style:font-weight-complex="normal"/>
    </style:style>
    <style:style style:name="T26" style:family="text">
      <style:text-properties fo:color="#000000" style:font-name="Courier New" style:font-name-asian="Courier New" style:font-name-complex="Courier New"/>
    </style:style>
    <style:style style:name="T27"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8" style:family="text">
      <style:text-properties fo:color="#000000" style:font-name="Courier New" fo:font-weight="bold" style:font-weight-asian="bold" style:font-weight-complex="bold"/>
    </style:style>
    <style:style style:name="T2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color="#000000" style:font-name="Courier New" fo:font-weight="normal" style:font-weight-asian="normal" style:font-weight-complex="normal"/>
    </style:style>
    <style:style style:name="T32" style:family="text">
      <style:text-properties fo:color="#000000" style:font-name="Times New Roman"/>
    </style:style>
    <style:style style:name="T3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7"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8" style:family="text">
      <style:text-properties fo:color="#000000" style:font-name="Times New Roman" fo:font-size="13pt" fo:font-style="normal" style:font-size-asian="13pt" style:font-style-asian="normal" style:font-size-complex="13pt" style:font-style-complex="normal"/>
    </style:style>
    <style:style style:name="T3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4"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5" style:family="text">
      <style:text-properties fo:color="#000000" style:font-name="Times New Roman" fo:font-size="13pt" fo:font-weight="normal" style:font-size-asian="13pt" style:font-weight-asian="normal" style:font-size-complex="13pt" style:font-weight-complex="normal"/>
    </style:style>
    <style:style style:name="T46" style:family="text">
      <style:text-properties fo:color="#000000" style:font-name="Times New Roman" fo:font-size="13pt" style:font-size-asian="13pt" style:font-size-complex="13pt"/>
    </style:style>
    <style:style style:name="T4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8"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9" style:family="text">
      <style:text-properties fo:color="#000000" style:font-name="Times New Roman" fo:font-style="normal" fo:font-weight="normal" style:font-style-asian="normal" style:font-weight-asian="normal" style:font-style-complex="normal" style:font-weight-complex="normal"/>
    </style:style>
    <style:style style:name="T50" style:family="text">
      <style:text-properties fo:color="#000000" style:font-name="Times New Roman" fo:font-style="normal" style:font-name-asian="Courier New" style:font-style-asian="normal" style:font-name-complex="Courier New" style:font-style-complex="normal"/>
    </style:style>
    <style:style style:name="T5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9" style:family="text">
      <style:text-properties fo:color="#000000" style:font-name="Times New Roman" fo:font-size="14pt" fo:font-style="normal" style:font-size-asian="14pt" style:font-style-asian="normal" style:font-size-complex="14pt" style:font-style-complex="normal"/>
    </style:style>
    <style:style style:name="T6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61" style:family="text">
      <style:text-properties fo:color="#000000" style:font-name="Times New Roman" fo:font-weight="normal" style:font-weight-asian="normal" style:font-weight-complex="normal"/>
    </style:style>
    <style:style style:name="T6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fo:color="#000000" fo:font-style="normal" fo:font-weight="normal" style:font-style-asian="normal" style:font-weight-asian="normal" style:font-style-complex="normal" style:font-weight-complex="normal"/>
    </style:style>
    <style:style style:name="T64" style:family="text">
      <style:text-properties fo:color="#000000" fo:font-style="normal" style:font-name-asian="Courier New" style:font-style-asian="normal" style:font-name-complex="Courier New" style:font-style-complex="normal"/>
    </style:style>
    <style:style style:name="T65" style:family="text">
      <style:text-properties fo:color="#000000" fo:font-style="normal" fo:font-weight="bold" style:font-style-asian="normal" style:font-weight-asian="bold" style:font-style-complex="normal" style:font-weight-complex="bold"/>
    </style:style>
    <style:style style:name="T66" style:family="text">
      <style:text-properties fo:color="#000000" fo:font-style="normal" style:font-style-asian="normal" style:font-style-complex="normal"/>
    </style:style>
    <style:style style:name="T6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color="#000000" fo:font-style="normal" style:text-underline-style="none" fo:font-weight="bold" style:font-style-asian="normal" style:font-weight-asian="bold" style:font-style-complex="normal" style:font-weight-complex="bold"/>
    </style:style>
    <style:style style:name="T69" style:family="text">
      <style:text-properties fo:color="#000000" fo:font-style="normal" style:text-underline-style="none" fo:font-weight="normal" style:font-style-asian="normal" style:font-weight-asian="normal" style:font-style-complex="normal" style:font-weight-complex="normal"/>
    </style:style>
    <style:style style:name="T7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7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72" style:family="text">
      <style:text-properties fo:color="#000000" fo:font-style="italic" fo:font-weight="normal" style:font-style-asian="italic" style:font-weight-asian="normal" style:font-style-complex="italic" style:font-weight-complex="normal"/>
    </style:style>
    <style:style style:name="T73" style:family="text">
      <style:text-properties fo:color="#000000" fo:font-style="italic" style:font-style-asian="italic" style:font-style-complex="italic"/>
    </style:style>
    <style:style style:name="T74" style:family="text">
      <style:text-properties fo:color="#000000" fo:font-weight="bold" style:font-weight-asian="bold" style:font-weight-complex="bold"/>
    </style:style>
    <style:style style:name="T7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77"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color="#000000" style:font-name="Times New Roman" fo:font-style="normal" fo:font-weight="normal" style:font-style-asian="normal" style:font-weight-asian="normal" style:font-style-complex="normal" style:font-weight-complex="bold"/>
    </style:style>
    <style:style style:name="T80" style:family="text">
      <style:text-properties fo:font-style="italic"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 style:family="text">
      <style:text-properties fo:font-weight="normal" style:font-weight-asian="normal" style:font-weight-complex="normal"/>
    </style:style>
    <style:style style:name="T88" style:family="text">
      <style:text-properties style:font-name="Courier New" fo:font-size="10pt" style:font-size-asian="10pt" style:font-size-complex="10pt"/>
    </style:style>
    <style:style style:name="T89" style:family="text">
      <style:text-properties style:font-name="Courier New" fo:font-size="10pt" fo:font-weight="normal" style:font-size-asian="10pt" style:font-weight-asian="normal" style:font-size-complex="10pt" style:font-weight-complex="normal"/>
    </style:style>
    <style:style style:name="T90"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91" style:family="text">
      <style:text-properties style:font-name="Courier New" fo:font-size="11pt" fo:font-weight="normal" style:font-size-asian="11pt" style:font-weight-asian="normal" style:font-size-complex="11pt" style:font-weight-complex="normal"/>
    </style:style>
    <style:style style:name="T92" style:family="text">
      <style:text-properties style:font-name="Courier New" fo:font-size="9pt" style:font-size-asian="9pt" style:font-size-complex="9pt"/>
    </style:style>
    <style:style style:name="T93" style:family="text">
      <style:text-properties style:font-name="Courier New" fo:font-size="9pt" fo:font-style="italic" style:font-size-asian="9pt" style:font-style-asian="italic" style:font-size-complex="9pt" style:font-style-complex="italic"/>
    </style:style>
    <style:style style:name="T94" style:family="text">
      <style:text-properties style:font-name="Courier New" fo:font-weight="normal" style:font-weight-asian="normal" style:font-weight-complex="normal"/>
    </style:style>
    <style:style style:name="T95" style:family="text">
      <style:text-properties style:font-name="Times New Roman"/>
    </style:style>
    <style:style style:name="T96" style:family="text">
      <style:text-properties style:font-name="Times New Roman" fo:font-style="normal" fo:font-weight="normal" style:font-style-asian="normal" style:font-weight-asian="normal" style:font-style-complex="normal" style:font-weight-complex="normal"/>
    </style:style>
    <style:style style:name="T97" style:family="text">
      <style:text-properties style:font-name="Times New Roman" fo:font-style="normal" fo:font-weight="bold" style:font-style-asian="normal" style:font-weight-asian="bold" style:font-style-complex="normal" style:font-weight-complex="bold"/>
    </style:style>
    <style:style style:name="T98" style:family="text">
      <style:text-properties style:font-name="Times New Roman" fo:font-style="italic" fo:font-weight="normal" style:font-style-asian="italic" style:font-weight-asian="normal" style:font-style-complex="italic" style:font-weight-complex="normal"/>
    </style:style>
    <style:style style:name="T99"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00"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0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0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0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5" style:family="text">
      <style:text-properties fo:color="#2a00ff"/>
    </style:style>
    <style:style style:name="T106" style:family="text">
      <style:text-properties fo:color="#2a00ff" fo:font-style="italic" style:font-style-asian="italic" style:font-style-complex="italic"/>
    </style:style>
    <style:style style:name="T107" style:family="text">
      <style:text-properties fo:color="#2a00ff" fo:font-style="italic" fo:font-weight="normal" style:font-style-asian="italic" style:font-weight-asian="normal" style:font-style-complex="italic" style:font-weight-complex="normal"/>
    </style:style>
    <style:style style:name="T108" style:family="text">
      <style:text-properties fo:color="#2a00ff" fo:font-size="9pt" fo:font-style="italic" style:font-size-asian="9pt" style:font-style-asian="italic" style:font-size-complex="9pt" style:font-style-complex="italic"/>
    </style:style>
    <style:style style:name="T109" style:family="text">
      <style:text-properties fo:color="#2a00ff" fo:font-style="normal" fo:font-weight="normal" style:font-style-asian="normal" style:font-weight-asian="normal" style:font-style-complex="normal" style:font-weight-complex="normal"/>
    </style:style>
    <style:style style:name="T110" style:family="text">
      <style:text-properties fo:color="#2a00ff" style:font-name="Courier New"/>
    </style:style>
    <style:style style:name="T111" style:family="text">
      <style:text-properties fo:color="#2a00ff" style:font-name="Courier New" fo:font-size="10pt" style:font-size-asian="10pt" style:font-size-complex="10pt"/>
    </style:style>
    <style:style style:name="T112"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1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1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1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1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18" style:family="text">
      <style:text-properties fo:color="#2a00ff" style:font-name="Courier New" fo:font-size="10pt" fo:font-weight="bold" style:font-size-asian="10pt" style:font-weight-asian="bold" style:font-size-complex="10pt" style:font-weight-complex="bold"/>
    </style:style>
    <style:style style:name="T119"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21" style:family="text">
      <style:text-properties fo:color="#2a00ff" style:font-name="Courier New" fo:font-style="normal" fo:font-weight="normal" style:font-style-asian="normal" style:font-weight-asian="normal" style:font-style-complex="normal" style:font-weight-complex="normal"/>
    </style:style>
    <style:style style:name="T122" style:family="text">
      <style:text-properties fo:color="#2a00ff" style:font-name="Courier New" fo:font-style="italic" fo:font-weight="normal" style:font-style-asian="italic" style:font-weight-asian="normal" style:font-style-complex="italic" style:font-weight-complex="normal"/>
    </style:style>
    <style:style style:name="T123" style:family="text">
      <style:text-properties fo:color="#2a00ff" style:font-name="Times New Roman" fo:font-style="normal" fo:font-weight="normal" style:font-style-asian="normal" style:font-weight-asian="normal" style:font-style-complex="normal" style:font-weight-complex="normal"/>
    </style:style>
    <style:style style:name="T124"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25"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26" style:family="text">
      <style:text-properties fo:color="#7f0055" fo:font-weight="bold" style:font-weight-asian="bold" style:font-weight-complex="bold"/>
    </style:style>
    <style:style style:name="T12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8" style:family="text">
      <style:text-properties fo:color="#7f0055" style:font-name="Courier New" fo:font-size="10pt" fo:font-weight="normal" style:font-size-asian="10pt" style:font-weight-asian="normal" style:font-size-complex="10pt" style:font-weight-complex="normal"/>
    </style:style>
    <style:style style:name="T129"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30"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31" style:family="text">
      <style:text-properties fo:color="#7f0055" style:font-name="Courier New" fo:font-weight="bold" style:font-weight-asian="bold" style:font-weight-complex="bold"/>
    </style:style>
    <style:style style:name="T132" style:family="text">
      <style:text-properties fo:color="#7f0055" fo:font-style="normal" fo:font-weight="bold" style:font-style-asian="normal" style:font-weight-asian="bold" style:font-style-complex="normal" style:font-weight-complex="bold"/>
    </style:style>
    <style:style style:name="T13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3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5" style:family="text">
      <style:text-properties fo:color="#008080"/>
    </style:style>
    <style:style style:name="T136" style:family="text">
      <style:text-properties fo:color="#008080" fo:font-size="9pt" style:font-size-asian="9pt" style:font-size-complex="9pt"/>
    </style:style>
    <style:style style:name="T137" style:family="text">
      <style:text-properties fo:color="#008080" style:font-name="Courier New" fo:font-style="normal" fo:font-weight="normal" style:font-style-asian="normal" style:font-weight-asian="normal" style:font-style-complex="normal" style:font-weight-complex="normal"/>
    </style:style>
    <style:style style:name="T138"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0" style:family="text">
      <style:text-properties fo:color="#008080" style:font-name="Courier New" fo:font-size="10pt" fo:font-weight="normal" style:font-size-asian="10pt" style:font-weight-asian="normal" style:font-size-complex="10pt" style:font-weight-complex="normal"/>
    </style:style>
    <style:style style:name="T141" style:family="text">
      <style:text-properties fo:color="#008080" fo:font-style="italic" fo:font-weight="normal" style:font-style-asian="italic" style:font-weight-asian="normal" style:font-style-complex="italic" style:font-weight-complex="normal"/>
    </style:style>
    <style:style style:name="T142" style:family="text">
      <style:text-properties fo:color="#008080" fo:font-style="italic" style:font-style-asian="italic" style:font-style-complex="italic"/>
    </style:style>
    <style:style style:name="T143" style:family="text">
      <style:text-properties fo:color="#008080" fo:font-style="normal" fo:font-weight="normal" style:font-style-asian="normal" style:font-weight-asian="normal" style:font-style-complex="normal" style:font-weight-complex="normal"/>
    </style:style>
    <style:style style:name="T144" style:family="text">
      <style:text-properties fo:color="#008080" style:font-name="Times New Roman" fo:font-style="normal" fo:font-weight="normal" style:font-style-asian="normal" style:font-weight-asian="normal" style:font-style-complex="normal" style:font-weight-complex="normal"/>
    </style:style>
    <style:style style:name="T145"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47"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48" style:family="text">
      <style:text-properties fo:color="#3f7f7f"/>
    </style:style>
    <style:style style:name="T149" style:family="text">
      <style:text-properties fo:color="#3f7f7f" fo:font-size="9pt" style:font-size-asian="9pt" style:font-size-complex="9pt"/>
    </style:style>
    <style:style style:name="T150" style:family="text">
      <style:text-properties fo:color="#3f7f7f" style:font-name="Courier New" fo:font-style="normal" fo:font-weight="normal" style:font-style-asian="normal" style:font-weight-asian="normal" style:font-style-complex="normal" style:font-weight-complex="normal"/>
    </style:style>
    <style:style style:name="T151"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52"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3" style:family="text">
      <style:text-properties fo:color="#3f7f7f" style:font-name="Courier New" fo:font-size="10pt" fo:font-weight="normal" style:font-size-asian="10pt" style:font-weight-asian="normal" style:font-size-complex="10pt" style:font-weight-complex="normal"/>
    </style:style>
    <style:style style:name="T154" style:family="text">
      <style:text-properties fo:color="#3f7f7f" style:font-name="Courier New" fo:font-weight="normal" style:font-weight-asian="normal" style:font-weight-complex="normal"/>
    </style:style>
    <style:style style:name="T155" style:family="text">
      <style:text-properties fo:color="#3f7f7f" fo:font-style="italic" fo:font-weight="normal" style:font-style-asian="italic" style:font-weight-asian="normal" style:font-style-complex="italic" style:font-weight-complex="normal"/>
    </style:style>
    <style:style style:name="T156" style:family="text">
      <style:text-properties fo:color="#3f7f7f" fo:font-style="italic" style:font-style-asian="italic" style:font-style-complex="italic"/>
    </style:style>
    <style:style style:name="T157" style:family="text">
      <style:text-properties fo:color="#3f7f7f" fo:font-style="normal" fo:font-weight="normal" style:font-style-asian="normal" style:font-weight-asian="normal" style:font-style-complex="normal" style:font-weight-complex="normal"/>
    </style:style>
    <style:style style:name="T158"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59"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60" style:family="text">
      <style:text-properties fo:color="#3f7f7f" fo:font-weight="normal" style:font-weight-asian="normal" style:font-weight-complex="normal"/>
    </style:style>
    <style:style style:name="T161"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62" style:family="text">
      <style:text-properties fo:color="#7f007f"/>
    </style:style>
    <style:style style:name="T163" style:family="text">
      <style:text-properties fo:color="#7f007f" fo:font-size="9pt" style:font-size-asian="9pt" style:font-size-complex="9pt"/>
    </style:style>
    <style:style style:name="T164" style:family="text">
      <style:text-properties fo:color="#7f007f" fo:font-style="italic" fo:font-weight="normal" style:font-style-asian="italic" style:font-weight-asian="normal" style:font-style-complex="italic" style:font-weight-complex="normal"/>
    </style:style>
    <style:style style:name="T165" style:family="text">
      <style:text-properties fo:color="#7f007f" fo:font-style="italic" style:font-style-asian="italic" style:font-style-complex="italic"/>
    </style:style>
    <style:style style:name="T166" style:family="text">
      <style:text-properties fo:color="#7f007f" fo:font-style="normal" fo:font-weight="normal" style:font-style-asian="normal" style:font-weight-asian="normal" style:font-style-complex="normal" style:font-weight-complex="normal"/>
    </style:style>
    <style:style style:name="T167"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68"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9" style:family="text">
      <style:text-properties fo:color="#7f007f" style:font-name="Courier New" fo:font-size="10pt" fo:font-weight="normal" style:font-size-asian="10pt" style:font-weight-asian="normal" style:font-size-complex="10pt" style:font-weight-complex="normal"/>
    </style:style>
    <style:style style:name="T170"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fo:font-size="9pt" style:font-size-asian="9pt" style:font-size-complex="9pt"/>
    </style:style>
    <style:style style:name="T172" style:family="text">
      <style:text-properties fo:font-size="9pt" fo:font-style="normal" fo:font-weight="normal" style:font-size-asian="9pt" style:font-style-asian="normal" style:font-weight-asian="normal" style:font-size-complex="9pt" style:font-style-complex="normal" style:font-weight-complex="normal"/>
    </style:style>
    <style:style style:name="T173" style:family="text">
      <style:text-properties fo:color="#ff0000"/>
    </style:style>
    <style:style style:name="T174" style:family="text">
      <style:text-properties fo:color="#ff0000" fo:font-size="13pt" fo:font-weight="normal" style:font-size-asian="13pt" style:font-weight-asian="normal" style:font-size-complex="13pt" style:font-weight-complex="normal"/>
    </style:style>
    <style:style style:name="T175"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76" style:family="text">
      <style:text-properties fo:color="#ff0000" style:font-name="Courier New" fo:font-size="10pt" style:font-size-asian="10pt" style:font-size-complex="10pt"/>
    </style:style>
    <style:style style:name="T177"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78" style:family="text">
      <style:text-properties fo:color="#0000c0"/>
    </style:style>
    <style:style style:name="T179" style:family="text">
      <style:text-properties fo:color="#0000c0" fo:font-style="italic" style:font-style-asian="italic" style:font-style-complex="italic"/>
    </style:style>
    <style:style style:name="T180" style:family="text">
      <style:text-properties fo:color="#0000c0" style:font-name="Courier New" fo:font-size="9pt" fo:font-style="italic" style:font-size-asian="9pt" style:font-style-asian="italic" style:font-size-complex="9pt" style:font-style-complex="italic"/>
    </style:style>
    <style:style style:name="T181" style:family="text">
      <style:text-properties fo:color="#646464"/>
    </style:style>
    <style:style style:name="T182" style:family="text">
      <style:text-properties fo:color="#646464" style:font-name="Courier New" fo:font-size="10pt" style:font-size-asian="10pt" style:font-size-complex="10pt"/>
    </style:style>
    <style:style style:name="T183" style:family="text">
      <style:text-properties fo:font-weight="bold" style:font-weight-asian="bold" style:font-weight-complex="bold"/>
    </style:style>
    <style:style style:name="T184" style:family="text">
      <style:text-properties style:text-underline-style="solid" style:text-underline-width="auto" style:text-underline-color="font-color"/>
    </style:style>
    <style:style style:name="T185" style:family="text">
      <style:text-properties fo:font-size="12pt" fo:font-style="italic" style:font-size-asian="12pt" style:font-style-asian="italic" style:font-size-complex="12pt" style:font-style-complex="italic"/>
    </style:style>
    <style:style style:name="T1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7"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88"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9"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90"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91"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2"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93"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94"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95"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6"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7" style:family="text">
      <style:text-properties style:use-window-font-color="true"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7">Sumário.</text:p>
      <text:p text:style-name="P7"/>
      <text:list xml:id="list33533219" text:style-name="L1">
        <text:list-item>
          <text:p text:style-name="P15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0"/>
      <text:p text:style-name="P10"/>
      <text:p text:style-name="P10"/>
      <text:p text:style-name="P10"/>
      <text:p text:style-name="P10"/>
      <text:p text:style-name="P10"/>
      <text:p text:style-name="P11"><text:tab/><text:span text:style-name="T14">2.1.1 – Módulos e responsabilidades</text:span></text:p>
      <text:p text:style-name="P13"/>
      <text:list xml:id="list33534964" text:style-name="L2">
        <text:list-item>
          <text:p text:style-name="P174"><text:span text:style-name="T183">Beans</text:span>: Responsável por todo gerenciamento de inversão de controle (IOC) que o framework provê. O <text:span text:style-name="T183">LDIC </text:span><text:span text:style-name="T83">(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5"/>
        </text:list-item>
        <text:list-item>
          <text:p text:style-name="P176"><text:span text:style-name="T84">Integration:</text:span><text:span text:style-name="T83"> Módulo responsável pela integração e operacionalidade entre o lindberg e outros frameworks. Na versão atual o framework provê integração com Spring, Adobe Flex e JSF.</text:span></text:p>
          <text:p text:style-name="P175"/>
        </text:list-item>
        <text:list-item>
          <text:p text:style-name="P176"><text:span text:style-name="T84">Context:</text:span><text:span text:style-name="T83"> Responsável por toda configuração, beans e gerenciamento em nível de escopo de cada camada: core, persistence, validation e web.</text:span></text:p>
          <text:p text:style-name="P175"/>
        </text:list-item>
        <text:list-item>
          <text:p text:style-name="P176"><text:span text:style-name="T84">Configuration: </text:span><text:span text:style-name="T83">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0"/>
      <text:p text:style-name="P32"><text:soft-page-break/></text:p>
      <text:p text:style-name="P31">3 – O Framework.</text:p>
      <text:p text:style-name="P32"/>
      <text:p text:style-name="P30"><text:span text:style-name="T1"><text:tab/><text:tab/></text:span><text:span text:style-name="T7">O lindbergframework como qualquer outro framework é configurável e customizável as necessidades de cada projeto. A interface </text:span><text:span text:style-name="T52">Configuration</text:span><text:span text:style-name="T23"> </text:span><text:span text:style-name="T33">define o contrato de classes que configuram o framework. Existem ainda duas interfaces que estendem desta ultima. Uma para configurações do core, </text:span><text:span text:style-name="T52">CoreConfiguration</text:span><text:span text:style-name="T17"> </text:span><text:span text:style-name="T33">e outra para configurações específicas do componente de persistencia, </text:span><text:span text:style-name="T52">LinpConfiguration</text:span><text:span text:style-name="T33">.</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91"><text:span text:style-name="T64"><text:tab/><text:tab/>- XmlCoreConfiguration:</text:span><text:span text:style-name="T62"> Implementação de </text:span><text:span text:style-name="T71">CoreConfiguration </text:span><text:span text:style-name="T62">para definição da configuração do módulo CORE <text:tab/><text:tab/>via XML baseado no schema: </text:span><text:a xlink:type="simple" xlink:href="http://www.lindbergframework.org/schema/lindberg-config.xsd">http://www.lindbergframework.org/schema/lindberg-config.xsd</text:a><text:span text:style-name="T62">.</text:span></text:p>
      <text:p text:style-name="P56"/>
      <text:p text:style-name="P91"><text:span text:style-name="T64"><text:tab/><text:tab/>- SimpleCoreConfiguration: </text:span><text:span text:style-name="T62">Implementação de </text:span><text:span text:style-name="T71">CoreConfiguration</text:span><text:span text:style-name="T62"> para definição da configuração do módulo CORE <text:tab/><text:tab/>programaticamente.</text:span></text:p>
      <text:p text:style-name="P56"/>
      <text:p text:style-name="P55"><text:tab/><text:tab/>- SimpleLinpConfiguration: <text:span text:style-name="T87">Implementação de </text:span><text:span text:style-name="T81">LinpConfiguration</text:span><text:span text:style-name="T87"> para definição da configuração do módulo de <text:tab/><text:tab/>persistência (LINP) programaticamente.</text:span></text:p>
      <text:p text:style-name="P56"/>
      <text:p text:style-name="P55"><text:tab/><text:tab/>- XmlLinpConfiguration: <text:span text:style-name="T87">Implementação de </text:span><text:span text:style-name="T81">LinpConfiguration</text:span><text:span text:style-name="T87"> para definição da configuração do módulo de <text:tab/><text:tab/><text:tab/>persistência (LINP) via XML baseado no schema: </text:span><text:a xlink:type="simple" xlink:href="http://www.lindbergframework.org/schema/linp-sqlMapping.xsd"><text:span text:style-name="T87">http://www.lindbergframework.org/schema/linp-sqlMapping.xsd</text:span></text:a><text:span text:style-name="T87">.</text:span></text:p>
      <text:p text:style-name="P56"/>
      <text:p text:style-name="P56"/>
      <text:p text:style-name="P56"/>
      <text:p text:style-name="P63"><text:tab/><text:tab/>3.1 – Processo de Configuração</text:p>
      <text:p text:style-name="P60"/>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3"><text:span text:style-name="T83"><text:tab/><text:tab/>A interface </text:span><text:span text:style-name="T81">CoreConfiguration </text:span><text:span text:style-name="T83">define um método chamado </text:span><text:span text:style-name="T88">getLinpConfiguration </text:span><text:span text:style-name="T83">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81">LinpConfiguration </text:span><text:span text:style-name="T83">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3"><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3"><text:soft-page-break/><text:span text:style-name="T83"><text:tab/><text:tab/>A interface </text:span><text:span text:style-name="T81">ComponentContext </text:span><text:span text:style-name="T83">define um contexto dentro do lindbergframework e dois contextos atualmente são definidos: Core <text:s/>e Persistence. As implementações de cada um desses contextos são respectivamente </text:span><text:span text:style-name="T81">CoreContext</text:span><text:span text:style-name="T83"> e </text:span><text:span text:style-name="T81">LinpContext</text:span><text:span text:style-name="T83">. Definidos através de um </text:span><text:span text:style-name="T81">singleton</text:span><text:span text:style-name="T83"> para todo sistema sendo necessário a chamada ao método </text:span><text:span text:style-name="T81">getInstance </text:span><text:span text:style-name="T83">definido em cada um deles para a obtenção da instância corrente.</text:span></text:p>
      <text:p text:style-name="P33"/>
      <text:p text:style-name="P43"><text:span text:style-name="T83"><text:tab/><text:tab/>Um contexto só pode ser usado se este estiver ativo. Para ativar um contexto o método </text:span><text:span text:style-name="T81">loadConfiguration</text:span><text:span text:style-name="T83"> deve ser invocado passando como parâmetro a instancia da configuração sobre o qual o contexto se baseará.</text:span></text:p>
      <text:p text:style-name="P33"/>
      <text:p text:style-name="P43"><text:span text:style-name="T83"><text:tab/><text:tab/>A interface </text:span><text:span text:style-name="T81">ComponentContext </text:span><text:span text:style-name="T83">também define outros métodos auxiliares, como por exemplo </text:span><text:span text:style-name="T81">isActive</text:span><text:span text:style-name="T83"> para a verificação do status do contexto e </text:span><text:span text:style-name="T81">close</text:span><text:span text:style-name="T83"> para efetuar o encerramento do contexto. Qualquer tentativa de uso de um contexto fechado resultará em uma </text:span><text:span text:style-name="T98">IllegalStateContextException.</text:span></text:p>
      <text:p text:style-name="P46"/>
      <text:p text:style-name="P43"><text:span text:style-name="T98"><text:tab/><text:tab/></text:span><text:span text:style-name="T96">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3"><text:tab/><text:tab/>3.3 – Configuração do CORE</text:p>
      <text:p text:style-name="P60"/>
      <text:p text:style-name="P58"><text:span text:style-name="T83"><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43"><text:span text:style-name="T83"><text:tab/><text:tab/>- </text:span><text:span text:style-name="T119">lindberg.core.di-basepackage </text:span><text:span text:style-name="T175">(propriedade requerida)</text:span><text:span text:style-name="T119">:</text:span></text:p>
      <text:p text:style-name="P75"><text:span text:style-name="T122"><text:tab/><text:tab/></text:span><text:span text:style-name="T83">Pacote base de beans para injeção. </text:span></text:p>
      <text:p text:style-name="P43"><text:span text:style-name="T83"><text:tab/><text:tab/></text:span><text:span text:style-name="T186">Constante que define essa propriedade:</text:span><text:span text:style-name="T83"> </text:span><text:span text:style-name="T90">CoreConfiguration.CONFIG_PROPERTY_DI_BASEPACKAGE</text:span><text:span text:style-name="T133">;</text:span><text:span text:style-name="T83"> </text:span></text:p>
      <text:p text:style-name="P108"><text:tab/><text:tab/></text:p>
      <text:p text:style-name="P58"><text:span text:style-name="T133"><text:tab/><text:tab/>- </text:span><text:span text:style-name="T119">lindberg.core.beanfactory </text:span><text:span text:style-name="T175">(se não for definida a fábrica padrão será usada - AnnotationBeanFactory)</text:span><text:span text:style-name="T119">: <text:tab/><text:tab/></text:span><text:span text:style-name="T186">Fábrica de beans a ser usada. </text:span></text:p>
      <text:p text:style-name="P65"><text:span text:style-name="T174"><text:tab/><text:tab/></text:span><text:span text:style-name="T186">Constante que define essa propriedade:</text:span><text:span text:style-name="T7"> </text:span><text:span text:style-name="T91">CoreConfiguration.CONFIG_PROPERTY_BEAN_FACTORY;</text:span></text:p>
      <text:p text:style-name="P33"/>
      <text:p text:style-name="P58"><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72"><text:tab/><text:tab/>- Pacote base de beans para injeção (<text:span text:style-name="T80">lindberg.core.di-basepackage</text:span>) = org.lindbergframework.exemplo.*</text:p>
      <text:p text:style-name="P57"><text:span text:style-name="T83"><text:tab/><text:tab/>- Bean factory (</text:span><text:span text:style-name="T81">lindberg.core.beanfactory</text:span><text:span text:style-name="T83">) = </text:span><text:span text:style-name="T96">org.lindbergframework.beans.di.context.AnnotationBeanFactory</text:span></text:p>
      <text:p text:style-name="P33"/>
      <text:p text:style-name="P58"><text:span text:style-name="T99"><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58"><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33508084" text:style-name="L3">
        <text:list-item>
          <text:list>
            <text:list-item>
              <text:list>
                <text:list-header>
                  <text:p text:style-name="P178"><text:span text:style-name="T50">3.3.1 </text:span><text:span text:style-name="T50">–</text:span><text:span text:style-name="T50">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92"><text:span text:style-name="T70"><text:s/><text:tab/><text:tab/></text:span><text:span text:style-name="T18">SimpleCoreConfiguration coreConfiguration = </text:span><text:span text:style-name="T127">new</text:span><text:span text:style-name="T18"> SimpleCoreConfiguration();</text:span></text:p>
      <text:p text:style-name="P76"><text:s text:c="8"/></text:p>
      <text:p text:style-name="P97"><text:span text:style-name="T15"><text:s text:c="6"/>coreConfiguration.setDiBasePackage(</text:span><text:span text:style-name="T105">"org.lindbergframework.exemplo.*"</text:span><text:span text:style-name="T15">);</text:span></text:p>
      <text:p text:style-name="P97"><text:span text:style-name="T15"><text:s text:c="6"/>coreConfiguration.setBeanFactory(</text:span><text:span text:style-name="T126">new</text:span><text:span text:style-name="T15"> AnnotationBeanFactory());</text:span></text:p>
      <text:p text:style-name="P76"><text:s text:c="8"/></text:p>
      <text:p text:style-name="P76"><text:s text:c="6"/>CoreContext.<text:span text:style-name="T80">getInstance</text:span>().loadConfiguration(coreConfiguration);</text:p>
      <text:p text:style-name="P76"/>
      <text:p text:style-name="P76"/>
      <text:p text:style-name="P43"><text:span text:style-name="T83"><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81">CoreContext </text:span><text:span text:style-name="T83">via </text:span><text:span text:style-name="T81">CoreContext.getInstance()</text:span><text:span text:style-name="T83"> e o método </text:span><text:span text:style-name="T81">loadConfiguration </text:span><text:span text:style-name="T83">passando a configuração criada é invocado. Pronto, o módulo CORE já está pronto para ser usado e em qualquer lugar você pode invocar </text:span><text:span text:style-name="T81">CoreContext.getInstance().getBeanFactory() </text:span><text:span text:style-name="T83">para obter a instância configurada da fábrica de software definida e chamar o método getBean da fábrica </text:span><text:span text:style-name="T83">para obter uma instância de um bean desejado passando o “ID“ deste. O mecanismo de injeção de </text:span><text:span text:style-name="T83">dependência será detalhado mais a frente, aqui está apenas sendo demonstrado os conceitos de </text:span><text:span text:style-name="T83">configuração.</text:span></text:p>
      <text:p text:style-name="P33"/>
      <text:p text:style-name="P63"><text:tab/><text:tab/>3.3.2 – <text:s/>Configurando o CORE na prática – Usando XML</text:p>
      <text:p text:style-name="P33"/>
      <text:p text:style-name="P43"><text:span text:style-name="T83"><text:tab/><text:tab/>A seguir é demonstrado a mesma configuração só que usando uma implementação de </text:span><text:span text:style-name="T81">CoreConfiguration</text:span><text:span text:style-name="T83"> para configuração baseada em XML. O schema que define as configurações baseadas em XML é detalhado a seguir.</text:span></text:p>
      <text:p text:style-name="P33"><text:tab/><text:tab/></text:p>
      <text:p text:style-name="P43"><text:span text:style-name="T83"><text:tab/><text:tab/>Schema: <text:s/></text:span><text:a xlink:type="simple" xlink:href="http://www.lindbergframework.org/schema/lindberg-config.xsd"><text:span text:style-name="T83">http://www.lindbergframework.org/schema/lindberg-config.xsd</text:span></text:a></text:p>
      <text:p text:style-name="P33"/>
      <text:p text:style-name="P43"><text:span text:style-name="T83"><text:tab/><text:tab/>O schema no que diz respeito a tag </text:span><text:span text:style-name="T81">&lt;core&gt;</text:span><text:span text:style-name="T83">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6"/>
      <text:p text:style-name="P80"><text:span text:style-name="T135"><text:tab/> <text:s/></text:span><text:span text:style-name="T136">&lt;?</text:span><text:span text:style-name="T149">xml</text:span><text:span text:style-name="T171"> </text:span><text:span text:style-name="T163">version</text:span><text:span text:style-name="T171">=</text:span><text:span text:style-name="T108">"1.0"</text:span><text:span text:style-name="T171"> </text:span><text:span text:style-name="T163">encoding</text:span><text:span text:style-name="T171">=</text:span><text:span text:style-name="T108">"UTF-8"</text:span><text:span text:style-name="T136">?&gt;</text:span></text:p>
      <text:p text:style-name="P99"><text:span text:style-name="T135"><text:s text:c="4"/>&lt;</text:span><text:span text:style-name="T148">lindberg-configuration</text:span> <text:span text:style-name="T162">xmlns</text:span><text:span text:style-name="T15">=</text:span><text:span text:style-name="T106">"http://www.lindbergframework.org/schema"</text:span> <text:tab/><text:tab/><text:span text:style-name="T162">xmlns:xsi</text:span><text:span text:style-name="T15">=</text:span><text:span text:style-name="T106">"http://www.w3.org/2001/XMLSchema-instance"</text:span> <text:tab/><text:span text:style-name="T162">xsi:schemaLocation</text:span><text:span text:style-name="T15">=</text:span><text:span text:style-name="T106">"http://www.lindbergframework.org/schema/lindberg-config.xsd"</text:span><text:span text:style-name="T135">&gt;</text:span></text:p>
      <text:p text:style-name="P99"/>
      <text:p text:style-name="P99"><text:span text:style-name="T135"><text:s text:c="7"/>&lt;</text:span><text:span text:style-name="T148">core</text:span><text:span text:style-name="T135">&gt;</text:span></text:p>
      <text:p text:style-name="P99"><text:span text:style-name="T15"><text:s text:c="10"/></text:span><text:span text:style-name="T135">&lt;</text:span><text:span text:style-name="T148">config-property</text:span> <text:span text:style-name="T162">name</text:span><text:span text:style-name="T15">=</text:span><text:span text:style-name="T106">"lindberg.core.di-basepackage"</text:span> <text:s/><text:tab/><text:tab/><text:tab/><text:tab/><text:tab/><text:tab/><text:tab/><text:tab/><text:span text:style-name="T162">value</text:span><text:span text:style-name="T15">=</text:span><text:span text:style-name="T106">"org.lindbergframework.exemplo.*"</text:span><text:span text:style-name="T135">/&gt;</text:span></text:p>
      <text:p text:style-name="P99"><text:span text:style-name="T15"><text:s text:c="10"/></text:span><text:span text:style-name="T135">&lt;</text:span><text:span text:style-name="T148">config-property</text:span> <text:span text:style-name="T162">name</text:span><text:span text:style-name="T15">=</text:span><text:span text:style-name="T106">"lindberg.core.beanfactory"</text:span> <text:s text:c="3"/><text:tab/><text:tab/><text:tab/> <text:s text:c="22"/><text:soft-page-break/><text:tab/><text:tab/><text:span text:style-name="T162">value</text:span><text:span text:style-name="T15">=</text:span><text:span text:style-name="T106">"org.lindbergframework.beans.di.context.AnnotationBeanFactory"</text:span><text:span text:style-name="T135">/&gt; </text:span></text:p>
      <text:p text:style-name="P99"><text:span text:style-name="T135"><text:s text:c="7"/>&lt;/</text:span><text:span text:style-name="T148">core</text:span><text:span text:style-name="T135">&gt;</text:span></text:p>
      <text:p text:style-name="P99"/>
      <text:p text:style-name="P99"><text:span text:style-name="T135"><text:s text:c="4"/>&lt;/</text:span><text:span text:style-name="T148">lindberg-configuration</text:span><text:span text:style-name="T135">&gt;</text:span></text:p>
      <text:p text:style-name="P121"/>
      <text:p text:style-name="P40"><text:tab/>Obs.: A beanfactory está sendo definida mas lembre que esta propriedade não é requerida e <text:tab/>quando não informada a factory padrão, <text:span text:style-name="T80">AnnotationBeanFactory,</text:span> é usada automaticamente <text:tab/>pelo framework.</text:p>
      <text:p text:style-name="P40"/>
      <text:p text:style-name="P40"><text:tab/><text:span text:style-name="T4">3.3.2.1 – <text:s/>A tag </text:span><text:span text:style-name="T5">&lt;config-property&gt;</text:span></text:p>
      <text:p text:style-name="P66"><text:tab/></text:p>
      <text:p text:style-name="P40"><text:span text:style-name="T80"><text:tab/></text:span><text:span text:style-name="T87">A tag </text:span><text:span text:style-name="T81">&lt;config-property&gt;</text:span><text:span text:style-name="T87">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87"><text:tab/>Esta é uma tag basicamente de </text:span><text:span text:style-name="T81">nome </text:span><text:span text:style-name="T87">e </text:span><text:span text:style-name="T81">valor, </text:span><text:span text:style-name="T87">onde o atributo </text:span><text:span text:style-name="T81">nome</text:span><text:span text:style-name="T87"> define a chave da propriedade de configuração e o atributo </text:span><text:span text:style-name="T81">valor </text:span><text:span text:style-name="T87">define o valor que será usado na configuração para esta propriedade.</text:span></text:p>
      <text:p text:style-name="P37"/>
      <text:p text:style-name="P40"><text:span text:style-name="T87"><text:tab/>Esta tag fornece a flexibilidade de definição de propriedades que serão setadas na objeto </text:span><text:span text:style-name="T81">valor</text:span><text:span text:style-name="T87"> desta propriedade no momento da inicialização e propriedades que serão usadas como parâmetro para um construtor específico.</text:span></text:p>
      <text:p text:style-name="P37"/>
      <text:p text:style-name="P40"><text:span text:style-name="T87"><text:tab/>Supondo que nós tivéssemos uma propriedade de configuração de CORE cujo a chave é </text:span><text:span text:style-name="T81">exemplo</text:span><text:span text:style-name="T87"> e o valor para esta chave fosse a classe </text:span><text:span text:style-name="T81">com.aplicacao.Exemplo </text:span><text:span text:style-name="T87">e esta classe tivesse uma propriedade String chamada <text:s/></text:span><text:span text:style-name="T81">propriedade1</text:span><text:span text:style-name="T87">, então a definição dessa propriedade seria:</text:span></text:p>
      <text:p text:style-name="P37"/>
      <text:list xml:id="list33506899" text:style-name="L4">
        <text:list-item>
          <text:p text:style-name="P177">Definindo a inicialização simples de propriedades dentro de uma propriedade de configuração</text:p>
        </text:list-item>
      </text:list>
      <text:p text:style-name="P37"/>
      <text:p text:style-name="P94"><text:tab/><text:span text:style-name="T140">&lt;</text:span><text:span text:style-name="T153">config-property</text:span><text:span text:style-name="T89"> </text:span><text:span text:style-name="T169">name</text:span><text:span text:style-name="T20">=</text:span><text:span text:style-name="T115">"exemplo"</text:span><text:span text:style-name="T89"> </text:span><text:span text:style-name="T169">value</text:span><text:span text:style-name="T20">=</text:span><text:span text:style-name="T115">"com.aplicacao.Exemplo"</text:span><text:span text:style-name="T140">&gt;</text:span></text:p>
      <text:p text:style-name="P97"><text:span text:style-name="T15"><text:s text:c="9"/></text:span><text:span text:style-name="T135">&lt;</text:span><text:span text:style-name="T148">property</text:span> <text:span text:style-name="T162">name</text:span><text:span text:style-name="T15">=</text:span><text:span text:style-name="T106">"propriedade1"</text:span> <text:span text:style-name="T162">value</text:span><text:span text:style-name="T15">=</text:span><text:span text:style-name="T106">"valor da propriedade1"</text:span> <text:span text:style-name="T135">/&gt;</text:span></text:p>
      <text:p text:style-name="P97"><text:span text:style-name="T15"><text:s text:c="6"/></text:span><text:span text:style-name="T135">&lt;/</text:span><text:span text:style-name="T148">config-property</text:span><text:span text:style-name="T135">&gt;</text:span></text:p>
      <text:p text:style-name="P37"/>
      <text:p text:style-name="P97"><text:span text:style-name="T35"><text:tab/>Observe que foi usada uma nova tag dentro da tag </text:span><text:span text:style-name="T39">&lt;config-property&gt;</text:span><text:span text:style-name="T35">. Ela serve para definir propriedades de inicialização e parâmetros de construtor de propriedades de configuração. A tag </text:span><text:span text:style-name="T39">&lt;property&gt;</text:span><text:span text:style-name="T35"> pode ser usada o número ilimitado de vezes dentro da tag </text:span><text:span text:style-name="T39">&lt;config-property&gt;</text:span><text:span text:style-name="T35"> de acordo com a necessidade. Neste caso a utilizamos uma única vez, para definir o </text:span><text:span text:style-name="T39">set</text:span><text:span text:style-name="T35"> da String '</text:span><text:span text:style-name="T39">valor da propriedade1' </text:span><text:span text:style-name="T35">na propriedade de nome </text:span><text:span text:style-name="T39">propriedade1 </text:span><text:span text:style-name="T35">na instância do objeto do tipo </text:span><text:span text:style-name="T39">com.aplicacao.Exemplo</text:span><text:span text:style-name="T35"> para a chave de </text:span><text:span text:style-name="T35">configuração </text:span><text:span text:style-name="T39">Exemplo. </text:span><text:span text:style-name="T35">A propriedade </text:span><text:span text:style-name="T39">propriedade1 </text:span><text:span text:style-name="T35">será setada no momento da criação do objeto <text:s text:c="2"/></text:span><text:span text:style-name="T39">com.aplicacao.Exemplo. </text:span><text:span text:style-name="T35">Se tivéssemos uma </text:span><text:span text:style-name="T39">propriedade2, </text:span><text:span text:style-name="T35">bastaria declarar uma outra tag </text:span><text:span text:style-name="T39">&lt;property&gt;</text:span><text:span text:style-name="T35"> dentro de </text:span><text:span text:style-name="T39">&lt;config-property&gt;</text:span><text:span text:style-name="T35"> da mesma forma que a </text:span><text:span text:style-name="T39">propriedade1.</text:span></text:p>
      <text:p text:style-name="P50"/>
      <text:list xml:id="list33524498" text:style-name="L5">
        <text:list-item>
          <text:p text:style-name="P179">Definindo a inicialização de propriedades do tipo List ou Array dentro de uma propriedade de configuração</text:p>
        </text:list-item>
      </text:list>
      <text:p text:style-name="P50"/>
      <text:p text:style-name="P97"><text:soft-page-break/><text:span text:style-name="T39"><text:tab/></text:span><text:span text:style-name="T35">Suponha agora que tivéssemos então as </text:span><text:span text:style-name="T39">propriedade2 </text:span><text:span text:style-name="T35">e </text:span><text:span text:style-name="T39">propriedade3 </text:span><text:span text:style-name="T35">e estas fossem respectivamente uma </text:span><text:span text:style-name="T39">List </text:span><text:span text:style-name="T35">e um </text:span><text:span text:style-name="T39">Array</text:span><text:span text:style-name="T35"> e ambas de String. Esta tag fornece a flexibilidade de inicialização de listas e arrays de Strings diretamente pelo XML de configuração. Abaixo é mostrado como ficaria a tag </text:span><text:span text:style-name="T39">&lt;config-property&gt; </text:span><text:span text:style-name="T35">com a inicialização destas duas propriedades.</text:span></text:p>
      <text:p text:style-name="P37"/>
      <text:p text:style-name="P97"><text:span text:style-name="T35"><text:s text:c="7"/></text:span><text:span text:style-name="T143">&lt;</text:span><text:span text:style-name="T157">config-property</text:span><text:span text:style-name="T63"> </text:span><text:span text:style-name="T166">name</text:span><text:span text:style-name="T63">=</text:span><text:span text:style-name="T107">"exemplo"</text:span><text:span text:style-name="T63"> </text:span><text:span text:style-name="T166">value</text:span><text:span text:style-name="T63">=</text:span><text:span text:style-name="T107">"com.aplicacao.Exemplo"</text:span><text:span text:style-name="T143">&gt;</text:span></text:p>
      <text:p text:style-name="P97"><text:span text:style-name="T15"><text:s text:c="6"/></text:span><text:span text:style-name="T135">&lt;</text:span><text:span text:style-name="T148">property</text:span> <text:span text:style-name="T162">name</text:span><text:span text:style-name="T15">=</text:span><text:span text:style-name="T106">"propriedade1"</text:span> <text:span text:style-name="T162">value</text:span><text:span text:style-name="T15">=</text:span><text:span text:style-name="T106">"valor da propriedade1"</text:span> <text:span text:style-name="T135">/&gt;</text:span></text:p>
      <text:p text:style-name="P97"><text:span text:style-name="T15"><text:s text:c="6"/></text:span><text:span text:style-name="T135">&lt;</text:span><text:span text:style-name="T148">property</text:span> <text:span text:style-name="T162">name</text:span><text:span text:style-name="T15">=</text:span><text:span text:style-name="T106">"propriedade2"</text:span><text:span text:style-name="T135">&gt;</text:span></text:p>
      <text:p text:style-name="P97"><text:span text:style-name="T15"><text:s text:c="9"/></text:span><text:span text:style-name="T135">&lt;</text:span><text:span text:style-name="T148">list</text:span><text:span text:style-name="T135">&gt;</text:span></text:p>
      <text:p text:style-name="P76"><text:s text:c="12"/><text:span text:style-name="T184">exemplo</text:span> list string 1;</text:p>
      <text:p text:style-name="P76"><text:s text:c="12"/><text:span text:style-name="T184">exemplo</text:span> list string 2;</text:p>
      <text:p text:style-name="P76"><text:s text:c="12"/><text:span text:style-name="T184">exemplo</text:span> list string 3;</text:p>
      <text:p text:style-name="P76"><text:s text:c="12"/><text:span text:style-name="T184">exemplo</text:span> list string N;</text:p>
      <text:p text:style-name="P97"><text:span text:style-name="T15"><text:s text:c="9"/></text:span><text:span text:style-name="T135">&lt;/</text:span><text:span text:style-name="T148">list</text:span><text:span text:style-name="T135">&gt;</text:span></text:p>
      <text:p text:style-name="P97"><text:span text:style-name="T15"><text:s text:c="6"/></text:span><text:span text:style-name="T135">&lt;/</text:span><text:span text:style-name="T148">property</text:span><text:span text:style-name="T135">&gt;</text:span></text:p>
      <text:p text:style-name="P97"><text:span text:style-name="T15"><text:s text:c="6"/></text:span><text:span text:style-name="T135">&lt;</text:span><text:span text:style-name="T148">property</text:span> <text:span text:style-name="T162">name</text:span><text:span text:style-name="T15">=</text:span><text:span text:style-name="T106">"propriedade3"</text:span><text:span text:style-name="T135">&gt;</text:span></text:p>
      <text:p text:style-name="P97"><text:span text:style-name="T15"><text:s text:c="9"/></text:span><text:span text:style-name="T135">&lt;</text:span><text:span text:style-name="T148">array</text:span><text:span text:style-name="T135">&gt;</text:span></text:p>
      <text:p text:style-name="P76"><text:s text:c="12"/><text:span text:style-name="T184">exemplo</text:span> array string 1;</text:p>
      <text:p text:style-name="P76"><text:s text:c="12"/><text:span text:style-name="T184">exemplo</text:span> array string 2;</text:p>
      <text:p text:style-name="P76"><text:s text:c="12"/><text:span text:style-name="T184">exemplo</text:span> array string 3;</text:p>
      <text:p text:style-name="P76"><text:s text:c="12"/><text:span text:style-name="T184">exemplo</text:span> array string N;</text:p>
      <text:p text:style-name="P97"><text:span text:style-name="T15"><text:s text:c="9"/></text:span><text:span text:style-name="T135">&lt;/</text:span><text:span text:style-name="T148">array</text:span><text:span text:style-name="T135">&gt;</text:span></text:p>
      <text:p text:style-name="P97"><text:span text:style-name="T15"><text:s text:c="6"/></text:span><text:span text:style-name="T135">&lt;/</text:span><text:span text:style-name="T148">property</text:span><text:span text:style-name="T135">&gt;</text:span></text:p>
      <text:p text:style-name="P97"><text:span text:style-name="T15"><text:s text:c="3"/></text:span><text:span text:style-name="T135">&lt;/</text:span><text:span text:style-name="T148">config-property</text:span><text:span text:style-name="T135">&gt;</text:span></text:p>
      <text:p text:style-name="P123"/>
      <text:p text:style-name="P97"><text:span text:style-name="T135"><text:tab/></text:span><text:span text:style-name="T35">No trecho acima agora definimos duas novas propriedades </text:span><text:span text:style-name="T39">propriedade2 </text:span><text:span text:style-name="T35">e </text:span><text:span text:style-name="T39">propriedade3. </text:span><text:span text:style-name="T35">A primeira é uma </text:span><text:span text:style-name="T39">List </text:span><text:span text:style-name="T35">e a segunda um </text:span><text:span text:style-name="T39">Array.</text:span><text:span text:style-name="T35"> Observe que agora temos duas novas tags para serem usadas dentro da tag </text:span><text:span text:style-name="T39">&lt;property&gt;, </text:span><text:span text:style-name="T35">as tags </text:span><text:span text:style-name="T39">&lt;list&gt; </text:span><text:span text:style-name="T35">e </text:span><text:span text:style-name="T39">&lt;array&gt;.</text:span><text:span text:style-name="T35"> A primeira define uma lista e a segunda um array, ambos de Strings. Os valores de cada uma dessas tags são definidos com o conteúdo entre a tag de abertura e fechamento onde cada elemento da </text:span><text:span text:style-name="T39">List</text:span><text:span text:style-name="T35"> ou </text:span><text:span text:style-name="T39">Array</text:span><text:span text:style-name="T35"> é separado por um carácter </text:span><text:span text:style-name="T39">';'</text:span><text:span text:style-name="T35">. Dentro da tag </text:span><text:span text:style-name="T39">&lt;property&gt;</text:span><text:span text:style-name="T35"> se tem a flexibilidade de usar qualquer um dos dois tipos sendo que nunca os dois ao mesmo tempo dentro da mesma </text:span><text:span text:style-name="T39">&lt;property&gt;.</text:span></text:p>
      <text:p text:style-name="P50"/>
      <text:list xml:id="list33517698" text:style-name="L6">
        <text:list-item>
          <text:p text:style-name="P180">Inicialização propriedades de configuração usando um construtor específico</text:p>
        </text:list-item>
      </text:list>
      <text:p text:style-name="P50"/>
      <text:p text:style-name="P97"><text:span text:style-name="T39"><text:tab/></text:span><text:span text:style-name="T35">Agora suponhamos que a nossa classe </text:span><text:span text:style-name="T39">Exemplo</text:span><text:span text:style-name="T35"> tenha um construtor que recebe uma String e uma coleção de Strings e queiramos usar este construtor para a criação do objeto </text:span><text:span text:style-name="T39">Exemplo </text:span><text:span text:style-name="T35">transformando a nossa definição da </text:span><text:span text:style-name="T39">propriedade1</text:span><text:span text:style-name="T35"> e </text:span><text:span text:style-name="T39">propriedade2</text:span><text:span text:style-name="T35"> em parâmetros para o construtor. Suponha também que <text:s/>ainda assim queiramos setar a propriedade </text:span><text:span text:style-name="T39">propriedade3</text:span><text:span text:style-name="T35"> da mesma forma que o exemplo anterior. A nossa nova definição da tag </text:span><text:span text:style-name="T39">&lt;config-property&gt;</text:span><text:span text:style-name="T35"> ficaria da seguinte forma:</text:span></text:p>
      <text:p text:style-name="P37"/>
      <text:p text:style-name="P37"/>
      <text:p text:style-name="P37"/>
      <text:p text:style-name="P37"/>
      <text:p text:style-name="P37"/>
      <text:p text:style-name="P37"/>
      <text:p text:style-name="P97"><text:span text:style-name="T35"><text:s text:c="6"/></text:span><text:span text:style-name="T143">&lt;</text:span><text:span text:style-name="T157">config-property</text:span><text:span text:style-name="T63"> </text:span><text:span text:style-name="T166">name</text:span><text:span text:style-name="T63">=</text:span><text:span text:style-name="T107">"exemplo"</text:span><text:span text:style-name="T63"> </text:span><text:span text:style-name="T166">value</text:span><text:span text:style-name="T63">=</text:span><text:span text:style-name="T107">"com.aplicacao.Exemplo"</text:span><text:span text:style-name="T143">&gt;</text:span></text:p>
      <text:p text:style-name="P97"><text:span text:style-name="T15"><text:s text:c="6"/></text:span><text:span text:style-name="T135">&lt;</text:span><text:span text:style-name="T148">property</text:span> <text:span text:style-name="T162">value</text:span><text:span text:style-name="T15">=</text:span><text:span text:style-name="T106">"valor da propriedade1"</text:span> <text:span text:style-name="T162">constructor-arg</text:span><text:span text:style-name="T15">=</text:span><text:span text:style-name="T106">"true"</text:span> <text:span text:style-name="T135">/&gt;</text:span></text:p>
      <text:p text:style-name="P97"><text:span text:style-name="T15"><text:s text:c="6"/></text:span><text:span text:style-name="T135">&lt;</text:span><text:span text:style-name="T148">property</text:span> <text:span text:style-name="T162">constructor-arg</text:span><text:span text:style-name="T15">=</text:span><text:span text:style-name="T106">"true"</text:span><text:span text:style-name="T135">&gt;</text:span></text:p>
      <text:p text:style-name="P97"><text:span text:style-name="T15"><text:s text:c="9"/></text:span><text:span text:style-name="T135">&lt;</text:span><text:span text:style-name="T148">list</text:span><text:span text:style-name="T135">&gt;</text:span></text:p>
      <text:p text:style-name="P76"><text:s text:c="12"/><text:span text:style-name="T184">exemplo</text:span> list string 1;</text:p>
      <text:p text:style-name="P76"><text:s text:c="12"/><text:span text:style-name="T184">exemplo</text:span> list string 2;</text:p>
      <text:p text:style-name="P76"><text:soft-page-break/><text:s text:c="12"/><text:span text:style-name="T184">exemplo</text:span> list string 3;</text:p>
      <text:p text:style-name="P76"><text:s text:c="12"/><text:span text:style-name="T184">exemplo</text:span> list string N;</text:p>
      <text:p text:style-name="P97"><text:span text:style-name="T15"><text:s text:c="9"/></text:span><text:span text:style-name="T135">&lt;/</text:span><text:span text:style-name="T148">list</text:span><text:span text:style-name="T135">&gt;</text:span></text:p>
      <text:p text:style-name="P97"><text:span text:style-name="T15"><text:s text:c="6"/></text:span><text:span text:style-name="T135">&lt;/</text:span><text:span text:style-name="T148">property</text:span><text:span text:style-name="T135">&gt;</text:span></text:p>
      <text:p text:style-name="P97"><text:span text:style-name="T15"><text:s text:c="6"/></text:span><text:span text:style-name="T135">&lt;</text:span><text:span text:style-name="T148">property</text:span> <text:span text:style-name="T162">name</text:span><text:span text:style-name="T15">=</text:span><text:span text:style-name="T106">"propriedade3"</text:span><text:span text:style-name="T135">&gt;</text:span></text:p>
      <text:p text:style-name="P97"><text:span text:style-name="T15"><text:s text:c="9"/></text:span><text:span text:style-name="T135">&lt;</text:span><text:span text:style-name="T148">array</text:span><text:span text:style-name="T135">&gt;</text:span></text:p>
      <text:p text:style-name="P76"><text:s text:c="12"/><text:span text:style-name="T184">exemplo</text:span> list string 1;</text:p>
      <text:p text:style-name="P76"><text:s text:c="12"/><text:span text:style-name="T184">exemplo</text:span> list string 2;</text:p>
      <text:p text:style-name="P76"><text:s text:c="12"/><text:span text:style-name="T184">exemplo</text:span> list string 3;</text:p>
      <text:p text:style-name="P76"><text:s text:c="12"/><text:span text:style-name="T184">exemplo</text:span> list string N;</text:p>
      <text:p text:style-name="P97"><text:span text:style-name="T15"><text:s text:c="9"/></text:span><text:span text:style-name="T135">&lt;/</text:span><text:span text:style-name="T148">array</text:span><text:span text:style-name="T135">&gt;</text:span></text:p>
      <text:p text:style-name="P97"><text:span text:style-name="T15"><text:s text:c="6"/></text:span><text:span text:style-name="T135">&lt;/</text:span><text:span text:style-name="T148">property</text:span><text:span text:style-name="T135">&gt;</text:span></text:p>
      <text:p text:style-name="P97"><text:span text:style-name="T15"><text:s text:c="3"/></text:span><text:span text:style-name="T135">&lt;/</text:span><text:span text:style-name="T148">config-property</text:span><text:span text:style-name="T135">&gt;</text:span></text:p>
      <text:p text:style-name="P37"/>
      <text:p text:style-name="P97"><text:span text:style-name="T35"><text:tab/>Observe que o que mudou neste exemplo foi que a tag que definiam as propriedades </text:span><text:span text:style-name="T39">propriedade1 </text:span><text:span text:style-name="T35">e </text:span><text:span text:style-name="T39">propriedade2</text:span><text:span text:style-name="T35"> agora não tem mais definidos seus atributos </text:span><text:span text:style-name="T39">nome, </text:span><text:span text:style-name="T35">pois agora são parâmetros de construtor e agora ao invés disto estas tags tem a propriedade </text:span><text:span text:style-name="T39">constructor-arg</text:span><text:span text:style-name="T35"> definido para </text:span><text:span text:style-name="T39">'true'</text:span><text:span text:style-name="T35">, indicando que estes serão atributos de construtor. Então o construtor que o framework buscaria para criar a instancia de </text:span><text:span text:style-name="T39">Exemplo </text:span><text:span text:style-name="T35">seria:</text:span></text:p>
      <text:p text:style-name="P37"/>
      <text:p text:style-name="P37"><text:tab/>public Exemplo(String,List&lt;String&gt;)</text:p>
      <text:p text:style-name="P37"/>
      <text:p text:style-name="P97"><text:span text:style-name="T35"><text:tab/>Após a chamada a este construtor e a criação da instancia, a propriedade </text:span><text:span text:style-name="T39">propriedade3</text:span><text:span text:style-name="T35"> seria setada com o </text:span><text:span text:style-name="T39">Array de String </text:span><text:span text:style-name="T35">definido.</text:span></text:p>
      <text:p text:style-name="P37"><text:tab/></text:p>
      <text:p text:style-name="P100"><text:span text:style-name="T58"><text:tab/>3.3.2.2 – <text:s/>Inicializando </text:span><text:span text:style-name="T60">CoreContext</text:span><text:span text:style-name="T58"> usando configuração XML</text:span></text:p>
      <text:p text:style-name="P40"/>
      <text:p text:style-name="P100"><text:span text:style-name="T35"><text:s/><text:tab/>Abaixo é mostrado o mesmo processo de configuração do </text:span><text:span text:style-name="T39">CORE</text:span><text:span text:style-name="T35"> só que usando o XML. Para este exemplo vamos considerar que o XML acima esteja no pacote </text:span><text:span text:style-name="T39">org.lindbergframework.configuracao </text:span><text:span text:style-name="T35">e que o nome do XML é </text:span><text:span text:style-name="T39">lindberg-config.xml </text:span><text:span text:style-name="T35">seguindo o nome do schema.</text:span></text:p>
      <text:p text:style-name="P35"/>
      <text:p text:style-name="P85">XmlCoreConfiguration coreConfiguration = </text:p>
      <text:p text:style-name="P100"><text:span text:style-name="T63"><text:s text:c="11"/></text:span><text:span text:style-name="T132">new</text:span><text:span text:style-name="T63"> ClassPathXmlCoreConfiguration(</text:span><text:span text:style-name="T109">"org/lindbergframework/configuracao/lindberg-config.xml"</text:span><text:span text:style-name="T63">);</text:span></text:p>
      <text:p text:style-name="P99"><text:span text:style-name="T15">CoreContext.</text:span><text:span text:style-name="T73">getInstance</text:span><text:span text:style-name="T15">().loadConfiguration(coreConfiguration);</text:span></text:p>
      <text:p text:style-name="P84"/>
      <text:p text:style-name="P35"><text:tab/>Os dois exemplos resultarão na seguinte saída no console informando o status de configuração do framework:</text:p>
      <text:p text:style-name="P35"/>
      <text:p text:style-name="P106"><text:tab/>INFO: Initializing Lindberg Core Context</text:p>
      <text:p text:style-name="P106"><text:tab/>INFO: Lindberg Core Context initialized</text:p>
      <text:p text:style-name="P106"/>
      <text:p text:style-name="P97"><text:span text:style-name="T173"><text:tab/></text:span><text:span text:style-name="T35">Neste último exemplo observe que foi utilizada a classe </text:span><text:span text:style-name="T47">ClassPathXmlCoreConfiguration</text:span><text:span text:style-name="T35"> para criar a configuração. Essa classe é uma extensão natural de </text:span><text:span text:style-name="T39">XmlCoreConfiguration</text:span><text:span text:style-name="T35"> para trabalhar com um arquivo de configuração que está dentro do class path do projeto. Os dois exemplos mostrados ao final configuram o framework a partir de:</text:span></text:p>
      <text:p text:style-name="P35"/>
      <text:p text:style-name="P98"><text:span text:style-name="T63">CoreContext.</text:span><text:span text:style-name="T72">getInstance</text:span><text:span text:style-name="T63">().loadConfiguration(coreConfiguration);</text:span></text:p>
      <text:p text:style-name="P82"/>
      <text:p text:style-name="P82"/>
      <text:p text:style-name="P98"><text:span text:style-name="T25"><text:s text:c="6"/></text:span><text:span text:style-name="T35">A partir daí o core do framework está configurado e podemos por exemplo obter uma instância de um bean a partir da fábrica. Supondo que no pacote </text:span><text:span text:style-name="T39">org.lindbergframework.exemplo.beans </text:span><text:span text:style-name="T35">tenha um bean cujo ID seja “</text:span><text:span text:style-name="T39">pessoaDAO”</text:span><text:span text:style-name="T35"> então podemos obter uma instância desse bean chamando a BeanFactory como </text:span><text:soft-page-break/><text:span text:style-name="T35">demonstrado a seguir, isso só pode ser feito após claro a devida configuração do CORE.</text:span></text:p>
      <text:p text:style-name="P35"/>
      <text:p text:style-name="P101"><text:span text:style-name="T63">IPessoaDAO</text:span><text:span text:style-name="T63"> pessoaDAO = CoreContext.</text:span><text:span text:style-name="T72">getInstance</text:span><text:span text:style-name="T63">().getBeanFactory().</text:span><text:span text:style-name="T63">getBean</text:span><text:span text:style-name="T63">(</text:span><text:span text:style-name="T109">"pessoaDAO"</text:span><text:span text:style-name="T63">);</text:span></text:p>
      <text:p text:style-name="P85"/>
      <text:p text:style-name="P100"><text:span text:style-name="T63"><text:tab/></text:span><text:span text:style-name="T35">Todo o funcionamento do mecanismo de injeção de dependência será detalhado mais a frente. Aqui foi demonstrado apenas como exemplo do uso da configuração na prática.</text:span></text:p>
      <text:p text:style-name="P35"/>
      <text:p text:style-name="P100"><text:span text:style-name="T57"><text:tab/></text:span><text:span text:style-name="T58">3.3.2.3 – <text:s/>Uso do carácter '#' no XML para definir métodos getters estáticos e <text:tab/>propriedades estáticas</text:span></text:p>
      <text:p text:style-name="P62"/>
      <text:p text:style-name="P100"><text:span text:style-name="T57"><text:tab/></text:span><text:span text:style-name="T35">Imagine que você quer por algum motivo que o framework chame um método </text:span><text:span text:style-name="T39">'get'</text:span><text:span text:style-name="T35"> seu para obter a </text:span><text:span text:style-name="T35">instância da implementação de </text:span><text:span text:style-name="T39">BeanFactory</text:span><text:span text:style-name="T35"> a ser usada, imagine que você queira isso pois por algum motivo você precise fazer algum processamento nesse método </text:span><text:span text:style-name="T39">'get' </text:span><text:span text:style-name="T35">para efetuar alguma customização, registro de log, enfim. Ou imagine ainda que por algum motivo você quer que a String com pacote base, onde o framework encontrará os beans que farão parte do contexto de </text:span><text:span text:style-name="T39">'inversão de controle'</text:span><text:span text:style-name="T35">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00"><text:span text:style-name="T35"><text:tab/>Para estes casos o framework provê o recurso de usar o carácter coringa </text:span><text:span text:style-name="T39">'#'</text:span><text:span text:style-name="T35">. O uso desse carácter antes da definição de um valor de uma propriedade no arquivo XML de configuração informa que o valor real daquela propriedade será obtido através da chamada ao método </text:span><text:span text:style-name="T39">'get' </text:span><text:span text:style-name="T35">estático e público ou da constante também estática e pública definidos na String ao qual o carácter </text:span><text:span text:style-name="T39">'#'</text:span><text:span text:style-name="T35"> é fixado.</text:span></text:p>
      <text:p text:style-name="P35"/>
      <text:p text:style-name="P100"><text:span text:style-name="T35"><text:tab/></text:span><text:span text:style-name="T37">Isso só é possível para propriedades e métodos que são estáticos e públicos e nos casos do <text:tab/>método que seja um método seguindo o padrão de nomenclatura de métodos </text:span><text:span text:style-name="T42">getter, </text:span><text:span text:style-name="T37">não sendo <text:tab/>para este último caso necessário preceder o nome do método no XML com 'get' pois o <text:tab/>framework já busca o método adequado baseado no padrão de nomenclatura. </text:span></text:p>
      <text:p text:style-name="P35"/>
      <text:p text:style-name="P100"><text:span text:style-name="T35"><text:tab/>Por exemplo, se quiséssemos que as duas propriedades mostradas anteriormente para o </text:span><text:span text:style-name="T39">CORE</text:span><text:span text:style-name="T35"> fossem obtidas agora da seguinte forma:</text:span></text:p>
      <text:p text:style-name="P35"/>
      <text:p text:style-name="P100"><text:span text:style-name="T35"><text:tab/>- </text:span><text:span text:style-name="T39">di-basepackage: </text:span><text:span text:style-name="T35">A partir de uma constante estática e pública chamada </text:span><text:span text:style-name="T39">BASEPACKAGE</text:span><text:span text:style-name="T35"> na classe <text:tab/></text:span><text:span text:style-name="T39">com.soft.MyConstants</text:span><text:span text:style-name="T35">;</text:span></text:p>
      <text:p text:style-name="P100"><text:span text:style-name="T35"><text:tab/>- </text:span><text:span text:style-name="T39">BeanFactory: </text:span><text:span text:style-name="T35">A partir de um método getter público e estático chamado </text:span><text:span text:style-name="T39">getMyBeanFactory</text:span><text:span text:style-name="T35"> na <text:tab/>classe </text:span><text:span text:style-name="T39">com.soft.MyFactoryConfiguration</text:span><text:span text:style-name="T35">.</text:span></text:p>
      <text:p text:style-name="P35"/>
      <text:p text:style-name="P35"><text:tab/>Então a nova configuração seria:</text:p>
      <text:p text:style-name="P35"/>
      <text:p text:style-name="P100"><text:span text:style-name="T35"><text:tab/></text:span><text:span text:style-name="T143">&lt;</text:span><text:span text:style-name="T157">core</text:span><text:span text:style-name="T143">&gt;</text:span></text:p>
      <text:p text:style-name="P99"><text:span text:style-name="T15"><text:s text:c="10"/></text:span><text:span text:style-name="T135">&lt;</text:span><text:span text:style-name="T148">config-property</text:span> <text:span text:style-name="T162">name</text:span><text:span text:style-name="T15">=</text:span><text:span text:style-name="T106">"lindberg.core.di-basepackage"</text:span> <text:s/><text:tab/><text:tab/><text:tab/><text:tab/><text:tab/><text:tab/><text:tab/><text:tab/><text:span text:style-name="T162">value</text:span><text:span text:style-name="T15">=</text:span><text:span text:style-name="T106">"#com.soft.MyConstants.BASEPACKAGE"</text:span><text:span text:style-name="T135">/&gt;</text:span></text:p>
      <text:p text:style-name="P99"><text:span text:style-name="T15"><text:s text:c="10"/></text:span><text:span text:style-name="T135">&lt;</text:span><text:span text:style-name="T148">config-property</text:span> <text:span text:style-name="T162">name</text:span><text:span text:style-name="T15">=</text:span><text:span text:style-name="T106">"lindberg.core.beanfactory"</text:span> <text:s text:c="3"/><text:tab/><text:tab/><text:tab/> <text:s text:c="22"/><text:tab/><text:tab/><text:span text:style-name="T162">value</text:span><text:span text:style-name="T15">=</text:span><text:span text:style-name="T106">"#com.soft.MyFactoryConfiguration.myBeanFactory"</text:span><text:span text:style-name="T135">/&gt; </text:span></text:p>
      <text:p text:style-name="P100"><text:span text:style-name="T144"><text:tab/></text:span><text:span text:style-name="T137">&lt;/</text:span><text:span text:style-name="T150">core</text:span><text:span text:style-name="T137">&gt;</text:span></text:p>
      <text:p text:style-name="P122"/>
      <text:p text:style-name="P100"><text:span text:style-name="T137"><text:tab/></text:span><text:span text:style-name="T35">Observe que agora os valores das propriedades estão precedidos do carácter </text:span><text:span text:style-name="T39">'#'. </text:span><text:span text:style-name="T35">Observe que o valor </text:span><text:span text:style-name="T35">da propriedade </text:span><text:span text:style-name="T39">beanFactory,</text:span><text:span text:style-name="T35"> que aponta para um método '</text:span><text:span text:style-name="T39">get'</text:span><text:span text:style-name="T35">, não contém o prefixo 'get' ou seja o nome completo do método </text:span><text:span text:style-name="T39">'getMyBeanFactory'</text:span><text:span text:style-name="T35"> e sim apenas </text:span><text:span text:style-name="T39">'myBeanFactory'. </text:span><text:span text:style-name="T35">Isso pode ser feito pois o </text:span><text:soft-page-break/><text:span text:style-name="T35">framework por padrão vai buscar o método </text:span><text:span text:style-name="T39">'get'</text:span><text:span text:style-name="T35">, seguindo os padões de nomenclatura, fazendo </text:span><text:span text:style-name="T39">'get'</text:span><text:span text:style-name="T35"> + </text:span><text:span text:style-name="T39">'MyBeanFactory'</text:span><text:span text:style-name="T35"> e invoca o método </text:span><text:span text:style-name="T39">'getMyBeanFactory'.</text:span><text:span text:style-name="T35"> Da mesma forma caso deseje informar diretamente o nome do método o framework percebe e o invoca da mesma forma. Seguindo este pensamento a definição da propriedade </text:span><text:span text:style-name="T39">beanFactory</text:span><text:span text:style-name="T35"> poderia ser feita sem nenhuma mudança no processamento da seguinte forma:</text:span></text:p>
      <text:p text:style-name="P35"/>
      <text:p text:style-name="P99"><text:span text:style-name="T63"><text:s text:c="10"/></text:span><text:span text:style-name="T143">&lt;</text:span><text:span text:style-name="T157">config-property</text:span><text:span text:style-name="T63"> </text:span><text:span text:style-name="T166">name</text:span><text:span text:style-name="T63">=</text:span><text:span text:style-name="T107">"lindberg.core.beanfactory"</text:span><text:span text:style-name="T63"> <text:s text:c="3"/><text:tab/><text:tab/><text:tab/> <text:s text:c="22"/><text:tab/><text:tab/></text:span><text:span text:style-name="T166">value</text:span><text:span text:style-name="T63">=</text:span><text:span text:style-name="T107">"#com.soft.MyFactoryConfiguration.getMyBeanFactory"</text:span><text:span text:style-name="T143">/&gt; </text:span></text:p>
      <text:p text:style-name="P35"/>
      <text:p text:style-name="P100"><text:span text:style-name="T35"><text:tab/>Agora informamos diretamente o nome completo do método </text:span><text:span text:style-name="T39">getMyBeanFactory</text:span><text:span text:style-name="T35">. O framework vai detectar que isso foi feito e não fará nenhuma conversão de nomenclatura, invocando diretamente o método </text:span><text:span text:style-name="T35">informando.</text:span></text:p>
      <text:p text:style-name="P100"><text:span text:style-name="T35"><text:tab/></text:span><text:span text:style-name="T37">Apenas métodos e propriedades ambos públicos e estáticos podem ser usados com '</text:span><text:span text:style-name="T42">#'.</text:span></text:p>
      <text:p text:style-name="P52"/>
      <text:p text:style-name="P64"><text:tab/><text:tab/>3.3.3 – <text:s/>Configurando em aplicações WEB</text:p>
      <text:p text:style-name="P61"/>
      <text:p text:style-name="P93"><text:span text:style-name="T63"><text:tab/><text:tab/>Até agora para configurar o framework, através de seu módulo principal, o CORE, seja programaticamente, via XML, ou qualquer outra implementação seja em nosso código seja a partir de um método </text:span><text:span text:style-name="T72">main, </text:span><text:span text:style-name="T63">seja a partir de uma classe que recebe essa responsabilidade ou qualquer outra estrutura temos que chamar sempre </text:span><text:span text:style-name="T29">CoreContext.</text:span><text:span text:style-name="T30">getInstance</text:span><text:span text:style-name="T29">().loadConfiguration(coreConfiguration); </text:span><text:span text:style-name="T63">para configurar e inicializar o framework. Em uma aplicação WEB é comum que um framework forneça recursos para que a configuração seja feita de forma automática, sem precisar de nada programaticamente.</text:span></text:p>
      <text:p text:style-name="P93"><text:span text:style-name="T63"><text:tab/><text:tab/>Este recurso também é provido pelo lindbergframework através de um </text:span><text:span text:style-name="T72">ServletContextListener </text:span><text:span text:style-name="T63">e da definição de alguns </text:span><text:span text:style-name="T72">&lt;context-param&gt;</text:span><text:span text:style-name="T63"> no </text:span><text:span text:style-name="T72">Deployment Descriptor </text:span><text:span text:style-name="T63">(web.xml)</text:span><text:span text:style-name="T72"> </text:span><text:span text:style-name="T63">da aplicação. A partir daí quando o servidor for inicializado e a aplicação publicada o lindbergframework será automaticamente configurado baseado nas configurações passadas. </text:span></text:p>
      <text:p text:style-name="P34"/>
      <text:p text:style-name="P93"><text:span text:style-name="T63"><text:tab/><text:tab/>Essa configuração é muito simples. Baseia-se em declarar no </text:span><text:span text:style-name="T72">web.xml</text:span><text:span text:style-name="T63"> da aplicação o </text:span><text:span text:style-name="T72">ServletContextListener</text:span><text:span text:style-name="T63"> provido pelo lindbergframework para tal e definir os parâmetros (</text:span><text:span text:style-name="T72">&lt;context-param&gt;</text:span><text:span text:style-name="T6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72">WebCoreConfiguration</text:span><text:span text:style-name="T63">.</text:span></text:p>
      <text:p text:style-name="P34"/>
      <text:p text:style-name="P93"><text:span text:style-name="T63"><text:tab/><text:tab/>O lindbergframework já fornece uma implementação de </text:span><text:span text:style-name="T72">WebCoreConfiguration</text:span><text:span text:style-name="T63"> para configurações a partir de XML onde este arquivo esteja dentro do classpath do projeto: </text:span><text:span text:style-name="T72">WebClassPathXmlCoreConfiguration.</text:span></text:p>
      <text:p text:style-name="P47"/>
      <text:p text:style-name="P93"><text:span text:style-name="T72"><text:tab/><text:tab/></text:span><text:span text:style-name="T63">Abaixo é descrito um exemplo do que precisaria ser adicionado ao nosso </text:span><text:span text:style-name="T72">web.xml</text:span><text:span text:style-name="T63"> se fossemos usar o mesmo arquivo de configuração que usamos nos exemplos anteriores só que agora em um projeto WEB para configurar o framework de forma automática:</text:span></text:p>
      <text:p text:style-name="P34"/>
      <text:p text:style-name="P96"><text:span text:style-name="T63"><text:tab/> </text:span><text:span text:style-name="T137">&lt;</text:span><text:span text:style-name="T150">context-param</text:span><text:span text:style-name="T137">&gt;</text:span></text:p>
      <text:p text:style-name="P99"><text:span text:style-name="T15"><text:tab/></text:span><text:span text:style-name="T135">&lt;</text:span><text:span text:style-name="T148">param-name</text:span><text:span text:style-name="T135">&gt;</text:span><text:span text:style-name="T15">lindbergConfigLocation</text:span><text:span text:style-name="T135">&lt;/</text:span><text:span text:style-name="T148">param-name</text:span><text:span text:style-name="T135">&gt;</text:span></text:p>
      <text:p text:style-name="P99"><text:span text:style-name="T15"><text:tab/></text:span><text:span text:style-name="T135">&lt;</text:span><text:span text:style-name="T148">param-value</text:span><text:span text:style-name="T135">&gt;</text:span><text:span text:style-name="T63">org/lindbergframework/configuracao/lindberg-config.xml</text:span><text:span text:style-name="T135">&lt;/</text:span><text:span text:style-name="T148">param-value</text:span><text:span text:style-name="T135">&gt;</text:span></text:p>
      <text:p text:style-name="P99"><text:span text:style-name="T15"><text:s text:c="3"/></text:span><text:span text:style-name="T135">&lt;/</text:span><text:span text:style-name="T148">context-param</text:span><text:span text:style-name="T135">&gt;</text:span></text:p>
      <text:p text:style-name="P87"><text:s text:c="2"/></text:p>
      <text:p text:style-name="P99"><text:span text:style-name="T15"><text:s text:c="3"/></text:span><text:span text:style-name="T135">&lt;</text:span><text:span text:style-name="T148">context-param</text:span><text:span text:style-name="T135">&gt; </text:span><text:span text:style-name="T173">&lt;!--(ISTO É OPCIONAL)--&gt;</text:span></text:p>
      <text:p text:style-name="P99"><text:span text:style-name="T15"><text:tab/></text:span><text:span text:style-name="T135">&lt;</text:span><text:span text:style-name="T148">param-name</text:span><text:span text:style-name="T135">&gt;</text:span><text:span text:style-name="T15">lindbergConfigClass</text:span><text:span text:style-name="T135">&lt;/</text:span><text:span text:style-name="T148">param-name</text:span><text:span text:style-name="T135">&gt;</text:span></text:p>
      <text:p text:style-name="P99"><text:span text:style-name="T15"><text:tab/></text:span><text:span text:style-name="T135">&lt;</text:span><text:span text:style-name="T148">param-alue</text:span><text:span text:style-name="T135">&gt;</text:span><text:span text:style-name="T15">org.lindbergframework.core.context.WebClassPathXmlCoreConfiguration</text:span><text:span text:style-name="T135">&lt;/</text:span><text:span text:style-name="T148">param-value</text:span><text:span text:style-name="T135">&gt;</text:span></text:p>
      <text:p text:style-name="P99"><text:span text:style-name="T15"><text:s text:c="3"/></text:span><text:span text:style-name="T135">&lt;/</text:span><text:span text:style-name="T148">context-param</text:span><text:span text:style-name="T135">&gt;</text:span></text:p>
      <text:p text:style-name="P87"><text:soft-page-break/><text:s text:c="2"/></text:p>
      <text:p text:style-name="P99"><text:span text:style-name="T15"><text:s text:c="2"/></text:span><text:span text:style-name="T135">&lt;</text:span><text:span text:style-name="T148">listener</text:span><text:span text:style-name="T135">&gt; </text:span></text:p>
      <text:p text:style-name="P99"><text:span text:style-name="T15"><text:s text:c="4"/></text:span><text:span text:style-name="T135">&lt;</text:span><text:span text:style-name="T148">listener-class</text:span><text:span text:style-name="T135">&gt;</text:span><text:span text:style-name="T15">org.lindbergframework.web.context.LindbergConfigLoaderListener</text:span><text:span text:style-name="T135">&lt;/</text:span><text:span text:style-name="T148">listener-class</text:span><text:span text:style-name="T135">&gt;</text:span></text:p>
      <text:p text:style-name="P99"><text:span text:style-name="T15"><text:s text:c="2"/></text:span><text:span text:style-name="T135">&lt;/</text:span><text:span text:style-name="T148">listener</text:span><text:span text:style-name="T135">&gt;</text:span></text:p>
      <text:p text:style-name="P34"><text:s/></text:p>
      <text:p text:style-name="P93"><text:span text:style-name="T63"><text:tab/><text:tab/>No exemplo acima observe que adicionamos o </text:span><text:span text:style-name="T72">listener LindbergConfigLoaderListener,</text:span><text:span text:style-name="T63"> que é o </text:span><text:span text:style-name="T72">ServletContextListener </text:span><text:span text:style-name="T63">provido pelo lindbergframework e que sabe como configurar de forma automatizada o framework. Adicionamos o parâmetro </text:span><text:span text:style-name="T72">lindbergConfigLocation</text:span><text:span text:style-name="T63">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72">CoreConfiguration</text:span><text:span text:style-name="T63"> que trabalha com um arquivo TXT segundo uma formatação que eu criei então esse parâmetro vai apontar para um arquivo TXT que segue o padrão de </text:span><text:span text:style-name="T63">formatação que eu defini. Para que haja essa flexibilidade é que é possível definir a implementação de </text:span><text:span text:style-name="T72">CoreConfiguration</text:span><text:span text:style-name="T63"> que deve ser usada através do parâmetro </text:span><text:span text:style-name="T72">lindbergConfigClass</text:span><text:span text:style-name="T63">.</text:span></text:p>
      <text:p text:style-name="P93"><text:span text:style-name="T63"><text:tab/><text:tab/>Observe que parâmetro </text:span><text:span text:style-name="T72">lindbergConfigClass</text:span><text:span text:style-name="T63"> neste exemplo está com um comentário dizendo que é </text:span><text:span text:style-name="T63">opcional. Este parâmetro tem um valor </text:span><text:span text:style-name="T72">default</text:span><text:span text:style-name="T63"> e na não declaração deste, o framework usa a implementação que está sendo usada de forma explicita neste exemplo: </text:span><text:span text:style-name="T72">WebClassPathXmlCoreConfiguration</text:span><text:span text:style-name="T63">.</text:span></text:p>
      <text:p text:style-name="P34"/>
      <text:p text:style-name="P34"><text:tab/><text:tab/>Passos:</text:p>
      <text:list xml:id="list33512622" text:style-name="L7">
        <text:list-item>
          <text:p text:style-name="P158"><text:span text:style-name="T33">Declarar o listener: <text:s/></text:span><text:span text:style-name="T17">org.lindbergframework.web.context.LindbergConfigLoaderListener</text:span></text:p>
        </text:list-item>
        <text:list-item>
          <text:p text:style-name="P161">Declarar os Parâmetros:</text:p>
          <text:list>
            <text:list-item>
              <text:p text:style-name="P168">lindbergConfigLocation: Local onde está o arquivo de configuração</text:p>
            </text:list-item>
            <text:list-item>
              <text:p text:style-name="P171"><text:span text:style-name="T48">lindbergConfigClass: Implementação de </text:span><text:span text:style-name="T56">CoreConfiguration</text:span><text:span text:style-name="T48"> que efetuará o parser da configuração. Quando não definido este parâmetro a implementação padrão, </text:span><text:span text:style-name="T56">WebClassPathXmlCoreConfiguration, </text:span><text:span text:style-name="T48">é usada.</text:span></text:p>
            </text:list-item>
          </text:list>
        </text:list-item>
      </text:list>
      <text:p text:style-name="P18"/>
      <text:p text:style-name="P29"><text:span text:style-name="T48"><text:tab/><text:tab/></text:span><text:span text:style-name="T33">A partir daí é só iniciar o servidor que o framework será configurado automáticamente.</text:span></text:p>
      <text:p text:style-name="P34"/>
      <text:p text:style-name="P69">4 – Injeção de Dependência e Inversão de Controle com o lindbergframework.</text:p>
      <text:p text:style-name="P61"/>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4"/>
      <text:p text:style-name="P64"><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80">org.lindbergframework.exemplo.*</text:span> foi definido, isso fará com que o LDIC crie seu contexto de beans visualizando apenas beans que estão dentro do escopo do pacote <text:span text:style-name="T80">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80">br.empresa.beans</text:span> define que apenas os beans dentro deste pacote serão visualizados. Qualquer bean dentro de um sub pacote deste não será encontrado como por exemplo um bean dentro de <text:span text:style-name="T80">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80">br.empresa.beans</text:span> como pacote base. Para que um bean dentro de <text:span text:style-name="T80">br.empresa.beans.exemplo</text:span> também sejá visualizado e incluído no contexto o pacote base deve ser definido usando ”.*” como a seguir:</text:p>
      <text:p text:style-name="P34"/>
      <text:p text:style-name="P34"><text:tab/><text:tab/> <text:s text:c="9"/><text:span text:style-name="T80">br.empresa.beans.*</text:span></text:p>
      <text:p text:style-name="P47"/>
      <text:p text:style-name="P34"><text:span text:style-name="T80"><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80">br.empresa.beans</text:span> e seus sub pacotes mas que o pacote <text:span text:style-name="T80">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4"><text:span text:style-name="T83"><text:tab/><text:tab/><text:tab/></text:span><text:span text:style-name="T111">br.empresa.beans:schemas.*</text:span></text:p>
      <text:p text:style-name="P109"/>
      <text:p text:style-name="P109"/>
      <text:p text:style-name="P61"><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
      <text:p text:style-name="P64"><text:tab/><text:tab/>4.2 – Fábrica de Beans (<text:span text:style-name="T80">BeanFactory</text:span>)</text:p>
      <text:p text:style-name="P34"/>
      <text:p text:style-name="P61"><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61"><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4"/>
      <text:p text:style-name="P61"><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64"><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80">DependencyManager</text:span> que define um gerenciador de dependências que tem como responsabilidade auxiliar uma <text:span text:style-name="T80">BeanFactory </text:span>resolvendo as dependências dos beans solicitados. A implementação padrão desta interface é um gerenciador de dependências baseado em annotation – <text:span text:style-name="T80">AnnotationDependencyManager.</text:span> </text:p>
      <text:p text:style-name="P34"/>
      <text:p text:style-name="P34"><text:tab/>Para exemplificar considere o código abaixo que não usa a injeção automática de dependência:</text:p>
      <text:p text:style-name="P34"/>
      <text:p text:style-name="P81"><text:span text:style-name="T126">public</text:span> <text:span text:style-name="T126">interface</text:span> ISistemaFacade {</text:p>
      <text:p text:style-name="P76"><text:s text:c="4"/></text:p>
      <text:p text:style-name="P97"><text:span text:style-name="T15"><text:s text:c="4"/></text:span><text:span text:style-name="T126">public</text:span><text:span text:style-name="T15"> </text:span><text:span text:style-name="T126">void</text:span><text:span text:style-name="T15"> cadastrarPessoa(Pessoa pessoa);</text:span></text:p>
      <text:p text:style-name="P97"/>
      <text:p text:style-name="P76"><text:soft-page-break/>}</text:p>
      <text:p text:style-name="P37"/>
      <text:p text:style-name="P76"><text:span text:style-name="T132">public</text:span><text:span text:style-name="T83"> </text:span><text:span text:style-name="T132">class</text:span><text:span text:style-name="T83"> SistemaFacade </text:span><text:span text:style-name="T132">implements</text:span><text:span text:style-name="T83"> ISistemaFacade{</text:span></text:p>
      <text:p text:style-name="P76"><text:s text:c="4"/></text:p>
      <text:p text:style-name="P97"><text:span text:style-name="T15"><text:s text:c="4"/></text:span><text:span text:style-name="T126">private</text:span><text:span text:style-name="T15"> IPessoaBC </text:span><text:span text:style-name="T178">pessoaBC</text:span><text:span text:style-name="T15"> = </text:span><text:span text:style-name="T126">new</text:span><text:span text:style-name="T15"> PessoaBC();</text:span></text:p>
      <text:p text:style-name="P76"><text:s text:c="4"/></text:p>
      <text:p text:style-name="P97"><text:span text:style-name="T15"><text:s text:c="4"/></text:span><text:span text:style-name="T126">public</text:span><text:span text:style-name="T15"> </text:span><text:span text:style-name="T126">void</text:span><text:span text:style-name="T15"> cadastrarPessoa(Pessoa pessoa){</text:span></text:p>
      <text:p text:style-name="P97"><text:span text:style-name="T15"><text:s text:c="8"/></text:span><text:span text:style-name="T178">pessoaBC</text:span><text:span text:style-name="T15">.cadastrar(pessoa);</text:span></text:p>
      <text:p text:style-name="P76"><text:s text:c="4"/>}</text:p>
      <text:p text:style-name="P97"/>
      <text:p text:style-name="P76">}</text:p>
      <text:p text:style-name="P117"/>
      <text:p text:style-name="P76"><text:span text:style-name="T132">public</text:span><text:span text:style-name="T83"> </text:span><text:span text:style-name="T132">interface</text:span><text:span text:style-name="T83"> IPessoaBC {</text:span></text:p>
      <text:p text:style-name="P97"/>
      <text:p text:style-name="P97"><text:span text:style-name="T15"><text:s text:c="3"/></text:span><text:span text:style-name="T126">public</text:span><text:span text:style-name="T15"> </text:span><text:span text:style-name="T126">void</text:span><text:span text:style-name="T15"> cadastrar(Pessoa pessoa);</text:span></text:p>
      <text:p text:style-name="P97"/>
      <text:p text:style-name="P76">}</text:p>
      <text:p text:style-name="P37"/>
      <text:p text:style-name="P76"><text:span text:style-name="T132">public</text:span><text:span text:style-name="T83"> </text:span><text:span text:style-name="T132">class</text:span><text:span text:style-name="T83"> PessoaBC </text:span><text:span text:style-name="T132">implements</text:span><text:span text:style-name="T83"> IPessoaBC{</text:span></text:p>
      <text:p text:style-name="P76"><text:s text:c="4"/></text:p>
      <text:p text:style-name="P97"><text:span text:style-name="T15"><text:s text:c="4"/></text:span><text:span text:style-name="T126">private</text:span><text:span text:style-name="T15"> IPessoaDAO </text:span><text:span text:style-name="T178">pessoaDAO</text:span><text:span text:style-name="T15"> = </text:span><text:span text:style-name="T126">new</text:span><text:span text:style-name="T15"> PessoaDAO();</text:span></text:p>
      <text:p text:style-name="P76"><text:s text:c="4"/></text:p>
      <text:p text:style-name="P97"><text:span text:style-name="T15"><text:s text:c="4"/></text:span><text:span text:style-name="T126">public</text:span><text:span text:style-name="T15"> </text:span><text:span text:style-name="T126">void</text:span><text:span text:style-name="T15"> cadastrar(Pessoa pessoa) {</text:span></text:p>
      <text:p text:style-name="P97"><text:span text:style-name="T15"><text:s text:c="8"/></text:span><text:span text:style-name="T178">pessoaDAO</text:span><text:span text:style-name="T15">.cadastrar(pessoa);</text:span></text:p>
      <text:p text:style-name="P76"><text:s text:c="4"/>}</text:p>
      <text:p text:style-name="P97"/>
      <text:p text:style-name="P76">}</text:p>
      <text:p text:style-name="P116"/>
      <text:p text:style-name="P76"><text:span text:style-name="T132">public</text:span><text:span text:style-name="T83"> </text:span><text:span text:style-name="T132">interface</text:span><text:span text:style-name="T83"> IPessoaDAO {</text:span></text:p>
      <text:p text:style-name="P76"><text:s text:c="4"/></text:p>
      <text:p text:style-name="P97"><text:span text:style-name="T15"><text:s text:c="4"/></text:span><text:span text:style-name="T126">public</text:span><text:span text:style-name="T15"> </text:span><text:span text:style-name="T126">void</text:span><text:span text:style-name="T15"> cadastrar(Pessoa pessoa);</text:span></text:p>
      <text:p text:style-name="P97"/>
      <text:p text:style-name="P76">}</text:p>
      <text:p text:style-name="P37"/>
      <text:p text:style-name="P76"><text:span text:style-name="T132">public</text:span><text:span text:style-name="T83"> </text:span><text:span text:style-name="T132">class</text:span><text:span text:style-name="T83"> PessoaDAO </text:span><text:span text:style-name="T132">implements</text:span><text:span text:style-name="T83"> IPessoaDAO{</text:span></text:p>
      <text:p text:style-name="P76"><text:s text:c="4"/></text:p>
      <text:p text:style-name="P97"><text:span text:style-name="T15"><text:s text:c="4"/></text:span><text:span text:style-name="T126">public</text:span><text:span text:style-name="T15"> </text:span><text:span text:style-name="T126">void</text:span><text:span text:style-name="T15"> cadastrar(Pessoa pessoa){</text:span></text:p>
      <text:p text:style-name="P97"><text:span text:style-name="T15"><text:s text:c="8"/>System.</text:span><text:span text:style-name="T179">out</text:span><text:span text:style-name="T15">.println(</text:span><text:span text:style-name="T105">"Pessoa cadastrada: "</text:span><text:span text:style-name="T15">+pessoa.getNome());</text:span></text:p>
      <text:p text:style-name="P76"><text:s text:c="4"/>}</text:p>
      <text:p text:style-name="P97"/>
      <text:p text:style-name="P76">}</text:p>
      <text:p text:style-name="P37"/>
      <text:p text:style-name="P37">Código de teste:</text:p>
      <text:p text:style-name="P37"/>
      <text:p text:style-name="P76"><text:span text:style-name="T83">Pessoa pessoa = </text:span><text:span text:style-name="T132">new</text:span><text:span text:style-name="T83"> Pessoa(</text:span><text:span text:style-name="T109">"joão"</text:span><text:span text:style-name="T83">);</text:span></text:p>
      <text:p text:style-name="P97"><text:span text:style-name="T15">ISistemaFacade sistemaFacade = </text:span><text:span text:style-name="T126">new</text:span><text:span text:style-name="T15"> SistemaFacade();</text:span></text:p>
      <text:p text:style-name="P76">sistemaFacade.cadastrarPessoa(pessoa);</text:p>
      <text:p text:style-name="P76"/>
      <text:p text:style-name="P77"><text:tab/><text:span text:style-name="T99">Observe que as classes demonstradas acima não usam recurso de injeção de dependência algum e referem diretamente as implementações finais das classes ao qual dependem. Neste caso observe que a fachada do nosso sistema depende de um </text:span><text:span text:style-name="T101">business controller</text:span><text:span text:style-name="T99"> que implementa a interface </text:span><text:span text:style-name="T101">IPessoaBC</text:span><text:span text:style-name="T99"> e a instância é criada diretamente via operador </text:span><text:span text:style-name="T101">new</text:span><text:span text:style-name="T99"> no código tornando a fachada do nosso sistema extremamente dependente da implementação </text:span><text:span text:style-name="T101">PessoaBC</text:span><text:span text:style-name="T99"> da interface </text:span><text:span text:style-name="T101">IPessoaBC</text:span><text:span text:style-name="T99">. Da mesma forma a implementação </text:span><text:span text:style-name="T101">PessoaBC</text:span><text:span text:style-name="T99"> dependente de uma implementação de </text:span><text:span text:style-name="T101">IPessoaDAO </text:span><text:span text:style-name="T99">e como foi feito na fachada a implementação </text:span><text:span text:style-name="T101">PessoaDAO</text:span><text:span text:style-name="T99"> está diretamente referenciada no código e a instância criada diretamente no código. Neste exemplo os três níveis estão extremamente interdependentes, dificultando qualquer evolução </text:span><text:soft-page-break/><text:span text:style-name="T99">ou manutenção no código pois o código está extremamente amarrado a implementações e não a interfaces </text:span><text:span text:style-name="T99">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9"><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9"><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9"><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9"><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78"><text:span text:style-name="T132">import</text:span><text:span text:style-name="T83"> org.lindbergframework.beans.di.annotation.Bean;</text:span></text:p>
      <text:p text:style-name="P97"><text:span text:style-name="T126">import</text:span><text:span text:style-name="T15"> org.lindbergframework.beans.di.annotation.Inject;</text:span></text:p>
      <text:p text:style-name="P97"/>
      <text:p text:style-name="P97"><text:span text:style-name="T181">@Bean</text:span><text:span text:style-name="T15">(</text:span><text:span text:style-name="T105">"sistemaFacade"</text:span><text:span text:style-name="T15">)</text:span></text:p>
      <text:p text:style-name="P97"><text:span text:style-name="T126">public</text:span><text:span text:style-name="T15"> </text:span><text:span text:style-name="T126">class</text:span><text:span text:style-name="T15"> SistemaFacade </text:span><text:span text:style-name="T126">implements</text:span><text:span text:style-name="T15"> ISistemaFacade{</text:span></text:p>
      <text:p text:style-name="P76"><text:s text:c="4"/></text:p>
      <text:p text:style-name="P97"><text:span text:style-name="T15"><text:s text:c="4"/></text:span><text:span text:style-name="T181">@Inject</text:span><text:span text:style-name="T15">(</text:span><text:span text:style-name="T105">"pessoaBC"</text:span><text:span text:style-name="T15">)</text:span></text:p>
      <text:p text:style-name="P97"><text:span text:style-name="T15"><text:s text:c="4"/></text:span><text:span text:style-name="T126">private</text:span><text:span text:style-name="T15"> IPessoaBC </text:span><text:span text:style-name="T178">pessoaBC</text:span><text:span text:style-name="T15">;</text:span></text:p>
      <text:p text:style-name="P76"><text:s text:c="4"/></text:p>
      <text:p text:style-name="P97"><text:span text:style-name="T15"><text:s text:c="4"/></text:span><text:span text:style-name="T126">public</text:span><text:span text:style-name="T15"> </text:span><text:span text:style-name="T126">void</text:span><text:span text:style-name="T15"> cadastrarPessoa(Pessoa pessoa){</text:span></text:p>
      <text:p text:style-name="P97"><text:span text:style-name="T15"><text:s text:c="8"/></text:span><text:span text:style-name="T178">pessoaBC</text:span><text:span text:style-name="T15">.cadastrar(pessoa);</text:span></text:p>
      <text:p text:style-name="P76"><text:s text:c="4"/>}</text:p>
      <text:p text:style-name="P76">}</text:p>
      <text:p text:style-name="P39"/>
      <text:p text:style-name="P76"><text:span text:style-name="T132">import</text:span><text:span text:style-name="T83"> org.lindbergframework.beans.di.annotation.Bean;</text:span></text:p>
      <text:p text:style-name="P97"><text:span text:style-name="T126">import</text:span><text:span text:style-name="T15"> org.lindbergframework.beans.di.annotation.Inject;</text:span></text:p>
      <text:p text:style-name="P97"/>
      <text:p text:style-name="P97"><text:span text:style-name="T181">@Bean</text:span><text:span text:style-name="T15">(</text:span><text:span text:style-name="T105">"pessoaBC"</text:span><text:span text:style-name="T15">)</text:span></text:p>
      <text:p text:style-name="P97"><text:span text:style-name="T126">public</text:span><text:span text:style-name="T15"> </text:span><text:span text:style-name="T126">class</text:span><text:span text:style-name="T15"> PessoaBC </text:span><text:span text:style-name="T126">implements</text:span><text:span text:style-name="T15"> IPessoaBC{</text:span></text:p>
      <text:p text:style-name="P76"><text:s text:c="4"/></text:p>
      <text:p text:style-name="P97"><text:span text:style-name="T15"><text:s text:c="4"/></text:span><text:span text:style-name="T181">@Inject</text:span><text:span text:style-name="T15">(</text:span><text:span text:style-name="T105">"pessoaDAO"</text:span><text:span text:style-name="T15">)</text:span></text:p>
      <text:p text:style-name="P97"><text:span text:style-name="T15"><text:s text:c="4"/></text:span><text:span text:style-name="T126">private</text:span><text:span text:style-name="T15"> IPessoaDAO </text:span><text:span text:style-name="T178">pessoaDAO</text:span><text:span text:style-name="T15">;</text:span></text:p>
      <text:p text:style-name="P76"><text:s text:c="4"/></text:p>
      <text:p text:style-name="P97"><text:span text:style-name="T15"><text:s text:c="4"/></text:span><text:span text:style-name="T126">public</text:span><text:span text:style-name="T15"> </text:span><text:span text:style-name="T126">void</text:span><text:span text:style-name="T15"> cadastrar(Pessoa pessoa) {</text:span></text:p>
      <text:p text:style-name="P97"><text:soft-page-break/><text:span text:style-name="T15"><text:s text:c="8"/></text:span><text:span text:style-name="T178">pessoaDAO</text:span><text:span text:style-name="T15">.cadastrar(pessoa);</text:span></text:p>
      <text:p text:style-name="P76"><text:s text:c="4"/>}</text:p>
      <text:p text:style-name="P76">}</text:p>
      <text:p text:style-name="P39"/>
      <text:p text:style-name="P39"/>
      <text:p text:style-name="P39"/>
      <text:p text:style-name="P118"/>
      <text:p text:style-name="P76"><text:span text:style-name="T132">import</text:span><text:span text:style-name="T83"> org.lindbergframework.beans.di.annotation.Bean;</text:span></text:p>
      <text:p text:style-name="P97"/>
      <text:p text:style-name="P97"><text:span text:style-name="T181">@Bean</text:span><text:span text:style-name="T15">(</text:span><text:span text:style-name="T105">"pessoaDAO"</text:span><text:span text:style-name="T15">)</text:span></text:p>
      <text:p text:style-name="P97"><text:span text:style-name="T126">public</text:span><text:span text:style-name="T15"> </text:span><text:span text:style-name="T126">class</text:span><text:span text:style-name="T15"> PessoaDAO </text:span><text:span text:style-name="T126">implements</text:span><text:span text:style-name="T15"> IPessoaDAO{</text:span></text:p>
      <text:p text:style-name="P76"><text:s text:c="4"/></text:p>
      <text:p text:style-name="P97"><text:span text:style-name="T15"><text:s text:c="4"/></text:span><text:span text:style-name="T126">public</text:span><text:span text:style-name="T15"> </text:span><text:span text:style-name="T126">void</text:span><text:span text:style-name="T15"> cadastrar(Pessoa pessoa){</text:span></text:p>
      <text:p text:style-name="P97"><text:span text:style-name="T15"><text:s text:c="8"/>System.</text:span><text:span text:style-name="T179">out</text:span><text:span text:style-name="T15">.println(</text:span><text:span text:style-name="T105">"Pessoa cadastrada: "</text:span><text:span text:style-name="T15">+pessoa.getNome());</text:span></text:p>
      <text:p text:style-name="P76"><text:s text:c="4"/>}</text:p>
      <text:p text:style-name="P76">}</text:p>
      <text:p text:style-name="P83"/>
      <text:p text:style-name="P37">Código de teste:</text:p>
      <text:p text:style-name="P67"/>
      <text:p text:style-name="P88"><text:span text:style-name="T83">Pessoa pessoa = </text:span><text:span text:style-name="T132">new</text:span><text:span text:style-name="T83"> Pessoa(</text:span><text:span text:style-name="T109">"joão"</text:span><text:span text:style-name="T83">);</text:span></text:p>
      <text:p text:style-name="P102"><text:span text:style-name="T15">ISistemaFacade sistemaFacade = CoreContext.</text:span><text:span text:style-name="T73">getInstance</text:span><text:span text:style-name="T15">().getBeanFactory().getBean(</text:span><text:span text:style-name="T105">"sistemaFacade"</text:span><text:span text:style-name="T15">);</text:span></text:p>
      <text:p text:style-name="P88">sistemaFacade.cadastrarPessoa(pessoa);</text:p>
      <text:p text:style-name="P88"/>
      <text:p text:style-name="P77"><text:span text:style-name="T100"><text:tab/></text:span><text:span text:style-name="T99">Observe que neste segundo exemplo as classes não referenciam como dependência nenhum implementação específica. </text:span><text:span text:style-name="T101">SistemaFacade</text:span><text:span text:style-name="T99"> referencia apenas a interface </text:span><text:span text:style-name="T101">IPessoaBC</text:span><text:span text:style-name="T99"> e é indiferente quanto a implementação que será usada. Da mesma forma </text:span><text:span text:style-name="T101">PessoaBC</text:span><text:span text:style-name="T99"> referencia apenas a interface </text:span><text:span text:style-name="T101">IPessoaDAO</text:span><text:span text:style-name="T99"> e </text:span><text:span text:style-name="T99">seu funcionamento não depende e nem está acoplado a nenhuma implementação desta.</text:span></text:p>
      <text:p text:style-name="P35"/>
      <text:p text:style-name="P77"><text:span text:style-name="T99"><text:tab/>Neste último exemplo a classe </text:span><text:span text:style-name="T101">SistemaFacade</text:span><text:span text:style-name="T99"> é anotada com a annotation </text:span><text:span text:style-name="T101">@Bean</text:span><text:span text:style-name="T99"> onde o ID deste </text:span><text:span text:style-name="T99">bean é definido como </text:span><text:span text:style-name="T101">sistemaFacade</text:span><text:span text:style-name="T99">. Este bean possui uma dependência com um </text:span><text:span text:style-name="T101">IPessoaBC</text:span><text:span text:style-name="T99"> e para definir e instruir ao LDIC que faça a injeção da implementação <text:s text:c="2"/>que deve ser usada, este atributo foi anotado com a annotation </text:span><text:span text:style-name="T101">@Inject</text:span><text:span text:style-name="T99"> definindo como parâmetro o ID do bean que deve ser injetado neste ponto. Observe que não há necessidade de definição de um </text:span><text:span text:style-name="T101">setter</text:span><text:span text:style-name="T99"> para </text:span><text:span text:style-name="T101">pessoaBC</text:span><text:span text:style-name="T99">.</text:span></text:p>
      <text:p text:style-name="P35"/>
      <text:p text:style-name="P77"><text:span text:style-name="T99"><text:tab/>Da mesma forma a nossa implementação de </text:span><text:span text:style-name="T101">IPessoaBC </text:span><text:span text:style-name="T99">a classe </text:span><text:span text:style-name="T101">PessoaBC </text:span><text:span text:style-name="T99">é anotada da mesma forma, uma annotation </text:span><text:span text:style-name="T101">@Bean</text:span><text:span text:style-name="T99"> definindo o ID desta e como temos apenas uma dependência, apenas uma annotation </text:span><text:span text:style-name="T101">@Inject </text:span><text:span text:style-name="T99">foi usada, neste caso para a dependência para </text:span><text:span text:style-name="T101">IPessoaDAO.</text:span></text:p>
      <text:p text:style-name="P48"/>
      <text:p text:style-name="P77"><text:span text:style-name="T101"><text:tab/></text:span><text:span text:style-name="T99">Com as classes devidamente anotadas precisamos obter uma instância de nossa fachada e utilizá-la é aí que entram as configurações feitas no core e a nossa bean factory. No trecho abaixo obtemos do </text:span><text:span text:style-name="T101">CoreContext</text:span><text:span text:style-name="T99"> a instância da </text:span><text:span text:style-name="T101">BeanFacotry</text:span><text:span text:style-name="T99"> e a partir desta fábrica obtemos a instância do bean da fachada do </text:span><text:span text:style-name="T99">sistema e para isso passamos o ID do bean da fachada que neste caso é “</text:span><text:span text:style-name="T101">sistemaFacade” </text:span><text:span text:style-name="T99">para o método </text:span><text:span text:style-name="T101">getBean</text:span><text:span text:style-name="T99"> da </text:span><text:span text:style-name="T101">BeanFactory.</text:span><text:span text:style-name="T99"> A instância do bean da fachada retornada por este método já virá pronta com suas dependências injetadas e prontas para uso. Para este caso a instância de </text:span><text:span text:style-name="T101">sistemaFacade</text:span><text:span text:style-name="T99"> já virá preenchida com a instância correta de </text:span><text:span text:style-name="T101">pessoaBC</text:span><text:span text:style-name="T99"> e este por sua vez já estará preenchido com a instância correta de </text:span><text:span text:style-name="T101">pessoaDAO</text:span><text:span text:style-name="T99"> tudo de forma automática e transparente feita pelo LDIC.</text:span></text:p>
      <text:p text:style-name="P68"/>
      <text:p text:style-name="P89"><text:span text:style-name="T96">ISistemaFacade sistemaFacade = CoreContext.</text:span><text:span text:style-name="T98">getInstance</text:span><text:span text:style-name="T96">().getBeanFactory().getBean(</text:span><text:span text:style-name="T123">"sistemaFacade"</text:span><text:span text:style-name="T96">);</text:span></text:p>
      <text:p text:style-name="P34"/>
      <text:p text:style-name="P34"><text:tab/><text:tab/>Observe que no trecho acima apenas a interface é referenciada, fica a cargo do LDIC retornar a instância da implementação que deve ser usada.</text:p>
      <text:p text:style-name="P34"/>
      <text:p text:style-name="P34"><text:soft-page-break/><text:tab/><text:tab/>O LDIC também efetua a injeção em dependências definidas em <text:span text:style-name="T80">superclasse</text:span> de modo que se <text:span text:style-name="T80">PessoaBC </text:span>estendesse de uma classe qualquer e esta última tivesse dependências definidas via <text:span text:style-name="T80">@Inject</text:span> estas dependências herdadas, mesmo <text:span text:style-name="T80">private</text:span>, seriam resolvidas e injetadas.</text:p>
      <text:p text:style-name="P34"/>
      <text:p text:style-name="P34"><text:tab/><text:tab/>Caso seja o ID passado para o método <text:span text:style-name="T80">getBean</text:span> não corresponda a um bean válido dentro do contexto da bean factory, uma <text:span text:style-name="T80">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80">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4"><text:tab/><text:tab/>4.2.2 – Beans com escopo <text:span text:style-name="T80">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80">singleton </text:span>o LDIC manterá sempre a mesma instância e sempre que o bean for solicitado ao LDIC esta mesma instância será retornada. Se fosse desejável, por exemplo, definir que o bean <text:span text:style-name="T80">SistemaFacade</text:span> deve ter uma única instância dentro do contexto, então especificaríamos seu escopo como <text:span text:style-name="T80">singleton</text:span> na própria annotation <text:span text:style-name="T80">@Bean</text:span>. Abaixo é mostrado como ficaria a classe <text:span text:style-name="T80">SistemaFacade</text:span> de modo a operar como um <text:span text:style-name="T80">singleton.</text:span></text:p>
      <text:p text:style-name="P34"/>
      <text:p text:style-name="P93"><text:span text:style-name="T182">@Bean</text:span><text:span text:style-name="T19">(value = </text:span><text:span text:style-name="T111">"sistemaFacade"</text:span><text:span text:style-name="T19">,</text:span><text:span text:style-name="T20">singleton = </text:span><text:span text:style-name="T128">true</text:span><text:span text:style-name="T19">)</text:span></text:p>
      <text:p text:style-name="P97"><text:span text:style-name="T126">public</text:span><text:span text:style-name="T15"> </text:span><text:span text:style-name="T126">class</text:span><text:span text:style-name="T15"> SistemaFacade </text:span><text:span text:style-name="T126">implements</text:span><text:span text:style-name="T15"> IsistemaFacade{}</text:span></text:p>
      <text:p text:style-name="P76"/>
      <text:p text:style-name="P76"><text:tab/></text:p>
      <text:p text:style-name="P97"><text:span text:style-name="T15"><text:tab/></text:span><text:span text:style-name="T35">Observe que a annotation </text:span><text:span text:style-name="T39">@Bean</text:span><text:span text:style-name="T35"> foi alterada adicionando o atributo </text:span><text:span text:style-name="T39">singleton</text:span><text:span text:style-name="T35"> definindo o valor deste como </text:span><text:span text:style-name="T39">true</text:span><text:span text:style-name="T35"> indicando que o bean </text:span><text:span text:style-name="T39">SistemaFacade</text:span><text:span text:style-name="T35"> deve ser trabalhar como um </text:span><text:span text:style-name="T39">singleton</text:span><text:span text:style-name="T35"> dentro do contexto. O LDIC agora retornará sempre a mesma instância de </text:span><text:span text:style-name="T39">SistemaFacade</text:span><text:span text:style-name="T35"> quando este bean for solicitado.</text:span></text:p>
      <text:p text:style-name="P37"/>
      <text:p text:style-name="P37"/>
      <text:p text:style-name="P71">5 – Lindberg Persistence – LINP.</text:p>
      <text:p text:style-name="P71"/>
      <text:p text:style-name="P70"><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70"><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5"/>
      <text:p text:style-name="P119"><text:span text:style-name="T34"><text:tab/>O JDBC (</text:span><text:span text:style-name="T11">Java Database Connectivity</text:span><text:span text:style-name="T33">) é o framework padrão java para persistência. O conjunto de classes providas pelo JDBC fornece o recurso de acesso a qualquer banco de dados relacional baseado em um Driver. Os detalhes sobre JDBC fogem do escopo deste documento.</text:span></text:p>
      <text:p text:style-name="P119"><text:span text:style-name="T3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0">stored procedure</text:span><text:span text:style-name="T33"> que retorne um ou dois cursores e mapear cada um desses cursores em objetos java, executar uma </text:span><text:span text:style-name="T40">query </text:span><text:span text:style-name="T33">SQL e popular o resultado uma lista de objetos, chamar uma </text:span><text:span text:style-name="T40">stored function</text:span><text:span text:style-name="T3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9"><text:span text:style-name="T33"><text:tab/>Considere por exemplo uma classe </text:span><text:span text:style-name="T40">ContribuinteDAO</text:span><text:span text:style-name="T33"> que conteria provavelmente um método chamado </text:span><text:span text:style-name="T40">getContribuintes </text:span><text:span text:style-name="T33">que retornaria uma lista de objetos </text:span><text:span text:style-name="T40">Contribuinte</text:span><text:span text:style-name="T33">. Considere também que a implementação da classe </text:span><text:span text:style-name="T40">ContribuinteDAO</text:span><text:span text:style-name="T33"> use JDBC sem nenhum componente ou framework como suporte. Esse método com certeza seria implementado seguindo o seguinte algoritmo:</text:span></text:p>
      <text:p text:style-name="P35"/>
      <text:list xml:id="list33512558" text:style-name="L8">
        <text:list-item>
          <text:p text:style-name="P162">Obter conexão;</text:p>
        </text:list-item>
        <text:list-item>
          <text:p text:style-name="P159"><text:span text:style-name="T33">Obter uma </text:span><text:span text:style-name="T40">Statement</text:span><text:span text:style-name="T33"> a partir da conexão;</text:span></text:p>
        </text:list-item>
        <text:list-item>
          <text:p text:style-name="P159"><text:span text:style-name="T33">Executar a query “select * from tabela_de_contribuinte” na </text:span><text:span text:style-name="T40">Statement</text:span><text:span text:style-name="T33"> ;</text:span></text:p>
        </text:list-item>
        <text:list-item>
          <text:p text:style-name="P159"><text:span text:style-name="T33">Obter um </text:span><text:span text:style-name="T40">ResultSet</text:span><text:span text:style-name="T33"> a partir da execução da query no </text:span><text:span text:style-name="T40">Statement;</text:span></text:p>
        </text:list-item>
        <text:list-item>
          <text:p text:style-name="P172"><text:span text:style-name="T44">Criar uma lista vazia de objetos </text:span><text:span text:style-name="T40">Contribuinte;</text:span></text:p>
        </text:list-item>
        <text:list-item>
          <text:p text:style-name="P172"><text:span text:style-name="T44">Fazer um loop percorrendo todo o </text:span><text:span text:style-name="T40">ResultSet;</text:span></text:p>
        </text:list-item>
        <text:list-item>
          <text:p text:style-name="P172"><text:span text:style-name="T44">Criar um Objeto </text:span><text:span text:style-name="T40">Contribuinte</text:span><text:span text:style-name="T44"> e populá-lo com os dados do registro atual do cursor do </text:span><text:span text:style-name="T40">ResultSet </text:span><text:span text:style-name="T44">em cada iteração do loop;</text:span></text:p>
        </text:list-item>
        <text:list-item>
          <text:p text:style-name="P172"><text:span text:style-name="T44">Adicionar o objeto </text:span><text:span text:style-name="T40">Contribuinte</text:span><text:span text:style-name="T44"> criado e populado na lista de </text:span><text:span text:style-name="T40">Contribuintes</text:span><text:span text:style-name="T44"> criada;</text:span></text:p>
        </text:list-item>
        <text:list-item>
          <text:p text:style-name="P172"><text:span text:style-name="T44">Retornar a lista de </text:span><text:span text:style-name="T40">Contribuintes.</text:span></text:p>
        </text:list-item>
      </text:list>
      <text:p text:style-name="P16"><text:tab/></text:p>
      <text:p text:style-name="P14"><text:span text:style-name="T40"><text:tab/></text:span><text:span text:style-name="T44">O algoritmo acima poderia ser implementado no seguinte método java e qualquer outra listagem seja lá qual for a entidade manteria o mesmo padrão mudando apenas o </text:span><text:span text:style-name="T40">sql </text:span><text:span text:style-name="T44">da query, o objeto criado e a forma como cada objeto é populado.</text:span></text:p>
      <text:p text:style-name="P3"><text:tab/><text:span text:style-name="T130">public</text:span><text:span text:style-name="T27"> List&lt;Contribuinte&gt; listarContribuintes() {</text:span></text:p>
      <text:p text:style-name="P90"><text:s text:c="8"/>Connection conn = <text:span text:style-name="T184">ConexaoUtil</text:span>.getConexao();</text:p>
      <text:p text:style-name="P103"><text:span text:style-name="T15"><text:s text:c="8"/>List&lt;Contribuinte&gt; listaContribuintes = </text:span><text:span text:style-name="T126">new</text:span><text:span text:style-name="T15"> ArrayList&lt;Contribuinte&gt;();</text:span></text:p>
      <text:p text:style-name="P103"><text:span text:style-name="T15"><text:s text:c="8"/></text:span><text:span text:style-name="T126">try</text:span><text:span text:style-name="T15"> {</text:span></text:p>
      <text:p text:style-name="P90"><text:s text:c="12"/>Statement st = conn.createStatement();</text:p>
      <text:p text:style-name="P103"><text:span text:style-name="T15"><text:s text:c="12"/>ResultSet rs = st.executeQuery(</text:span><text:span text:style-name="T105">"Select * from tb_contribuinte"</text:span><text:span text:style-name="T15">);</text:span></text:p>
      <text:p text:style-name="P103"><text:span text:style-name="T15"><text:s text:c="12"/></text:span><text:span text:style-name="T126">while</text:span><text:span text:style-name="T15"> (rs.next()){</text:span></text:p>
      <text:p text:style-name="P103"><text:span text:style-name="T15"><text:s text:c="16"/>Contribuinte contribuinte = </text:span><text:span text:style-name="T126">new</text:span><text:span text:style-name="T15"> Contribuinte();</text:span></text:p>
      <text:p text:style-name="P103"><text:span text:style-name="T15"><text:s text:c="16"/>contribuinte.setNomeFantasia(rs.getString(</text:span><text:span text:style-name="T105">"nome_fantasia"</text:span><text:span text:style-name="T15">));</text:span></text:p>
      <text:p text:style-name="P103"><text:span text:style-name="T15"><text:s text:c="16"/>contribuinte.setCnpj(rs.getString(</text:span><text:span text:style-name="T105">"cnpj"</text:span><text:span text:style-name="T15">));</text:span></text:p>
      <text:p text:style-name="P90"><text:s text:c="16"/></text:p>
      <text:p text:style-name="P103"><text:span text:style-name="T15"><text:s text:c="16"/>Endereco endereco = </text:span><text:span text:style-name="T126">new</text:span><text:span text:style-name="T15"> Endereco();</text:span></text:p>
      <text:p text:style-name="P103"><text:span text:style-name="T15"><text:s text:c="16"/>endereco.setBairro(rs.getString(</text:span><text:span text:style-name="T105">"bairro"</text:span><text:span text:style-name="T15">));</text:span></text:p>
      <text:p text:style-name="P103"><text:span text:style-name="T15"><text:s text:c="16"/>endereco.setCep(rs.getString(</text:span><text:span text:style-name="T105">"cep"</text:span><text:span text:style-name="T15">));</text:span></text:p>
      <text:p text:style-name="P103"><text:span text:style-name="T15"><text:s text:c="16"/>endereco.setRua(rs.getString(</text:span><text:span text:style-name="T105">"rua"</text:span><text:span text:style-name="T15">));</text:span></text:p>
      <text:p text:style-name="P103"><text:span text:style-name="T15"><text:s text:c="16"/>endereco.setNumero(rs.getInt(</text:span><text:span text:style-name="T105">"numero"</text:span><text:span text:style-name="T15">));</text:span></text:p>
      <text:p text:style-name="P90"><text:s text:c="16"/></text:p>
      <text:p text:style-name="P90"><text:s text:c="16"/>contribuinte.setEndereco(endereco);</text:p>
      <text:p text:style-name="P90"><text:soft-page-break/><text:s text:c="16"/></text:p>
      <text:p text:style-name="P90"><text:s text:c="16"/>listaContribuintes.add(contribuinte);</text:p>
      <text:p text:style-name="P90"><text:s text:c="12"/>}</text:p>
      <text:p text:style-name="P90"><text:s text:c="12"/></text:p>
      <text:p text:style-name="P103"><text:span text:style-name="T15"><text:s text:c="8"/>} </text:span><text:span text:style-name="T126">catch</text:span><text:span text:style-name="T15"> (SQLException e) {</text:span></text:p>
      <text:p text:style-name="P90"><text:s text:c="12"/>e.printStackTrace();</text:p>
      <text:p text:style-name="P90"><text:s text:c="8"/>}</text:p>
      <text:p text:style-name="P90"><text:s text:c="8"/></text:p>
      <text:p text:style-name="P103"><text:span text:style-name="T15"><text:s text:c="8"/></text:span><text:span text:style-name="T126">return</text:span><text:span text:style-name="T15"> listaContribuintes;</text:span></text:p>
      <text:p text:style-name="P120"><text:span text:style-name="T26"><text:s text:c="4"/>}</text:span><text:tab/></text:p>
      <text:p text:style-name="P20"/>
      <text:p text:style-name="P14"><text:span text:style-name="T40"><text:tab/></text:span><text:span text:style-name="T44">Na implementação acima usando apenas JDBC direto observe que foi feita uma simples consulta de contribuinte onde no nosso exemplo contém apenas alguns campos e a parte da população do </text:span><text:span text:style-name="T40">ResultSet</text:span><text:span text:style-name="T44"> em objetos </text:span><text:span text:style-name="T40">Contribuinte</text:span><text:span text:style-name="T44"> já demandou várias linhas de código. Considerando que o objeto </text:span><text:span text:style-name="T40">Contribuinte</text:span><text:span text:style-name="T44"> é o <text:s/>primeiro nível, neste caso, temos um segundo nível que é o objeto </text:span><text:span text:style-name="T40">Endereco </text:span><text:span text:style-name="T44"><text:s/>que está dentro do objeto </text:span><text:span text:style-name="T40">Contribuinte</text:span><text:span text:style-name="T44"> formando assim um segundo nível de atributos</text:span><text:span text:style-name="T40">. </text:span><text:span text:style-name="T44">Na população do endereço foi necessário criar um objeto </text:span><text:span text:style-name="T40">Endereco</text:span><text:span text:style-name="T44"> populá-lo para só então setar o endereço no objeto </text:span><text:span text:style-name="T40">Contribuinte</text:span><text:span text:style-name="T44">. No nosso exemplo foram apenas alguns campos. Imagine uma consulta real de contribuinte quantas dezenas de campos </text:span><text:span text:style-name="T44">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5"/>
      <text:list xml:id="list33522538" text:style-name="L9">
        <text:list-item>
          <text:list>
            <text:list-item>
              <text:p text:style-name="P166">– Repositório de Comandos SQL - Introdução</text:p>
            </text:list-item>
          </text:list>
        </text:list-item>
      </text:list>
      <text:p text:style-name="P15"/>
      <text:p text:style-name="P15"><text:tab/>O LINP trabalha com um repositório de comandos sql que nada mais é que uma classe que implementa a interface <text:span text:style-name="T80">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80">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80">parser</text:span> da configuração funciona baseado em interface, como no CORE, e pode de acordo com a conveniência e necessidade do projeto pode ser implementado por exemplo configuração via arquivo <text:span text:style-name="T80">properties, </text:span>arquivo <text:span text:style-name="T80">txt, </text:span>enfim. Entenda como <text:span text:style-name="T80">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80">parser</text:span> de configuração do componente de persistência LINP é a <text:span text:style-name="T185">LinpConfiguration. </text:span>Esta inteface provê as constantes das propriedades de configuração que podem ser definidas para o LINP por padrão. Outras propriedades podem ser criadas de acordo com o <text:span text:style-name="T80">parser</text:span> usado.</text:p>
      <text:p text:style-name="P15"/>
      <text:p text:style-name="P17"><text:span text:style-name="T83"><text:tab/>O framework já provê implementações padrão do </text:span><text:span text:style-name="T81">parser</text:span><text:span text:style-name="T83"> para configurar o LINP. Abaixo são descritos estes </text:span><text:span text:style-name="T81">parsers</text:span><text:span text:style-name="T83"> que são encontrados no pacote </text:span><text:span text:style-name="T95">org.lindbergframework.persistence.configuration</text:span><text:span text:style-name="T83">:</text:span></text:p>
      <text:p text:style-name="P15"/>
      <text:list xml:id="list33522461" text:style-name="L10">
        <text:list-item>
          <text:p text:style-name="P167"><text:span text:style-name="T85">SimpleLinpConfiguration</text:span><text:span text:style-name="T97">:</text:span><text:span text:style-name="T96"> Deve ser usado para definição da configuração do LINP programaticamente.</text:span></text:p>
          <text:p text:style-name="P163"/>
        </text:list-item>
        <text:list-item>
          <text:p text:style-name="P160"><text:span text:style-name="T36">XmlLinpConfiguration: </text:span><text:span text:style-name="T33">Parser padrão para definição da configuração baseado em XML de </text:span><text:soft-page-break/><text:span text:style-name="T33">acordo com o schema: </text:span><text:a xlink:type="simple" xlink:href="http://www.lindbergframework.org/schema/lindberg-config.xsd">http://www.lindbergframework.org/schema/lindberg-config.xsd</text:a><text:span text:style-name="T33">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33"><text:tab/>O schema apresentado anteriormente para configuração do CORE, </text:span><text:span text:style-name="T40">lindberg-config.xsd</text:span><text:span text:style-name="T33">, provê uma tag denominada </text:span><text:span text:style-name="T40">linp</text:span><text:span text:style-name="T33">. Esta tag é a tag raiz para toda a configuração do componente LINP via XML usando o parser default XmlLinpConfiguration. A tag </text:span><text:span text:style-name="T40">linp</text:span><text:span text:style-name="T33"> engloba as definições de </text:span><text:span text:style-name="T40">datasource</text:span><text:span text:style-name="T33">, do </text:span><text:span text:style-name="T40">transaction manager, schema padrão, </text:span><text:span text:style-name="T33">da implementação a ser usada para resolver comandos sql, o tipo java a ser usado para tipos de dados sql do tipo </text:span><text:span text:style-name="T40">cursor</text:span><text:span text:style-name="T3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33"><text:tab/>As propriedades que o LINP provê para configuração são apresentadas abaixo e são definidas em </text:span><text:span text:style-name="T40">LinpConfiguration</text:span><text:span text:style-name="T33">:</text:span></text:p>
      <text:list xml:id="list33534100" text:style-name="L11">
        <text:list-header>
          <text:p text:style-name="P164"/>
        </text:list-header>
        <text:list-item>
          <text:p text:style-name="P181"><text:span text:style-name="T120">lindberg.persistence.IntegerCursorType:</text:span><text:span text:style-name="T112"> </text:span></text:p>
          <text:p text:style-name="P182">- Tipo java inteiro <text:s/>para cursores;</text:p>
          <text:p text:style-name="P183"><text:span text:style-name="T48">- Valor padrão é </text:span><text:span text:style-name="T56">java.sql.Types.OTHER.</text:span></text:p>
        </text:list-item>
        <text:list-item>
          <text:p text:style-name="P184"><text:span text:style-name="T83">lindberg.persistence.TransactionManager</text:span><text:span text:style-name="T83">:</text:span></text:p>
          <text:p text:style-name="P184"><text:span text:style-name="T55">- Implementação de </text:span><text:span text:style-name="T53">TransactionManager</text:span><text:span text:style-name="T55"> que será usada para o gerenciamento das transações de banco;</text:span></text:p>
          <text:p text:style-name="P184"><text:span text:style-name="T55">- Valor padrão é </text:span><text:span text:style-name="T54">org.lindbergframework.persistence.transaction.LinpSpringTransactionManager.</text:span></text:p>
        </text:list-item>
        <text:list-item>
          <text:p text:style-name="P185">lindberg.persistence.SqlCommandResolver:</text:p>
          <text:p text:style-name="P184"><text:span text:style-name="T55">- Implementação de </text:span><text:span text:style-name="T53">SqlCommandResolver </text:span><text:span text:style-name="T55">que fará o intercambio entre a aplicação e o repositório de </text:span><text:span text:style-name="T55">comandos sql e atenderá a solicitações de obtenção desses comandos;</text:span></text:p>
          <text:p text:style-name="P184"><text:span text:style-name="T55">- Quando a configuração é definida programaticamente usando </text:span><text:span text:style-name="T53">SimpleLinpConfiguration</text:span><text:span text:style-name="T55"> deve ser informado;</text:span></text:p>
          <text:p text:style-name="P184"><text:span text:style-name="T55">- Usando configuração via XML através de </text:span><text:span text:style-name="T53">XmlLinpConfiguration</text:span><text:span text:style-name="T55"> o valor padrão é </text:span><text:span text:style-name="T54">org.lindbergframework.persistence.sql.XmlSqlCommandResolver.</text:span></text:p>
        </text:list-item>
        <text:list-item>
          <text:p text:style-name="P185">lindberg.persistence.DefaultSchema:</text:p>
          <text:p text:style-name="P182">- Schema de banco padrão que deve ser usado. Essa propriedade é opcional e não possui o valor padrão.</text:p>
        </text:list-item>
      </text:list>
      <text:p text:style-name="P132"/>
      <text:p text:style-name="P134">IMPORTANTE: Além dessas propriedades é importante e necessário definir a parte as configurações de datasource que o LINP usará. Isso será abordado mais a frente.</text:p>
      <text:p text:style-name="P132"/>
      <text:p text:style-name="P14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80">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5"/>
      <text:p text:style-name="P15"/>
      <text:p text:style-name="P25">XmlCoreConfiguration coreConfiguration = </text:p>
      <text:p text:style-name="P27"><text:span text:style-name="T28"><text:s text:c="12"/></text:span><text:span text:style-name="T131">new</text:span><text:span text:style-name="T16"> ClassPathXmlCoreConfiguration(</text:span><text:span text:style-name="T110">"</text:span><text:span text:style-name="T121">org/lindbergframework/configuracao/lindberg-config.xml</text:span><text:span text:style-name="T110">"</text:span><text:span text:style-name="T16">);</text:span></text:p>
      <text:p text:style-name="P87"><text:s text:c="8"/></text:p>
      <text:p text:style-name="P99"><text:span text:style-name="T15">SimpleLinpConfiguration linpConfiguration = </text:span><text:span text:style-name="T126">new</text:span><text:span text:style-name="T15"> SimpleLinpConfiguration();</text:span></text:p>
      <text:p text:style-name="P87"><text:s text:c="8"/></text:p>
      <text:p text:style-name="P87">DataSource ds = createDataSource();</text:p>
      <text:p text:style-name="P99"><text:span text:style-name="T15">DataSourceConfig config = </text:span><text:span text:style-name="T126">new</text:span><text:span text:style-name="T15"> DataSourceConfig(ds, com.mysql.jdbc.Driver.</text:span><text:span text:style-name="T126">class</text:span><text:span text:style-name="T15">);</text:span></text:p>
      <text:p text:style-name="P87"><text:s text:c="8"/></text:p>
      <text:p text:style-name="P87">linpConfiguration.setDataSourceConfig(config);</text:p>
      <text:p text:style-name="P99"><text:span text:style-name="T15">linpConfiguration.setCursorType(LinpConfiguration.</text:span><text:span text:style-name="T179">DEFAULT_INTEGER_CURSOR_TYPE</text:span><text:span text:style-name="T15">);</text:span></text:p>
      <text:p text:style-name="P99"><text:span text:style-name="T15">linpConfiguration.setTransactionManager(</text:span><text:span text:style-name="T126">new</text:span><text:span text:style-name="T15"> LinpSpringTransactionManager(ds));</text:span></text:p>
      <text:p text:style-name="P87"><text:s text:c="8"/></text:p>
      <text:p text:style-name="P87">XmlSqlCommandResolver sqlCommandResolver = </text:p>
      <text:p text:style-name="P99"><text:span text:style-name="T74"><text:s/><text:tab/> <text:s text:c="4"/></text:span><text:span text:style-name="T126">new</text:span><text:span text:style-name="T15"> ClassPathXmlSqlCommandResolver(</text:span><text:span text:style-name="T105">"</text:span><text:span text:style-name="T109">org/lindbergframework/repositorioSql</text:span><text:span text:style-name="T105">/queries.xml",</text:span></text:p>
      <text:p text:style-name="P99"><text:span text:style-name="T105"><text:tab/><text:tab/><text:tab/><text:tab/><text:tab/> <text:s text:c="13"/>"</text:span><text:span text:style-name="T109">org/lindbergframework/repositorioSql</text:span><text:span text:style-name="T105">/updates.xml"</text:span><text:span text:style-name="T15">);</text:span></text:p>
      <text:p text:style-name="P87">linpConfiguration.setSqlCommandResolver(sqlCommandResolver);</text:p>
      <text:p text:style-name="P87"><text:s text:c="8"/></text:p>
      <text:p text:style-name="P87">coreConfiguration.setLinpConfiguration(linpConfiguration);</text:p>
      <text:p text:style-name="P87">CoreContext.<text:span text:style-name="T80">getInstance</text:span>().loadConfiguration(coreConfiguration);</text:p>
      <text:p text:style-name="P87"/>
      <text:p text:style-name="P87"/>
      <text:p text:style-name="P15"><text:tab/>No trecho de código acima é feita a configuração do LINP programaticamente via <text:span text:style-name="T80">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80">ClassPathXmlCoreConfiguration</text:span> para configurações do CORE baseado em um XML que está em nosso classpath. Em seguida criamos nosso <text:span text:style-name="T80">datasource </text:span>e o encapsulamos na classe que representa as configurações de <text:span text:style-name="T80">datasource</text:span> dentro do LINP que é a <text:span text:style-name="T80">DataSourceConfig</text:span>. Para tal passamos a referência do nosso <text:span text:style-name="T80">datasource </text:span>criado (ds) e o Driver que o nosso <text:span text:style-name="T80">datasource</text:span> está usando para criar um novo <text:span text:style-name="T80">DataSourceConfig. </text:span>Isso é mostrado abaixo:</text:p>
      <text:p text:style-name="P15"/>
      <text:p text:style-name="P87">DataSource ds = createDataSource();</text:p>
      <text:p text:style-name="P86">DataSourceConfig config = <text:span text:style-name="T126">new</text:span> DataSourceConfig(ds, com.mysql.jdbc.Driver.<text:span text:style-name="T126">class</text:span>);</text:p>
      <text:p text:style-name="P15"><text:tab/></text:p>
      <text:p text:style-name="P15"><text:tab/>A partir daí definimos as propriedades de acordo com nossa necessidade. Neste caso definimos:</text:p>
      <text:p text:style-name="P15"/>
      <text:list xml:id="list33506094" text:style-name="L12">
        <text:list-item>
          <text:list>
            <text:list-item>
              <text:p text:style-name="P165">DataSourceConfig:</text:p>
              <text:p text:style-name="P169"/>
              <text:p text:style-name="P169">linpConfiguration.setDataSourceConfig(config);</text:p>
              <text:p text:style-name="P169"/>
            </text:list-item>
            <text:list-item>
              <text:p text:style-name="P165">CursorType:</text:p>
              <text:p text:style-name="P165"/>
            </text:list-item>
          </text:list>
        </text:list-item>
      </text:list>
      <text:p text:style-name="P15"><text:tab/> <text:s text:c="4"/><text:span text:style-name="T92">linpConfiguration.setCursorType(LinpConfiguration.</text:span><text:span text:style-name="T180">DEFAULT_INTEGER_CURSOR_TYPE</text:span><text:span text:style-name="T92">);</text:span></text:p>
      <text:p text:style-name="P23"/>
      <text:list xml:id="list38336927" text:continue-numbering="true" text:style-name="L12">
        <text:list-item>
          <text:list>
            <text:list-item>
              <text:p text:style-name="P165">TransactionManager:</text:p>
              <text:p text:style-name="P169"/>
              <text:p text:style-name="P169">linpConfiguration.setTransactionManager(<text:span text:style-name="T126">new</text:span> LinpSpringTransactionManager(ds));</text:p>
              <text:p text:style-name="P169"/>
            </text:list-item>
            <text:list-item>
              <text:p text:style-name="P165">SqlCommandResolver:</text:p>
              <text:p text:style-name="P170">XmlSqlCommandResolver sqlCommandResolver = </text:p>
            </text:list-item>
          </text:list>
          <text:p text:style-name="P173"><text:span text:style-name="T74"><text:s text:c="6"/></text:span><text:span text:style-name="T126">new </text:span><text:span text:style-name="T15">ClassPathXmlSqlCommandResolver(</text:span><text:span text:style-name="T105">"</text:span><text:span text:style-name="T109">org/lindbergframework/repositorioSql</text:span><text:span text:style-name="T105">/queries.xml",</text:span></text:p>
          <text:p text:style-name="P173"><text:span text:style-name="T105"><text:tab/><text:tab/><text:tab/><text:tab/> <text:s text:c="13"/>"</text:span><text:span text:style-name="T109">org/lindbergframework/repositorioSql</text:span><text:span text:style-name="T105">/updates.xml"</text:span><text:span text:style-name="T15">);</text:span></text:p>
          <text:list text:continue-numbering="true">
            <text:list-header>
              <text:p text:style-name="P169">linpConfiguration.setSqlCommandResolver(sqlCommandResolver);</text:p>
            </text:list-header>
          </text:list>
        </text:list-item>
      </text:list>
      <text:p text:style-name="P22"/>
      <text:p text:style-name="P131"><text:span text:style-name="T99">Aqui usamos uma implementação de SqlCommandResolver que trabalha como um repositório de </text:span><text:soft-page-break/><text:span text:style-name="T99">comandos sql em arquivos XML e que será abordada com mais detalhes mais a frente. Esta é a principal implementação de SqlCommandResolver que é provida pelo componente. Neste caso </text:span><text:span text:style-name="T99">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6">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80">CoreContext,</text:span> também inicializará automaticamente o LINP a partir de seu contexto, <text:span text:style-name="T80">LinpContext.</text:span> O <text:span text:style-name="T80">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92">CoreContext.</text:span><text:span text:style-name="T93">getInstance</text:span><text:span text:style-name="T92">().loadConfiguration(coreConfiguration);</text:span> </text:p>
      <text:p text:style-name="P15"/>
      <text:p text:style-name="P15"><text:tab/>O log no concole apresentará, dentre outras coisas, o seguinte trecho após a execução do <text:span text:style-name="T80">loadConfiguration</text:span> indicando o status da inicialização de cada módulo:</text:p>
      <text:p text:style-name="P15"/>
      <text:p text:style-name="P17"><text:span text:style-name="T83"><text:tab/></text:span><text:span text:style-name="T176">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80">CoreContext</text:span> verifica que precisa inicializar LINP<text:span text:style-name="T80"> </text:span>então dispara o processo de inicialização e configuração de <text:span text:style-name="T80">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48">5.3.2 – Configurando o LINP na prática – Usando XML</text:p>
      <text:p text:style-name="P133"/>
      <text:p text:style-name="P135"><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80">&lt;core&gt;</text:span> e as do LINP dentro da tag, de mesmo nível hierárquico no XML, <text:span text:style-name="T80">&lt;linp&gt;. </text:span>As mesmas configurações que foram usadas no exemplo de configuração programaticamente no exemplo anterior pode ser feita, e com mais flexibilidade ainda, via XML.</text:p>
      <text:p text:style-name="P135"><text:tab/><text:tab/></text:p>
      <text:p text:style-name="P135"><text:tab/><text:tab/>Como o XML de configuração do componente <text:span text:style-name="T80">LINP</text:span> é o mesmo do de configuração do <text:span text:style-name="T80">CORE</text:span> do <text:soft-page-break/>framework então o schema é o mesmo. </text:p>
      <text:p text:style-name="P135"/>
      <text:p text:style-name="P135"><text:tab/><text:tab/>Schema: <text:s/><text:a xlink:type="simple" xlink:href="http://www.lindbergframework.org/schema/lindberg-config.xsd">http://www.lindbergframework.org/schema/lindberg-config.xsd</text:a></text:p>
      <text:p text:style-name="P135"/>
      <text:p text:style-name="P135"><text:tab/><text:tab/>A diferença para as configurações do componente de persistência é que novas tags e atributos são usados para configurar o <text:span text:style-name="T80">LINP.</text:span> Estas novas tags estão descritas no schema acima. As propriedades de configuração, seguindo a mesma ideia do <text:span text:style-name="T80">CORE,</text:span> são detalhas abaixo. Seu uso é demonstrado na prática mais a frente:</text:p>
      <text:p text:style-name="P135"/>
      <text:p text:style-name="P141"><text:span text:style-name="T63"><text:tab/><text:tab/>- </text:span><text:span text:style-name="T115">lindberg.persistence.IntegerCursorType</text:span><text:span text:style-name="T119"> </text:span></text:p>
      <text:p text:style-name="P141"><text:span text:style-name="T119"><text:tab/><text:tab/></text:span><text:span text:style-name="T175">(se não for definida o tipo inteiro para cursores de banco <text:s/>padrão será usado – java.sql.Types.OTHER)</text:span><text:span text:style-name="T119">:</text:span></text:p>
      <text:p text:style-name="P141"><text:span text:style-name="T24"><text:tab/><text:tab/></text:span><text:span text:style-name="T75">Tipo inteiro para cursores de banco, quando o banco em uso provê o recurso de cursores. </text:span></text:p>
      <text:p text:style-name="P142"><text:span text:style-name="T63"><text:tab/><text:tab/>Geralmente, quando definida explicitamente é usada alguma constante específica do banco de dados <text:tab/><text:tab/><text:tab/>adotado. </text:span><text:span text:style-name="T63">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72">oracle.jdbc.OracleTypes.CURSOR</text:span><text:span text:style-name="T63">, pois o banco oracle fornece junto com seu driver <text:tab/><text:tab/>uma constante do tipo inteiro (padrão) que identifica tipos de cursores de banco:</text:span></text:p>
      <text:p text:style-name="P138"/>
      <text:p text:style-name="P141"><text:span text:style-name="T75"><text:tab/><text:tab/></text:span><text:span text:style-name="T138">&lt;</text:span><text:span text:style-name="T151">config-property </text:span><text:span text:style-name="T167">name</text:span><text:span text:style-name="T18">=</text:span><text:span text:style-name="T115">"lindberg.persistence.IntegerCursorType"</text:span></text:p>
      <text:p text:style-name="P141"><text:span text:style-name="T115"><text:tab/><text:tab/><text:tab/><text:tab/> <text:s text:c="4"/></text:span><text:span text:style-name="T167">value</text:span><text:span text:style-name="T18">=</text:span><text:span text:style-name="T115">"</text:span><text:span text:style-name="T117">#</text:span><text:span text:style-name="T115">oracle.jdbc.OracleTypes.CURSOR"</text:span><text:span text:style-name="T18"> </text:span><text:span text:style-name="T138">/&gt;</text:span></text:p>
      <text:p text:style-name="P140"><text:tab/><text:tab/></text:p>
      <text:p text:style-name="P135"><text:s/><text:tab/><text:tab/><text:span text:style-name="T183">Observe que foi usado no valor dessa propriedade o carácter coringa </text:span><text:span text:style-name="T82">'#' <text:s/></text:span><text:span text:style-name="T183"><text:s/>para definir que o valor será obtido através da constante estática e pública </text:span><text:span text:style-name="T82">CURSOR</text:span><text:span text:style-name="T183"> na classe </text:span><text:span text:style-name="T82">oracle.jdbc.OracleTypes. </text:span><text:span text:style-name="T183">Esse recurso de carácter coringa foi abordado com detalhes na sessão 3.3.2.1 deste documento.</text:span></text:p>
      <text:p text:style-name="P136"/>
      <text:p text:style-name="P136"/>
      <text:p text:style-name="P137"><text:span text:style-name="T83"><text:tab/><text:tab/>- </text:span><text:span text:style-name="T118">lindberg.persistence.TransactionManager</text:span></text:p>
      <text:p text:style-name="P137"><text:span text:style-name="T113"><text:tab/><text:tab/></text:span><text:span text:style-name="T177">(se não for definida o TransactionManager padrão será usado –</text:span></text:p>
      <text:p text:style-name="P137"><text:span text:style-name="T177"><text:tab/><text:tab/> org.lindbergframework.persistence.transaction.LinpSpringTransactionManager)</text:span><text:span text:style-name="T124">:</text:span></text:p>
      <text:p text:style-name="P137"><text:span text:style-name="T124"><text:tab/><text:tab/></text:span><text:span text:style-name="T187">Implementação de </text:span><text:span text:style-name="T189">TransactionManager</text:span><text:span text:style-name="T187"> que deve ser usada para o gerenciamento de transações.</text:span></text:p>
      <text:p text:style-name="P144"/>
      <text:p text:style-name="P137"><text:span text:style-name="T187"><text:tab/><text:tab/></text:span><text:span text:style-name="T188">O gerenciamento de transações do LINP é detalhado mais a frente.</text:span></text:p>
      <text:p text:style-name="P145"/>
      <text:p text:style-name="P137"><text:span text:style-name="T188"><text:tab/><text:tab/>- </text:span><text:span text:style-name="T114">lindberg.persistence.SqlCommandResolver </text:span><text:span text:style-name="T177">(requerido)</text:span></text:p>
      <text:p text:style-name="P143"><text:span text:style-name="T102"><text:tab/><text:tab/></text:span><text:span text:style-name="T103">Implementação de </text:span><text:span text:style-name="T104">SqlCommandResolver</text:span><text:span text:style-name="T103"> que será usada para resolver comandos sql requisitados pela <text:tab/><text:tab/><text:tab/>aplicação fazendo uma ponte entre os DAO´s (</text:span><text:span text:style-name="T104">Data Access Objects)</text:span><text:span text:style-name="T103"> <text:s/>e o repositório comandos sql.</text:span></text:p>
      <text:p text:style-name="P144"/>
      <text:p text:style-name="P143"><text:span text:style-name="T103"><text:tab/><text:tab/>- </text:span><text:span text:style-name="T113">lindberg.persistence.DefaultSchema </text:span><text:span text:style-name="T177">(opcional)</text:span></text:p>
      <text:p text:style-name="P143"><text:span text:style-name="T113"><text:tab/><text:tab/></text:span><text:span text:style-name="T103">Schema padrão que deve ser usado.</text:span></text:p>
      <text:p text:style-name="P146"><text:tab/><text:tab/></text:p>
      <text:p text:style-name="P139"><text:tab/><text:tab/></text:p>
      <text:p text:style-name="P36"><text:tab/><text:tab/>Abaixo é ilustrado de forma detalhada o schema <text:a xlink:type="simple" xlink:href="http://www.lindbergframework.org/schema/lindberg-config.xsd">lindberg-config.xsd</text:a> no que diz respeito a tag <text:span text:style-name="T80">&lt;linp&gt; </text:span>para definição das configurações do LINP. Observe que a tag &lt;<text:span text:style-name="T80">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183">Importante:</text:span> qualquer tentativa de uso do componente LINP sem que este seja configurado e seu contexto, <text:span text:style-name="T80">LinpContext,</text:span> devidamente inicializado o framework lançará uma <text:span text:style-name="T80">IllegalStateContextException</text:span> com a mensagem descrita abaixo:</text:p>
      <text:p text:style-name="P36"/>
      <text:p text:style-name="P45"><text:span text:style-name="T83"><text:tab/><text:tab/></text:span><text:span text:style-name="T176">Linp Context is not active. Call loadConfiguration static method </text:span></text:p>
      <text:p text:style-name="P107"><text:tab/><text:tab/>in LinpContext to active it</text:p>
      <text:p text:style-name="P107"/>
      <text:p text:style-name="P45"><text:span text:style-name="T176"><text:tab/><text:tab/></text:span><text:span text:style-name="T83">Abaixo é descrito o mesmo XML de configuração apresentado quando abordamos as configurações de CORE só que agora adicionando as configurações do LINP usando um datasource configurado para acessar um banco </text:span><text:span text:style-name="T81">Oracle</text:span><text:span text:style-name="T83">, isso fará com que o CORE configure e inicialize devidamente de forma automática o </text:span><text:span text:style-name="T81">LinpContext.</text:span></text:p>
      <text:p text:style-name="P49"/>
      <text:p text:style-name="P79"><text:span text:style-name="T141">&lt;?</text:span><text:span text:style-name="T155">xml</text:span><text:span text:style-name="T81"> </text:span><text:span text:style-name="T164">version</text:span><text:span text:style-name="T81">=</text:span><text:span text:style-name="T107">"1.0"</text:span><text:span text:style-name="T81"> </text:span><text:span text:style-name="T164">encoding</text:span><text:span text:style-name="T81">=</text:span><text:span text:style-name="T107">"UTF-8"</text:span><text:span text:style-name="T141">?&gt;</text:span></text:p>
      <text:p text:style-name="P97"><text:span text:style-name="T135">&lt;</text:span><text:span text:style-name="T148">lindberg-configuration</text:span> <text:span text:style-name="T162">xmlns</text:span><text:span text:style-name="T15">=</text:span><text:span text:style-name="T106">"http://www.lindbergframework.org/schema"</text:span> <text:span text:style-name="T162">xmlns:xsi</text:span><text:span text:style-name="T15">=</text:span><text:span text:style-name="T106">"http://www.w3.org/2001/XMLSchema-instance"</text:span> <text:span text:style-name="T162">xsi:schemaLocation</text:span><text:span text:style-name="T15">=</text:span><text:span text:style-name="T106">"http://www.lindbergframework.org/schema lindberg-config.xsd "</text:span><text:span text:style-name="T135">&gt;</text:span></text:p>
      <text:p text:style-name="P97"/>
      <text:p text:style-name="P99"><text:span text:style-name="T135">&lt;</text:span><text:span text:style-name="T148">core</text:span><text:span text:style-name="T135">&gt;</text:span></text:p>
      <text:p text:style-name="P99"><text:span text:style-name="T15"><text:s text:c="3"/></text:span><text:span text:style-name="T135">&lt;</text:span><text:span text:style-name="T148">config-property</text:span> <text:span text:style-name="T162">name</text:span><text:span text:style-name="T15">=</text:span><text:span text:style-name="T106">"lindberg.core.di-basepackage"</text:span> <text:s/><text:tab/><text:tab/><text:tab/><text:tab/><text:tab/><text:tab/><text:tab/><text:tab/><text:span text:style-name="T162">value</text:span><text:span text:style-name="T15">=</text:span><text:span text:style-name="T106">"org.lindbergframework.exemplo.*"</text:span><text:span text:style-name="T135">/&gt;</text:span></text:p>
      <text:p text:style-name="P99"><text:span text:style-name="T15"><text:s text:c="3"/></text:span><text:span text:style-name="T135">&lt;</text:span><text:span text:style-name="T148">config-property</text:span> <text:span text:style-name="T162">name</text:span><text:span text:style-name="T15">=</text:span><text:span text:style-name="T106">"lindberg.core.beanfactory"</text:span> <text:s text:c="3"/><text:tab/><text:tab/><text:tab/> <text:s text:c="22"/><text:tab/><text:tab/><text:span text:style-name="T162">value</text:span><text:span text:style-name="T15">=</text:span><text:span text:style-name="T106">"org.lindbergframework.beans.di.context.AnnotationBeanFactory"</text:span><text:span text:style-name="T135">/&gt; </text:span></text:p>
      <text:p text:style-name="P99"><text:span text:style-name="T135">&lt;/</text:span><text:span text:style-name="T148">core</text:span><text:span text:style-name="T135">&gt;</text:span></text:p>
      <text:p text:style-name="P121"/>
      <text:p text:style-name="P97"><text:span text:style-name="T135">&lt;</text:span><text:span text:style-name="T148">linp</text:span><text:span text:style-name="T135">&gt;</text:span></text:p>
      <text:p text:style-name="P97"><text:span text:style-name="T15"><text:s text:c="3"/></text:span><text:span text:style-name="T142">&lt;</text:span><text:span text:style-name="T156">dataSource</text:span><text:span text:style-name="T142"> </text:span><text:span text:style-name="T165">class</text:span><text:span text:style-name="T73">=</text:span><text:span text:style-name="T106">"org.springframework.jdbc.datasource.DriverManagerDataSource"</text:span><text:span text:style-name="T142"> </text:span></text:p>
      <text:p text:style-name="P97"><text:tab/> <text:s text:c="8"/><text:span text:style-name="T162">driver</text:span><text:span text:style-name="T15">=</text:span><text:span text:style-name="T106">"oracle.jdbc.OracleDriver"</text:span> <text:span text:style-name="T162">driverPropertyName</text:span><text:span text:style-name="T15">=</text:span><text:span text:style-name="T106">"driverClassName"</text:span><text:span text:style-name="T135">&gt;</text:span></text:p>
      <text:p text:style-name="P97"><text:span text:style-name="T15"><text:s text:c="5"/></text:span><text:span text:style-name="T135">&lt;</text:span><text:span text:style-name="T148">property</text:span> <text:span text:style-name="T162">name</text:span><text:span text:style-name="T15">=</text:span><text:span text:style-name="T106">"url"</text:span> <text:span text:style-name="T162">value</text:span><text:span text:style-name="T15">=</text:span><text:span text:style-name="T106">"jdbc:oracle:thin:@localhost:1521:xe"</text:span><text:span text:style-name="T135">/&gt;</text:span></text:p>
      <text:p text:style-name="P97"><text:span text:style-name="T15"><text:s text:c="5"/></text:span><text:span text:style-name="T135">&lt;</text:span><text:span text:style-name="T148">property</text:span> <text:span text:style-name="T162">name</text:span><text:span text:style-name="T15">=</text:span><text:span text:style-name="T106">"username"</text:span> <text:span text:style-name="T162">value</text:span><text:span text:style-name="T15">=</text:span><text:span text:style-name="T106">"SYSTEM"</text:span> <text:span text:style-name="T135">/&gt;</text:span></text:p>
      <text:p text:style-name="P97"><text:span text:style-name="T15"><text:s text:c="5"/></text:span><text:span text:style-name="T135">&lt;</text:span><text:span text:style-name="T148">property</text:span> <text:span text:style-name="T162">name</text:span><text:span text:style-name="T15">=</text:span><text:span text:style-name="T106">"password"</text:span> <text:span text:style-name="T162">value</text:span><text:span text:style-name="T15">=</text:span><text:span text:style-name="T106">"admin"</text:span> <text:span text:style-name="T135">/&gt;</text:span></text:p>
      <text:p text:style-name="P97"><text:span text:style-name="T15"><text:s text:c="3"/></text:span><text:span text:style-name="T135">&lt;/</text:span><text:span text:style-name="T148">dataSource</text:span><text:span text:style-name="T135">&gt;</text:span></text:p>
      <text:p text:style-name="P76"><text:tab/><text:tab/></text:p>
      <text:p text:style-name="P97"><text:span text:style-name="T15"><text:s text:c="3"/></text:span><text:span text:style-name="T135">&lt;</text:span><text:span text:style-name="T148">config-properties</text:span><text:span text:style-name="T135">&gt;</text:span></text:p>
      <text:p text:style-name="P97"><text:span text:style-name="T135"><text:s text:c="5"/>&lt;</text:span><text:span text:style-name="T148">config-property</text:span><text:span text:style-name="T135"> </text:span><text:span text:style-name="T162">name</text:span><text:span text:style-name="T15">=</text:span><text:span text:style-name="T106">"lindberg.persistence.IntegerCursorType"</text:span><text:span text:style-name="T135"> <text:tab/><text:tab/><text:tab/><text:tab/> <text:s text:c="4"/><text:tab/> <text:s text:c="2"/></text:span><text:span text:style-name="T162">value</text:span><text:span text:style-name="T15">=</text:span><text:span text:style-name="T106">"#oracle.jdbc.OracleTypes.CURSOR"</text:span><text:span text:style-name="T135"> /&gt;</text:span></text:p>
      <text:p text:style-name="P97"><text:span text:style-name="T135"><text:s text:c="5"/>&lt;</text:span><text:span text:style-name="T148">config-property</text:span> <text:span text:style-name="T162">name</text:span><text:span text:style-name="T15">=</text:span><text:span text:style-name="T106">"lindberg.persistence.TransactionManager"</text:span> <text:s text:c="4"/><text:tab/> <text:s text:c="2"/><text:tab/><text:tab/><text:tab/> <text:s text:c="2"/><text:span text:style-name="T162">value</text:span><text:span text:style-name="T15">=</text:span><text:span text:style-name="T106">"org.lindbergframework.persistence.transaction.LinpSpringTransactionManager"</text:span><text:span text:style-name="T135">/&gt;</text:span></text:p>
      <text:p text:style-name="P97"><text:span text:style-name="T15"><text:s text:c="5"/></text:span><text:span text:style-name="T135">&lt;</text:span><text:span text:style-name="T148">config-property</text:span> <text:span text:style-name="T162">name</text:span><text:span text:style-name="T15">=</text:span><text:span text:style-name="T106">"lindberg.persistence.SqlCommandResolver"</text:span> <text:tab/><text:tab/><text:tab/><text:tab/> <text:s text:c="9"/><text:tab/> <text:s text:c="2"/><text:span text:style-name="T162">value</text:span><text:span text:style-name="T15">=</text:span><text:span text:style-name="T106">"org.lindbergframework.persistence.sql.ClassPathXmlSqlCommandResolver"</text:span><text:span text:style-name="T135">&gt;</text:span><text:span text:style-name="T15"><text:tab/><text:tab/><text:tab/></text:span><text:span text:style-name="T135">&lt;</text:span><text:span text:style-name="T148">property</text:span> <text:span text:style-name="T162">constructor-arg</text:span><text:span text:style-name="T15">=</text:span><text:span text:style-name="T106">"true"</text:span><text:span text:style-name="T135">&gt;</text:span></text:p>
      <text:p text:style-name="P97"><text:span text:style-name="T15"><text:tab/><text:tab/> <text:s text:c="2"/></text:span><text:span text:style-name="T135">&lt;</text:span><text:span text:style-name="T148">array</text:span><text:span text:style-name="T135">&gt;</text:span><text:span text:style-name="T15"> </text:span></text:p>
      <text:p text:style-name="P76"><text:s text:c="15"/><text:tab/><text:span text:style-name="T172">org/lindbergframework/repositorioSql</text:span><text:span text:style-name="T171">/queries.xml; <text:s/><text:tab/><text:tab/><text:tab/><text:tab/><text:tab/><text:tab/><text:tab/><text:tab/></text:span><text:span text:style-name="T172">org/lindbergframework/repositorioSql</text:span><text:span text:style-name="T171">/updates.xml</text:span></text:p>
      <text:p text:style-name="P97"><text:span text:style-name="T15"><text:tab/><text:tab/> <text:s text:c="2"/></text:span><text:span text:style-name="T135">&lt;/</text:span><text:span text:style-name="T148">array</text:span><text:span text:style-name="T135">&gt;</text:span></text:p>
      <text:p text:style-name="P97"><text:span text:style-name="T15"><text:tab/><text:tab/></text:span><text:span text:style-name="T135">&lt;/</text:span><text:span text:style-name="T148">property</text:span><text:span text:style-name="T135">&gt;</text:span></text:p>
      <text:p text:style-name="P97"><text:span text:style-name="T15"><text:tab/></text:span><text:span text:style-name="T135">&lt;/</text:span><text:span text:style-name="T148">config-property</text:span><text:span text:style-name="T135">&gt;</text:span></text:p>
      <text:p text:style-name="P97"><text:span text:style-name="T15"><text:s text:c="3"/></text:span><text:span text:style-name="T135">&lt;/</text:span><text:span text:style-name="T148">config-properties</text:span><text:span text:style-name="T135">&gt;</text:span></text:p>
      <text:p text:style-name="P97"/>
      <text:p text:style-name="P97"><text:span text:style-name="T135">&lt;/</text:span><text:span text:style-name="T148">linp</text:span><text:span text:style-name="T135">&gt;</text:span></text:p>
      <text:p text:style-name="P97"/>
      <text:p text:style-name="P97"><text:span text:style-name="T135">&lt;/</text:span><text:span text:style-name="T148">lindberg-configuration</text:span><text:span text:style-name="T135">&gt;</text:span></text:p>
      <text:p text:style-name="P123"/>
      <text:p text:style-name="P123"><text:tab/><text:span text:style-name="T35">O xml acima contém no mesmo arquivo tanto as configurações de CORE quanto, agora, as do componente </text:span><text:span text:style-name="T39">LINP. </text:span><text:span text:style-name="T35">As configurações do </text:span><text:span text:style-name="T39">CORE </text:span><text:span text:style-name="T35">não serão abordadas neste momento, visto que isto já foi feito na sessão dedicada ao </text:span><text:span text:style-name="T39">CORE</text:span><text:span text:style-name="T35"> no início deste documento. No que diz respeito ao </text:span><text:span text:style-name="T39">LINP </text:span><text:span text:style-name="T35">as </text:span><text:soft-page-break/><text:span text:style-name="T35">configurações são definidas a partir da tag </text:span><text:span text:style-name="T39">&lt;linp&gt;</text:span><text:span text:style-name="T35"> e estas defines as propriedades do datasource, para conexão com o banco de dados, o schema padrão a ser usado, o gerenciador de transações </text:span><text:span text:style-name="T39">(TransactionManager)</text:span><text:span text:style-name="T35">, a classe que trabalhará como camada intermediária entre a aplicação e o repositório de comandos sql </text:span><text:span text:style-name="T39">(SqlCommandResolver) </text:span><text:span text:style-name="T35">atendendo as requisições por comandos sql.</text:span></text:p>
      <text:p text:style-name="P37"><text:tab/></text:p>
      <text:p text:style-name="P37"><text:tab/>As configurações do LINP definidas no exemplo acima são detalhadas abaixo:</text:p>
      <text:p text:style-name="P37"/>
      <text:list xml:id="list33527894" text:style-name="L13">
        <text:list-item>
          <text:list>
            <text:list-header>
              <text:p text:style-name="P186"><text:span text:style-name="T36">* <text:s/>DataSource: </text:span><text:span text:style-name="T33">Tag &lt;</text:span><text:span text:style-name="T40">dataSource&gt;</text:span><text:span text:style-name="T33"> é específica, única e define as configurações de conexão com o banco de dados. No nosso exemplo usamos uma conexão com um banco local Oracle. Esta tag será <text:s text:c="2"/>abordada em detalhes mais a frente;</text:span></text:p>
              <text:p text:style-name="P187"/>
              <text:p text:style-name="P188"><text:span text:style-name="T193">* <text:s/></text:span><text:span text:style-name="T190">lindberg.persistence.IntegerCursorType</text:span><text:span text:style-name="T193">: </text:span><text:span text:style-name="T33">Tipo específico inteiro Sql para Cursores de banco. Para este o banco usado no exemplo, Oracle, temos um tipo sql específico para cursores de banco: </text:span><text:span text:style-name="T43">oracle.jdbc.OracleTypes.CURSOR. </text:span><text:span text:style-name="T41">Por ser uma constante, então esse valor é definido precedido pelo caracter</text:span><text:span text:style-name="T43"> </text:span><text:span text:style-name="T36">'#'</text:span><text:span text:style-name="T33">;</text:span></text:p>
            </text:list-header>
          </text:list>
        </text:list-item>
      </text:list>
      <text:p text:style-name="P151"/>
      <text:p text:style-name="P149"><text:span text:style-name="T193">* <text:s/></text:span><text:span text:style-name="T190">lindberg.persistence.TransactionManager: </text:span><text:span text:style-name="T195">Gerenciador de transações que será usado para transações de banco. Para este exemplo é usado a implementação padrão de </text:span><text:span text:style-name="T191">TransactionManager, </text:span><text:span text:style-name="T195"><text:s/></text:span><text:span text:style-name="T191">LinpSpringTransactionManager. </text:span><text:span text:style-name="T195">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91">TransactionManager <text:s/></text:span><text:span text:style-name="T195">consistente;</text:span></text:p>
      <text:p text:style-name="P152"/>
      <text:p text:style-name="P149"><text:span text:style-name="T193">* <text:s/></text:span><text:span text:style-name="T190">lindberg.persistence.SqlCommandResolver: </text:span><text:span text:style-name="T195">Implementação de </text:span><text:span text:style-name="T191">SqlCommandResolver</text:span><text:span text:style-name="T195">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91">classpath</text:span><text:span text:style-name="T195"> da aplicação, </text:span><text:span text:style-name="T191">ClassPathXmlSqlCommandResolver.</text:span><text:span text:style-name="T195"> Observe que esta propriedade de configuração define um parâmetro de construtor para o resolver que é um array de Strings. Esse parâmetro define o caminho onde estão os arquivos XML dentro do </text:span><text:span text:style-name="T191">classpath </text:span><text:span text:style-name="T195">contendo os comanos SQL que serão usados pela implementação de </text:span><text:span text:style-name="T191">SqlCommandResolver</text:span><text:span text:style-name="T195"> especificada. Neste caso isto foi definido dentro da tag da </text:span><text:span text:style-name="T191">&lt;config-property&gt;</text:span><text:span text:style-name="T195"> da propriedade de configuração do resolver no trecho a seguir:</text:span></text:p>
      <text:p text:style-name="P152"><text:tab/></text:p>
      <text:p text:style-name="P149"><text:span text:style-name="T195"><text:tab/></text:span><text:span text:style-name="T139">&lt;</text:span><text:span text:style-name="T152">property</text:span><text:span text:style-name="T196"> </text:span><text:span text:style-name="T168">constructor-arg</text:span><text:span text:style-name="T17">=</text:span><text:span text:style-name="T116">"true"</text:span><text:span text:style-name="T139">&gt;</text:span></text:p>
      <text:p text:style-name="P97"><text:span text:style-name="T15"><text:tab/><text:tab/> <text:s text:c="2"/></text:span><text:span text:style-name="T135">&lt;</text:span><text:span text:style-name="T148">array</text:span><text:span text:style-name="T135">&gt;</text:span><text:span text:style-name="T15"> </text:span></text:p>
      <text:p text:style-name="P76"><text:s text:c="15"/><text:tab/><text:span text:style-name="T172">org/lindbergframework/repositorioSql</text:span><text:span text:style-name="T171">/queries.xml; <text:s/><text:tab/><text:tab/><text:tab/><text:tab/><text:tab/><text:tab/><text:tab/><text:tab/></text:span><text:span text:style-name="T172">org/lindbergframework/repositorioSql</text:span><text:span text:style-name="T171">/updates.xml</text:span></text:p>
      <text:p text:style-name="P97"><text:span text:style-name="T15"><text:tab/><text:tab/> <text:s text:c="2"/></text:span><text:span text:style-name="T135">&lt;/</text:span><text:span text:style-name="T148">array</text:span><text:span text:style-name="T135">&gt;</text:span></text:p>
      <text:p text:style-name="P150"><text:span text:style-name="T35"><text:tab/></text:span><text:span text:style-name="T145">&lt;/</text:span><text:span text:style-name="T158">property</text:span><text:span text:style-name="T145">&gt;</text:span></text:p>
      <text:p text:style-name="P153"/>
      <text:p text:style-name="P150"><text:span text:style-name="T194">Observe que a </text:span><text:span text:style-name="T192">&lt;property&gt;</text:span><text:span text:style-name="T194"> acima tem o atributo </text:span><text:span text:style-name="T192">constructor-arg</text:span><text:span text:style-name="T194"> definido para </text:span><text:span text:style-name="T192">'true'</text:span><text:span text:style-name="T194"> indicando que é um parâmetro do construtor do resolver.</text:span></text:p>
      <text:p text:style-name="P152"/>
      <text:p text:style-name="P149"><text:span text:style-name="T195">O Schema para esse tipo de repositório de comandos usando XML, </text:span><text:span text:style-name="T191">linp-sqlMapping.xsd</text:span><text:span text:style-name="T195">, o formato do XML e os detalhes da definição de comandos sql em um repositório dessa natureza a partir desse resolver serão abordados mais a frente.</text:span></text:p>
      <text:p text:style-name="P37"><text:soft-page-break/></text:p>
      <text:p text:style-name="P154">5.3.2.1 – A tag &lt;dataSource&gt;</text:p>
      <text:p text:style-name="P154"/>
      <text:p text:style-name="P124"><text:span text:style-name="T35"><text:tab/> <text:tab/>A tag </text:span><text:span text:style-name="T39">dataSource</text:span><text:span text:style-name="T35"> é um sub-tag dentro da tag </text:span><text:span text:style-name="T39">linp</text:span><text:span text:style-name="T35">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24"><text:span text:style-name="T35"><text:tab/><text:tab/>Atributos da tag </text:span><text:span text:style-name="T42">dataSource</text:span><text:span text:style-name="T39">:</text:span></text:p>
      <text:p text:style-name="P51"/>
      <text:p text:style-name="P124"><text:span text:style-name="T39"><text:tab/><text:tab/>* </text:span><text:span text:style-name="T42">class:</text:span><text:span text:style-name="T39"> </text:span><text:span text:style-name="T35">Classe que é a implementação da interface </text:span><text:span text:style-name="T39">javax,sql,DataSource</text:span><text:span text:style-name="T35"> que deve ser usada;</text:span></text:p>
      <text:p text:style-name="P124"><text:span text:style-name="T35"><text:tab/><text:tab/>* </text:span><text:span text:style-name="T42">driver:</text:span><text:span text:style-name="T39"> </text:span><text:span text:style-name="T35">Drive a ser carregado do banco de dados utilizado;</text:span></text:p>
      <text:p text:style-name="P124"><text:span text:style-name="T35"><text:tab/><text:tab/>* </text:span><text:span text:style-name="T42">driverPropertyName:</text:span><text:span text:style-name="T39"> </text:span><text:span text:style-name="T35">Nome da propriedade onde será setado o driver na implementação do <text:tab/><text:tab/><text:tab/>datasource a ser usada. O valor padrão desse atributo é </text:span><text:span text:style-name="T42">'driver'</text:span><text:span text:style-name="T35">. Exemplo de uso desse atributo. <text:tab/><text:tab/>Digamos que a implementação de </text:span><text:span text:style-name="T39">DataSource</text:span><text:span text:style-name="T35"> a ser usada seja a </text:span><text:span text:style-name="T39">DriverManagerDataSource</text:span><text:span text:style-name="T35">, do <text:tab/><text:tab/>spring. Para esta implementação o driver é setado através do método </text:span><text:span text:style-name="T39">setDriverClassName, </text:span><text:span text:style-name="T35">então <text:tab/><text:tab/>esse atributo seria definido como </text:span><text:span text:style-name="T39">'driverClassName'.</text:span></text:p>
      <text:p text:style-name="P51"/>
      <text:p text:style-name="P125"><text:span text:style-name="T45"><text:tab/><text:tab/>Essa tag também aceita o uso da tag </text:span><text:span text:style-name="T39">property</text:span><text:span text:style-name="T45"> do mesmo modo que foi explicado e utilizado nos exemplos anteriores. Essa tag pode ser usada aqui de modo a definir propriedades a serem setadas na instancia da implementação de </text:span><text:span text:style-name="T39">dataSource </text:span><text:span text:style-name="T45">definida. Por exemplo, é comum quando se define um </text:span><text:span text:style-name="T39">DataSource, </text:span><text:span text:style-name="T45">configurar a url do banco, o driver, o usuário e a senha. Esses são alguns dos atributos que são comuns na definição e uso da maioria das implementações de </text:span><text:span text:style-name="T39">DataSoure</text:span><text:span text:style-name="T45">. Então o uso da tag </text:span><text:span text:style-name="T39">property</text:span><text:span text:style-name="T45"> aqui seria necessário para efetuar essas configurações.</text:span></text:p>
      <text:p text:style-name="P38"/>
      <text:p text:style-name="P125"><text:span text:style-name="T45"><text:tab/><text:tab/>Abaixo a tag </text:span><text:span text:style-name="T39">DataSource</text:span><text:span text:style-name="T45"> do exemplo anterior é detalhada:</text:span></text:p>
      <text:p text:style-name="P125"><text:span text:style-name="T45"><text:tab/><text:tab/></text:span><text:span text:style-name="T87">&lt;</text:span><text:span text:style-name="T160">linp</text:span><text:span text:style-name="T87">&gt;</text:span></text:p>
      <text:p text:style-name="P127"><text:span text:style-name="T61"><text:s text:c="18"/></text:span><text:span text:style-name="T134">&lt;</text:span><text:span text:style-name="T159">dataSource </text:span><text:span text:style-name="T134"><text:tab/> <text:s text:c="6"/><text:tab/><text:tab/><text:tab/><text:tab/><text:tab/><text:tab/><text:tab/><text:tab/><text:tab/><text:tab/><text:tab/><text:tab/> <text:s text:c="7"/></text:span><text:span text:style-name="T170">class</text:span><text:span text:style-name="T76">=</text:span><text:span text:style-name="T125">"org.springframework.jdbc.datasource.DriverManagerDataSource"</text:span><text:span text:style-name="T134"> </text:span></text:p>
      <text:p text:style-name="P105"><text:tab/> <text:s text:c="7"/><text:span text:style-name="T162">driver</text:span><text:span text:style-name="T15">=</text:span><text:span text:style-name="T106">"oracle.jdbc.OracleDriver"</text:span> <text:span text:style-name="T162">driverPropertyName</text:span><text:span text:style-name="T15">=</text:span><text:span text:style-name="T106">"driverClassName"</text:span><text:span text:style-name="T135">&gt;</text:span></text:p>
      <text:p text:style-name="P105"><text:span text:style-name="T15"><text:s text:c="5"/><text:tab/> <text:s text:c="5"/></text:span><text:span text:style-name="T135">&lt;</text:span><text:span text:style-name="T148">property</text:span> <text:span text:style-name="T162">name</text:span><text:span text:style-name="T15">=</text:span><text:span text:style-name="T106">"url"</text:span> <text:span text:style-name="T162">value</text:span><text:span text:style-name="T15">=</text:span><text:span text:style-name="T106">"jdbc:oracle:thin:@localhost:1521:xe"</text:span><text:span text:style-name="T135">/&gt;</text:span></text:p>
      <text:p text:style-name="P105"><text:span text:style-name="T15"><text:s text:c="11"/></text:span><text:span text:style-name="T135">&lt;</text:span><text:span text:style-name="T148">property</text:span> <text:span text:style-name="T162">name</text:span><text:span text:style-name="T15">=</text:span><text:span text:style-name="T106">"username"</text:span> <text:span text:style-name="T162">value</text:span><text:span text:style-name="T15">=</text:span><text:span text:style-name="T106">"SYSTEM"</text:span> <text:span text:style-name="T135">/&gt;</text:span></text:p>
      <text:p text:style-name="P105"><text:span text:style-name="T15"><text:s text:c="11"/></text:span><text:span text:style-name="T135">&lt;</text:span><text:span text:style-name="T148">property</text:span> <text:span text:style-name="T162">name</text:span><text:span text:style-name="T15">=</text:span><text:span text:style-name="T106">"password"</text:span> <text:span text:style-name="T162">value</text:span><text:span text:style-name="T15">=</text:span><text:span text:style-name="T106">"admin"</text:span> <text:span text:style-name="T135">/&gt;</text:span></text:p>
      <text:p text:style-name="P128"><text:span text:style-name="T61"><text:s text:c="2"/></text:span><text:span text:style-name="T31"><text:s text:c="7"/></text:span><text:span text:style-name="T94">&lt;/</text:span><text:span text:style-name="T154">dataSource</text:span><text:span text:style-name="T94">&gt;</text:span></text:p>
      <text:p text:style-name="P129"><text:s text:c="8"/>... </text:p>
      <text:p text:style-name="P155"><text:span text:style-name="T84"><text:s/><text:tab/><text:tab/> <text:s text:c="4"/></text:span><text:span text:style-name="T139">&lt;/</text:span><text:span text:style-name="T152">linp</text:span><text:span text:style-name="T139">&gt;</text:span></text:p>
      <text:p text:style-name="P156"/>
      <text:p text:style-name="P156"><text:tab/><text:tab/></text:p>
      <text:p text:style-name="P63"><text:tab/><text:tab/><text:span text:style-name="T13">O trecho de código acima define:</text:span></text:p>
      <text:p text:style-name="P63"><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3"><text:span text:style-name="T13"><text:tab/><text:tab/>* O driver para um banco oracle a ser usado, </text:span><text:span text:style-name="T9">oracle.jdbc.OracleDriver;</text:span></text:p>
      <text:p text:style-name="P33"><text:tab/><text:tab/>* O nome da propriedade onde será setado o driver no dataSource, <text:span text:style-name="T80">driverClassName</text:span>;</text:p>
      <text:p text:style-name="P33"><text:tab/><text:tab/>* 3 propriedades que serão setada no dataSource quando este for criado:</text:p>
      <text:p text:style-name="P33"><text:tab/><text:tab/><text:tab/>1 – url: <text:span text:style-name="T80">jdbc:oracle:thin:@localhost:1521:xe</text:span></text:p>
      <text:p text:style-name="P33"><text:span text:style-name="T80"><text:tab/><text:tab/><text:tab/>2 – </text:span>username: <text:span text:style-name="T80">SYSTEM</text:span></text:p>
      <text:p text:style-name="P33"><text:span text:style-name="T80"><text:tab/><text:tab/><text:tab/></text:span>3 – <text:span text:style-name="T80">password: admin</text:span></text:p>
      <text:p text:style-name="P110"><text:tab/><text:tab/></text:p>
      <text:p text:style-name="P111"><text:soft-page-break/><text:span text:style-name="T87"><text:tab/><text:tab/></text:span><text:span text:style-name="T37">Importane: </text:span><text:span text:style-name="T35">Um detalhe importante é que dependendo da implementação do </text:span><text:span text:style-name="T45">dataSource</text:span><text:span text:style-name="T35"> a ser usada o </text:span><text:span text:style-name="T45">driver</text:span><text:span text:style-name="T35">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5">class</text:span><text:span text:style-name="T35">. Um exemplo de DataSource que recebe o </text:span><text:span text:style-name="T35">driver como um parâmetro do tipo </text:span><text:span text:style-name="T45">class</text:span><text:span text:style-name="T35"> diretamente é outra implementação do spring </text:span><text:span text:style-name="T46">org.springframework.jdbc.datasource.SimpleDriverDataSource. </text:span><text:span text:style-name="T38">Para estes casos basta usar o caráter “#” da mesma forma que nos outros casos apresentados de uso desse caráter especial.</text:span></text:p>
      <text:p text:style-name="P111"><text:span text:style-name="T38"><text:tab/><text:tab/>Caso usássemos essa outra implementação então a nova definição da tag ficaria como abaixo. Lembrando que essa implementação usa o nome padrão da propriedade do driver, </text:span><text:span text:style-name="T46">'driver',</text:span><text:span text:style-name="T38"> então o atributo </text:span><text:span text:style-name="T46">driverPropertyName</text:span><text:span text:style-name="T38"> não é necessário pois o valor padrão, como foi dito, já é </text:span><text:span text:style-name="T46">'driver'. </text:span><text:span text:style-name="T38">Então a tag ficaria da seguitne forma:</text:span></text:p>
      <text:p text:style-name="P42"/>
      <text:p text:style-name="P111"><text:span text:style-name="T38"><text:tab/><text:tab/></text:span><text:span text:style-name="T146">&lt;</text:span><text:span text:style-name="T161">linp</text:span><text:span text:style-name="T146">&gt;</text:span></text:p>
      <text:p text:style-name="P104"><text:span text:style-name="T49"><text:s text:c="18"/></text:span><text:span text:style-name="T147">&lt;</text:span><text:span text:style-name="T159">dataSource </text:span><text:span text:style-name="T147"><text:tab/> <text:s text:c="6"/><text:tab/><text:tab/><text:tab/><text:tab/><text:tab/><text:tab/><text:tab/><text:tab/><text:tab/><text:tab/><text:tab/><text:tab/> <text:s text:c="7"/></text:span><text:span text:style-name="T170">class</text:span><text:span text:style-name="T76">=</text:span><text:span text:style-name="T125">"org.springframework.jdbc.datasource.SimpleDriverDataSource"</text:span> </text:p>
      <text:p text:style-name="P105"><text:tab/> <text:s text:c="7"/><text:span text:style-name="T162">driver</text:span><text:span text:style-name="T15">=</text:span><text:span text:style-name="T106">"#oracle.jdbc.OracleDriver"</text:span><text:span text:style-name="T135">&gt;</text:span></text:p>
      <text:p text:style-name="P105"><text:span text:style-name="T15"><text:s text:c="5"/><text:tab/> <text:s text:c="5"/></text:span><text:span text:style-name="T135">&lt;</text:span><text:span text:style-name="T148">property</text:span> <text:span text:style-name="T162">name</text:span><text:span text:style-name="T15">=</text:span><text:span text:style-name="T106">"url"</text:span> <text:span text:style-name="T162">value</text:span><text:span text:style-name="T15">=</text:span><text:span text:style-name="T106">"jdbc:oracle:thin:@localhost:1521:xe"</text:span><text:span text:style-name="T135">/&gt;</text:span></text:p>
      <text:p text:style-name="P105"><text:span text:style-name="T15"><text:s text:c="11"/></text:span><text:span text:style-name="T135">&lt;</text:span><text:span text:style-name="T148">property</text:span> <text:span text:style-name="T162">name</text:span><text:span text:style-name="T15">=</text:span><text:span text:style-name="T106">"username"</text:span> <text:span text:style-name="T162">value</text:span><text:span text:style-name="T15">=</text:span><text:span text:style-name="T106">"SYSTEM"</text:span> <text:span text:style-name="T135">/&gt;</text:span></text:p>
      <text:p text:style-name="P105"><text:span text:style-name="T15"><text:s text:c="11"/></text:span><text:span text:style-name="T135">&lt;</text:span><text:span text:style-name="T148">property</text:span> <text:span text:style-name="T162">name</text:span><text:span text:style-name="T15">=</text:span><text:span text:style-name="T106">"password"</text:span> <text:span text:style-name="T162">value</text:span><text:span text:style-name="T15">=</text:span><text:span text:style-name="T106">"admin"</text:span> <text:span text:style-name="T135">/&gt;</text:span></text:p>
      <text:p text:style-name="P128"><text:span text:style-name="T61"><text:s text:c="2"/></text:span><text:span text:style-name="T31"><text:s text:c="7"/></text:span><text:span text:style-name="T94">&lt;/</text:span><text:span text:style-name="T154">dataSource</text:span><text:span text:style-name="T94">&gt;</text:span></text:p>
      <text:p text:style-name="P129"><text:s text:c="8"/>... </text:p>
      <text:p text:style-name="P111"><text:span text:style-name="T38"><text:s/><text:tab/><text:tab/> </text:span><text:span text:style-name="T146">&lt;/</text:span><text:span text:style-name="T161">linp</text:span><text:span text:style-name="T146">&gt;</text:span></text:p>
      <text:p text:style-name="P126"/>
      <text:p text:style-name="P126"/>
      <text:p text:style-name="P111"><text:span text:style-name="T146"><text:tab/><text:tab/></text:span><text:span text:style-name="T58">5.4 – Repositório de comandos SQL – Mais Detalhes</text:span></text:p>
      <text:p text:style-name="P64"/>
      <text:p text:style-name="P110"><text:span text:style-name="T38"><text:tab/><text:tab/>Como já foi falado no momento em que foi abordado a configuração do </text:span><text:span text:style-name="T46">linp</text:span><text:span text:style-name="T38">, o componente trabalha com o conceito de repositório de comandos sql. O repositório de comandos sql é o local onde são encontrados os comandos e as definições necessárias para uma chamada sql, seja ela um </text:span><text:span text:style-name="T46">select,</text:span><text:span text:style-name="T38"> </text:span><text:span text:style-name="T46">update, delete, </text:span><text:span text:style-name="T38">uma chamada a uma </text:span><text:span text:style-name="T46">stored procedure</text:span><text:span text:style-name="T38">, uma </text:span><text:span text:style-name="T46">stored function</text:span><text:span text:style-name="T38">, etc... O componente se comunica com o repositório e obtém essas definições a partir da interface </text:span><text:span text:style-name="T46">SqlCommandResolver, </text:span><text:span text:style-name="T38">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6">linp</text:span><text:span text:style-name="T38"> funciona baseado em interfaces então a implementação a ser usada para o </text:span><text:span text:style-name="T46">SqlCommandResolver</text:span><text:span text:style-name="T38"> quem define é você. Essa implementação é quem será responsável por intermediar toda a comunicação entre o componente e o repositório de comandos sql.</text:span></text:p>
      <text:p text:style-name="P34"><text:tab/></text:p>
      <text:p text:style-name="P111"><text:span text:style-name="T35"><text:tab/><text:tab/>A implementação a ser usada de SqlCommandResolver é definida no arquivo de configuração do framework na parte de configuração do </text:span><text:span text:style-name="T45">linp</text:span><text:span text:style-name="T35">. Considerando que esteja usando a configuração padrão via XML do framework, então isto seria uma propriedade de configuração do componente – </text:span><text:span text:style-name="T46">lindberg.persistence.SqlCommandResolver.</text:span></text:p>
      <text:p text:style-name="P54"/>
      <text:p text:style-name="P111"><text:span text:style-name="T46"><text:tab/><text:tab/>O</text:span><text:span text:style-name="T35"> </text:span><text:span text:style-name="T45">linp</text:span><text:span text:style-name="T35"> já fornece uma implementação padrão de </text:span><text:span text:style-name="T45">SqlCommandResolver</text:span><text:span text:style-name="T35"> que trabalha com um repositório de comandos sql em arquivos XML baseado em um schema padrão do lindbergframework para definição de comandos sql. Essa implementação padrão será detalhada mais a frente.</text:span></text:p>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text:s/><text:tab/><text:tab/>Abaixo é ilustrado como funciona <text:s/>essa intermediação:</text:p>
      <text:p text:style-name="P110"><draw:frame draw:style-name="fr2" draw:name="figura4" text:anchor-type="paragraph" svg:width="19.05cm" svg:height="11.396cm" draw:z-index="3"><draw:image xlink:href="Pictures/10000000000002D00000016F5D226DFA.jpg" xlink:type="simple" xlink:show="embed" xlink:actuate="onLoad"/></draw:frame><text:soft-page-break/></text:p>
      <text:p text:style-name="P110"><text:tab/><text:tab/><text:span text:style-name="T58">5.5 – Usando o LINP na prática nos DAO´s</text:span></text:p>
      <text:p text:style-name="P64"/>
      <text:p text:style-name="P110"><text:span text:style-name="T58"><text:tab/><text:tab/></text:span><text:span text:style-name="T38">O Linp fornece uma interface que define um </text:span><text:span text:style-name="T46">template </text:span><text:span text:style-name="T38"><text:s/>que é uma classe que deve fornecer todos os serviços de persistência que o componente provê, como: </text:span><text:span text:style-name="T46">selects</text:span><text:span text:style-name="T38">, </text:span><text:span text:style-name="T46">updates</text:span><text:span text:style-name="T38">, chamadas a </text:span><text:span text:style-name="T46">procedures</text:span><text:span text:style-name="T38"> e </text:span><text:span text:style-name="T46">functions</text:span><text:span text:style-name="T38">, população de objetos retornados por consultas e parâmetros de saída de </text:span><text:span text:style-name="T46">procedures</text:span><text:span text:style-name="T38"> e resultados de </text:span><text:span text:style-name="T46">functions</text:span><text:span text:style-name="T38">, etc... A interface que define um template é: </text:span></text:p>
      <text:p text:style-name="P53"/>
      <text:p text:style-name="P53"><text:tab/><text:tab/>org.lindbergframework.persistence.PersistenceTemplate</text:p>
      <text:p text:style-name="P53"/>
      <text:p text:style-name="P112"><text:span text:style-name="T46"><text:tab/><text:tab/></text:span><text:span text:style-name="T35">Essa interface fornece métodos para execução de comandos sql diretamente ou acessando o repositório de comandos sql, fornece também a obtenção de uma instancia direta de </text:span><text:span text:style-name="T45">Connection, </text:span><text:span text:style-name="T35">do </text:span><text:span text:style-name="T45">DataSource </text:span><text:span text:style-name="T35">definido, do </text:span><text:span text:style-name="T45">SqlCommandResolver </text:span><text:span text:style-name="T35">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13"><text:span text:style-name="T35"><text:tab/><text:tab/>Os DAO´s trabalharão fazendo uso de uma instância do </text:span><text:span text:style-name="T39">template. </text:span><text:span text:style-name="T35">Para tal o DAO deve estender a classe </text:span><text:span text:style-name="T42">org.lindbergframework.persistence.dao.LinpDAO</text:span><text:span text:style-name="T35"> que já fornece o método </text:span><text:span text:style-name="T42">getPersistTemplate()</text:span><text:span text:style-name="T78"> </text:span><text:span text:style-name="T35">para a obtenção de uma instância da implementação padrão do </text:span><text:span text:style-name="T39">template </text:span><text:span text:style-name="T35">já configurada e pronta para ser usada. A implementação padrão que o framework provê é:</text:span></text:p>
      <text:p text:style-name="P53"><text:tab/><text:tab/>org.lindbergframework.persistence.impl.LinpTemplate</text:p>
      <text:p text:style-name="P112"><text:span text:style-name="T35"><text:tab/><text:tab/>O </text:span><text:span text:style-name="T45">template</text:span><text:span text:style-name="T35"> retornado pelo </text:span><text:span text:style-name="T46">LinpDAO</text:span><text:span text:style-name="T38"> </text:span><text:span text:style-name="T35">já vem pronto e conectado com o repositório de comandos sql definido de modo que você não precisa se preocupar com nada referente a isso. É só estender e usar. Lembrando que é necessária a correta configuração do componente Linp seja no XML, seja </text:span><text:soft-page-break/><text:span text:style-name="T35">programaticamente, seja lá qual a implementação de LinpConfiguration você estiver usando.</text:span></text:p>
      <text:p text:style-name="P34"/>
      <text:p text:style-name="P112"><text:span text:style-name="T35"><text:tab/><text:tab/></text:span><text:span text:style-name="T59">5.6 – População de Beans Multi-Nível</text:span></text:p>
      <text:p text:style-name="P64"/>
      <text:p text:style-name="P112"><text:span text:style-name="T59"><text:tab/><text:tab/></text:span><text:span text:style-name="T35">A forma tradicional de se popular uma lista de objetos a partir de uma query ou como resultado de <text:s/>parâmetros de saída de uma chamada a uma </text:span><text:span text:style-name="T45">sotred procedure </text:span><text:span text:style-name="T35">ou function é percorrendo um </text:span><text:span text:style-name="T45">ResultSet</text:span><text:span text:style-name="T35">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14"><text:span text:style-name="T49"><text:tab/><text:tab/></text:span><text:span text:style-name="T51">Nome <text:s text:c="11"/></text:span><text:span text:style-name="T49"><text:s text:c="2"/></text:span><text:span text:style-name="T51">CPF <text:s text:c="14"/></text:span><text:span text:style-name="T49"><text:s text:c="2"/></text:span><text:span text:style-name="T51">Bairro </text:span><text:span text:style-name="T49"><text:s text:c="2"/></text:span><text:span text:style-name="T51">Rua <text:s text:c="20"/></text:span><text:span text:style-name="T49"><text:s/></text:span><text:span text:style-name="T51">Numero</text:span><text:span text:style-name="T49"> </text:span><text:span text:style-name="T51">CEP <text:s text:c="8"/></text:span></text:p>
      <text:p text:style-name="P74"/>
      <text:p text:style-name="P73"><text:tab/><text:tab/>João Da Silva <text:s/>111111111-11 <text:s/>Farol <text:s text:c="3"/>Maria das Graças 102 <text:s text:c="7"/>98765-321</text:p>
      <text:p text:style-name="P73"/>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15"><text:span text:style-name="T49"><text:tab/><text:tab/>O </text:span><text:span text:style-name="T61">linp</text:span><text:span text:style-name="T49"> fornece uma interface que define um populador de beans que é:</text:span></text:p>
      <text:p text:style-name="P34"/>
      <text:p text:style-name="P53"><text:tab/><text:tab/> <text:s text:c="5"/>org.lindbergframework.persistence.beans.BeanPopulator</text:p>
      <text:p text:style-name="P53"><text:tab/></text:p>
      <text:p text:style-name="P115"><text:span text:style-name="T32"><text:tab/><text:tab/></text:span><text:span text:style-name="T49">O </text:span><text:span text:style-name="T61">linp</text:span><text:span text:style-name="T49"> já provê também uma implementação padrão dessa interface e que implementa o conceito de população multi-nível:</text:span></text:p>
      <text:p text:style-name="P34"/>
      <text:p text:style-name="P53"><text:s text:c="17"/>org.lindbergframework.persistence.beans.MultLevelsBeanPopulator</text:p>
      <text:p text:style-name="P53"><text:tab/><text:tab/></text:p>
      <text:p text:style-name="P53"><text:tab/><text:tab/><text:span text:style-name="T83">Com base nessas classes, imagine que façamos uma query e queremos popular o resultado da query </text:span><text:soft-page-break/><text:span text:style-name="T83">em objetos do tipo </text:span><text:span text:style-name="T87">Pessoa. </text:span><text:span text:style-name="T83">Observe que o resultado é devolvido em forma linear e não orientado a objetos como em uma hierarquia de objetos – </text:span><text:span text:style-name="T87">Pessoa</text:span><text:span text:style-name="T83"> tem um </text:span><text:span text:style-name="T87">Endereco</text:span><text:span text:style-name="T83"> e o </text:span><text:span text:style-name="T87">Endereço</text:span><text:span text:style-name="T83"> tem um </text:span><text:span text:style-name="T87">Cep</text:span><text:span text:style-name="T83">. </text:span></text:p>
      <text:p text:style-name="P34"/>
      <text:p text:style-name="P34"><text:tab/><text:tab/>Para ilustrar isso imagine as mesmas classes agora da seguinte forma, organizadas em níveis.</text:p>
      <text:p text:style-name="P34"><draw:frame draw:style-name="fr3" draw:name="figura6" text:anchor-type="paragraph" svg:width="8.043cm" svg:height="13.309cm" draw:z-index="5"><draw:image xlink:href="Pictures/1000000000000130000001F7D9CF1040.jpg" xlink:type="simple" xlink:show="embed" xlink:actuate="onLoad"/></draw:frame></text:p>
      <text:p text:style-name="P53"><text:span text:style-name="T83"><text:tab/><text:tab/>Cada linha retornada na query será populada em objetos do tipo </text:span><text:span text:style-name="T87">Pessoa, </text:span><text:span text:style-name="T83">que representa o primeiro nível, ou o nível raiz. A partir do nível 1, </text:span><text:span text:style-name="T87">Pessoa,</text:span><text:span text:style-name="T83"> será então criado um objeto </text:span><text:span text:style-name="T87">Endereco</text:span><text:span text:style-name="T83">, que dentro da hierarquia está no segundo nível, pois é um atributo direto de um objeto de nível 1, neste caso </text:span><text:span text:style-name="T87">Pessoa. </text:span><text:span text:style-name="T83">A partir do objeto </text:span><text:span text:style-name="T87">Endereco</text:span><text:span text:style-name="T83">, precisamos agora criar o objeto </text:span><text:span text:style-name="T87">CEP</text:span><text:span text:style-name="T83"> que é um objeto de nível 3 e será populado como atributo de um objeto de nível 2, neste caso </text:span><text:span text:style-name="T87">Endereco.</text:span></text:p>
      <text:p text:style-name="P47"><text:tab/><text:tab/></text:p>
      <text:p text:style-name="P53"><text:span text:style-name="T87"><text:tab/><text:tab/></text:span><text:span text:style-name="T83">Isso é a população de multi-nível, pois é feita em diversos níveis. Como foi dito, O </text:span><text:span text:style-name="T87">linp </text:span><text:span text:style-name="T83">fornece como implementação padrão da interface </text:span>BeanPopulator<text:span text:style-name="T83"> a classe </text:span>MultLevelsBeanPopulator <text:span text:style-name="T83">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text:soft-page-break/></text:p>
      <text:p text:style-name="P64"><text:tab/><text:tab/>5.7 – Usando o padrão de nomenclatura do JAVA para definir comandos SQL´s</text:p>
      <text:p text:style-name="P34"/>
      <text:p text:style-name="P53"><text:span text:style-name="T83"><text:tab/><text:tab/>Agora você deve tá se perguntando como o </text:span><text:span text:style-name="T87">linp</text:span><text:span text:style-name="T83"> sabe onde setar cada valor retornado na consulta nos objetos?</text:span></text:p>
      <text:p text:style-name="P34"/>
      <text:p text:style-name="P53"><text:span text:style-name="T83"><text:tab/><text:tab/>É simples, para definir o local da propriedade correspondente a coluna retornada pelo resultado o </text:span><text:span text:style-name="T87">linp</text:span><text:span text:style-name="T83"> usa o padrão de nomenclatura de JAVA nos sql´s. Vamos a prática. O select acima poderia ser:</text:span></text:p>
      <text:p text:style-name="P34"/>
      <text:p text:style-name="P53"><text:span text:style-name="T83"><text:tab/><text:tab/>Select </text:span><text:span text:style-name="T87">nome</text:span><text:span text:style-name="T83">, </text:span><text:span text:style-name="T87">cpf</text:span><text:span text:style-name="T83">, </text:span><text:span text:style-name="T87">bairro</text:span><text:span text:style-name="T83"> </text:span><text:span text:style-name="T84">endereco.bairro</text:span><text:span text:style-name="T83">, </text:span><text:span text:style-name="T87">rua</text:span><text:span text:style-name="T83"> </text:span><text:span text:style-name="T84">endereco.rua</text:span><text:span text:style-name="T83">, </text:span></text:p>
      <text:p text:style-name="P53"><text:span text:style-name="T83"><text:tab/><text:tab/><text:tab/></text:span><text:span text:style-name="T87">numero</text:span><text:span text:style-name="T83"> </text:span><text:span text:style-name="T84">endereco.numero</text:span><text:span text:style-name="T83">, </text:span><text:span text:style-name="T87">cep</text:span><text:span text:style-name="T83"> </text:span><text:span text:style-name="T84">endereco.cep.numero</text:span><text:span text:style-name="T83"> </text:span></text:p>
      <text:p text:style-name="P34"><text:tab/><text:tab/>From Pessoa</text:p>
      <text:p text:style-name="P34"/>
      <text:p text:style-name="P53"><text:span text:style-name="T83"><text:tab/><text:tab/>Você agora deve tá pensando... Mas o banco que eu uso não aceita essa sintaxe usando ponto “.”. Não importa, o </text:span><text:span text:style-name="T87">linp, </text:span><text:span text:style-name="T83">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53"><text:span text:style-name="T83"><text:tab/><text:tab/>Observe que as propriedades </text:span><text:span text:style-name="T87">nome </text:span><text:span text:style-name="T83">e </text:span><text:span text:style-name="T87">cpf</text:span><text:span text:style-name="T83"> não usaram a notação. Isso não foi necessário por que isso diz ao </text:span><text:span text:style-name="T87">linp </text:span><text:span text:style-name="T83"><text:s/>que esse é um valor de uma propriedade localizada no próprio objeto raiz (nível 1), que neste caso é </text:span><text:span text:style-name="T87">Pessoa. </text:span><text:span text:style-name="T83">De fato nossa classe </text:span><text:span text:style-name="T87">Pessoa </text:span><text:span text:style-name="T83">tem uma propriedade </text:span><text:span text:style-name="T87">nome </text:span><text:span text:style-name="T83">e outra </text:span><text:span text:style-name="T87">cpf. </text:span><text:span text:style-name="T83">E estas serão populadas diretamente no nível 1.</text:span></text:p>
      <text:p text:style-name="P34"/>
      <text:p text:style-name="P53"><text:span text:style-name="T83"><text:tab/><text:tab/>Após a execução desse sql, para a coluna CEP por exemplo, o </text:span><text:span text:style-name="T87">linp </text:span><text:span text:style-name="T83"><text:s/>vai criar para cada linha do resultado retornado na consulta, um objeto </text:span><text:span text:style-name="T87">Pessoa, </text:span><text:span text:style-name="T83">um objeto </text:span><text:span text:style-name="T87">Endereco</text:span><text:span text:style-name="T83">, um objeto </text:span><text:span text:style-name="T87">CEP</text:span><text:span text:style-name="T83"> e vai setar o valor da coluna </text:span><text:span text:style-name="T87">cep</text:span><text:span text:style-name="T83"> na propriedade número do objeto </text:span><text:span text:style-name="T87">CEP</text:span><text:span text:style-name="T83">, vai setar este objeto </text:span><text:span text:style-name="T87">CEP (nível 3)</text:span><text:span text:style-name="T83"> na propriedade </text:span><text:span text:style-name="T87">cep</text:span><text:span text:style-name="T83"> do objeto </text:span><text:span text:style-name="T87">Endereco</text:span><text:span text:style-name="T83"> (nível 2) e por último seta este objeto </text:span><text:span text:style-name="T87">Endereco</text:span><text:span text:style-name="T83"> na propriedade </text:span><text:span text:style-name="T87">endereco</text:span><text:span text:style-name="T83"> do objeto raiz </text:span><text:span text:style-name="T87">Pessoa</text:span><text:span text:style-name="T83"> (nível 1).</text:span></text:p>
      <text:p text:style-name="P34"/>
      <text:p text:style-name="P53"><text:span text:style-name="T83"><text:tab/><text:tab/>Obs.: Essa notação funciona exatamente como o alias da coluna na consulta. Então se o banco que estiver usando necessite por exemplo usar a palavra reservada </text:span><text:span text:style-name="T84">'AS'</text:span><text:span text:style-name="T83"> para isso, então é necessário usa-la. Então neste caso no sql <text:s/>a propriedade bairro, por exemplo, ficaria da seguinte forma:</text:span></text:p>
      <text:p text:style-name="P34"/>
      <text:p text:style-name="P53"><text:span text:style-name="T83"><text:tab/><text:tab/>… </text:span><text:span text:style-name="T87">bairro</text:span><text:span text:style-name="T83"> </text:span><text:span text:style-name="T86">AS</text:span><text:span text:style-name="T83"> </text:span><text:span text:style-name="T84">endereco.bairro </text:span><text:span text:style-name="T83">…</text:span></text:p>
      <text:p text:style-name="P34"/>
      <text:p text:style-name="P53"><text:span text:style-name="T83"><text:tab/><text:tab/></text:span><text:span text:style-name="T3">5.7 – Template de Persistência </text:span><text:span text:style-name="T4">(PersistenceTemplate)</text:span></text:p>
      <text:p text:style-name="P64"/>
      <text:p text:style-name="P53"><text:span text:style-name="T2"><text:tab/><text:tab/></text:span><text:span text:style-name="T83">Os recursos de persistência do </text:span><text:span text:style-name="T87">linp</text:span><text:span text:style-name="T83"> são providos por um template, que é uma classe que deve fornecer uma ponte entre os DAO´s da aplicação e os serviços de persistência disponíveis pelo </text:span><text:span text:style-name="T87">linp</text:span><text:span text:style-name="T83">. A interface que define um template do </text:span><text:span text:style-name="T87">linp</text:span><text:span text:style-name="T83"> é:</text:span></text:p>
      <text:p text:style-name="P34"/>
      <text:p text:style-name="P53"><text:tab/><text:tab/>org.lindbergframework.persistence.PersistenceTemplate</text:p>
      <text:p text:style-name="P53"/>
      <text:p text:style-name="P53"><text:tab/><text:tab/><text:span text:style-name="T83">Essa interface define os seguintes serviços (métodos) que devem ser providos por um template de persistência dentro do lindberg persistence.</text:span></text:p>
      <text:p text:style-name="P34"><text:tab/><text:tab/></text:p>
      <text:p text:style-name="P93"><text:soft-page-break/><text:span text:style-name="T63">* </text:span><text:span text:style-name="T65">Método: </text:span><text:span text:style-name="T67">execQuery</text:span></text:p>
      <text:p text:style-name="P93"><text:span text:style-name="T65">Assinatura: </text:span><text:span text:style-name="T127">public</text:span><text:span text:style-name="T18"> &lt;E&gt; List&lt;E&gt; execQuery(Class&lt;E&gt; clazz,String sqlId, Object... params)</text:span></text:p>
      <text:p text:style-name="P93"><text:span text:style-name="T65">Descrição: </text:span><text:span text:style-name="T63">Executa uma query a partir de um comando sql do repositório de comandos. Use o carácter '?' para definir parâmetros no comando definindo no repositório. </text:span></text:p>
      <text:p text:style-name="P93"><text:span text:style-name="T63">Exemplo: </text:span><text:span text:style-name="T72">Select * From Person where id = ?.</text:span></text:p>
      <text:p text:style-name="P95"><text:span text:style-name="T66">Retorno: </text:span><text:span text:style-name="T63">Lista de objetos populados a partir do resultado da consulta.</text:span></text:p>
      <text:p text:style-name="P41">Parâmetros: </text:p>
      <text:p text:style-name="P93"><text:span text:style-name="T65"><text:tab/><text:tab/>- </text:span><text:span text:style-name="T72">sqlId</text:span><text:span text:style-name="T63">: ID do comando sql no repositório</text:span></text:p>
      <text:p text:style-name="P93"><text:span text:style-name="T63"><text:tab/><text:tab/>- </text:span><text:span text:style-name="T72">clazz</text:span><text:span text:style-name="T63">: Classe (classe raiz, nível 1) que será usada para popular o resultado da consulta</text:span></text:p>
      <text:p text:style-name="P93"><text:span text:style-name="T63"><text:tab/><text:tab/>- </text:span><text:span text:style-name="T72">params</text:span><text:span text:style-name="T63">: Array (varargs) de objetos que são os parâmetros da consulta</text:span></text:p>
      <text:p text:style-name="P47"/>
      <text:p text:style-name="P47"/>
      <text:p text:style-name="P93"><text:span text:style-name="T63">* </text:span><text:span text:style-name="T65">Método: </text:span><text:span text:style-name="T67">execSqlQuery</text:span></text:p>
      <text:p text:style-name="P93"><text:span text:style-name="T65">Assinatura: </text:span><text:span text:style-name="T127">public</text:span><text:span text:style-name="T18"> &lt;E&gt; List&lt;E&gt; execSqlQuery(Class&lt;E&gt; clazz,String sql, Object... params);</text:span></text:p>
      <text:p text:style-name="P93"><text:span text:style-name="T65">Descrição: </text:span><text:span text:style-name="T63">Executa uma query sql. Use o carácter '?' para definir parâmetros no sql da query. </text:span></text:p>
      <text:p text:style-name="P93"><text:span text:style-name="T63">Exemplo: </text:span><text:span text:style-name="T72">Select * From Person where id = ?.</text:span></text:p>
      <text:p text:style-name="P95"><text:span text:style-name="T66">Retorno:</text:span><text:span text:style-name="T63"> Lista de objetos populados a partir do resultado da consulta.</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text:span><text:span text:style-name="T63"> Sql da consulta a ser realizada</text:span></text:p>
      <text:p text:style-name="P95"><text:span text:style-name="T63"><text:tab/><text:tab/>- </text:span><text:span text:style-name="T72">params</text:span><text:span text:style-name="T63">: Array (varargs) de objetos que são os parâmetros da consulta</text:span></text:p>
      <text:p text:style-name="P34"/>
      <text:p text:style-name="P34"/>
      <text:p text:style-name="P93"><text:span text:style-name="T63">* </text:span><text:span text:style-name="T65">Método: </text:span><text:span text:style-name="T67">execQueryForObject</text:span></text:p>
      <text:p text:style-name="P93"><text:span text:style-name="T65">Assinatura: </text:span><text:span text:style-name="T129">public</text:span><text:span text:style-name="T21"> &lt;E&gt; E execQueryForObject(Class&lt;E&gt; clazz,String sqlId, Object... params) <text:tab/><text:tab/><text:tab/></text:span><text:span text:style-name="T129">throws</text:span><text:span text:style-name="T21"> NonUniqueRowException;</text:span></text:p>
      <text:p text:style-name="P93"><text:span text:style-name="T65">Descrição: </text:span><text:span text:style-name="T63">Executa uma query a partir de um comando sql do repositório de comandos onde é esperado no máximo um registro como resultado. Use o carácter '?' para definir parâmetros no comando definindo no repositório. Exemplo: </text:span><text:span text:style-name="T72">Select * From Person where id = ?.</text:span></text:p>
      <text:p text:style-name="P95"><text:span text:style-name="T66">Retorno:</text:span><text:span text:style-name="T63"> Objeto populado a partir do único registro retornado no resultado da consulta ou </text:span><text:span text:style-name="T72">null</text:span><text:span text:style-name="T63"> caso a consulta não tenha retornado nenhum registro.</text:span></text:p>
      <text:p text:style-name="P41">Throws: </text:p>
      <text:p text:style-name="P95"><text:span text:style-name="T66"><text:tab/><text:tab/></text:span><text:span text:style-name="T63">- </text:span><text:span text:style-name="T72">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Id</text:span><text:span text:style-name="T63">: ID do comando sql no repositório</text:span></text:p>
      <text:p text:style-name="P95"><text:span text:style-name="T63"><text:tab/><text:tab/>- </text:span><text:span text:style-name="T72">params</text:span><text:span text:style-name="T63">: Array (varargs) de objetos que são os parâmetros da consulta</text:span></text:p>
      <text:p text:style-name="P34"/>
      <text:p text:style-name="P93"><text:span text:style-name="T63"/></text:p>
      <text:p text:style-name="P93"><text:span text:style-name="T63">* </text:span><text:span text:style-name="T65">Método: </text:span><text:span text:style-name="T67">execSqlQueryForObject</text:span></text:p>
      <text:p text:style-name="P93"><text:span text:style-name="T65">Assinatura: </text:span><text:span text:style-name="T129">public</text:span><text:span text:style-name="T21"> &lt;E&gt; E execSqlQueryForObject(Class&lt;E&gt; clazz,String sql, Object... params) <text:tab/><text:tab/><text:tab/></text:span><text:span text:style-name="T129">throws</text:span><text:span text:style-name="T21"> NonUniqueRowException;</text:span></text:p>
      <text:p text:style-name="P93"><text:span text:style-name="T65">Descrição: </text:span><text:span text:style-name="T63">Executa uma query sql onde é esperado no máximo um registro como resultado. Use o carácter '?' para definir parâmetros no sql da query. </text:span></text:p>
      <text:p text:style-name="P93"><text:span text:style-name="T63">Exemplo: </text:span><text:span text:style-name="T72">Select * From Person where id = ?.</text:span></text:p>
      <text:p text:style-name="P95"><text:span text:style-name="T66">Retorno:</text:span><text:span text:style-name="T63"> Objeto populado a partir do único registro retornado no resultado da consulta ou </text:span><text:span text:style-name="T72">null</text:span><text:span text:style-name="T63"> caso a consulta não tenha retornado nenhum registro.</text:span></text:p>
      <text:p text:style-name="P41"><text:soft-page-break/>Throws: </text:p>
      <text:p text:style-name="P95"><text:span text:style-name="T66"><text:tab/><text:tab/></text:span><text:span text:style-name="T63">- </text:span><text:span text:style-name="T72">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Id</text:span><text:span text:style-name="T63">: ID do comando sql no repositório</text:span></text:p>
      <text:p text:style-name="P34"><text:tab/><text:tab/>- <text:span text:style-name="T80">params</text:span>: Array (varargs) de objetos que são os parâmetros da consulta</text:p>
      <text:p text:style-name="P34"/>
      <text:p text:style-name="P34"/>
      <text:p text:style-name="P93"><text:span text:style-name="T63">* </text:span><text:span text:style-name="T65">Método: </text:span><text:span text:style-name="T67">execUpdate</text:span></text:p>
      <text:p text:style-name="P93"><text:span text:style-name="T65">Assinatura: </text:span><text:span text:style-name="T129">public</text:span><text:span text:style-name="T21"> </text:span><text:span text:style-name="T129">int</text:span><text:span text:style-name="T21"> execUpdate(String sqlId, Object... args);</text:span></text:p>
      <text:p text:style-name="P93"><text:span text:style-name="T65">Descrição: </text:span><text:span text:style-name="T63">Executa uma atualização a partir de um comando sql do repositório de comandos e retorna o número de registros afetados pela atualização. Usado para qualquer tipo <text:s/>de atualização : </text:span><text:span text:style-name="T72">delete, update </text:span><text:span text:style-name="T63">e </text:span><text:span text:style-name="T72">insert. </text:span><text:span text:style-name="T63">Use o carácter '?' para definir argumentos no comando definindo no repositório. Exemplo: </text:span><text:span text:style-name="T72">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2">sqlId</text:span><text:span text:style-name="T63">: ID do comando sql no repositório</text:span></text:p>
      <text:p text:style-name="P34"><text:tab/><text:tab/>- <text:span text:style-name="T80">args</text:span>: Array (varargs) de objetos que são os argumentos para a atualização a ser executada.</text:p>
      <text:p text:style-name="P34"/>
      <text:p text:style-name="P34"/>
      <text:p text:style-name="P93"><text:span text:style-name="T63">* </text:span><text:span text:style-name="T65">Método: </text:span><text:span text:style-name="T67">execSqlUpdate</text:span></text:p>
      <text:p text:style-name="P93"><text:span text:style-name="T65">Assinatura: </text:span><text:span text:style-name="T129">public</text:span><text:span text:style-name="T21"> </text:span><text:span text:style-name="T129">int</text:span><text:span text:style-name="T21"> execSqlUpdate(String sql, Object... args);</text:span></text:p>
      <text:p text:style-name="P93"><text:span text:style-name="T65">Descrição: </text:span><text:span text:style-name="T63">Executa uma atualização sql e retorna o número de registros afetados pela atualização. Usado para qualquer tipo <text:s/>de atualização : </text:span><text:span text:style-name="T72">delete, update </text:span><text:span text:style-name="T63">e </text:span><text:span text:style-name="T72">insert. </text:span><text:span text:style-name="T63">Use o carácter '?' para definir argumentos no sql da atualização. Exemplo: </text:span><text:span text:style-name="T72">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2">sql</text:span><text:span text:style-name="T63">: sql da atualização a ser executada.</text:span></text:p>
      <text:p text:style-name="P34"><text:tab/><text:tab/>- <text:span text:style-name="T80">args</text:span>: Array (varargs) de objetos que são os argumentos para a atualização a ser executada.</text:p>
      <text:p text:style-name="P34"/>
      <text:p text:style-name="P34"/>
      <text:p text:style-name="P93"><text:span text:style-name="T63">* </text:span><text:span text:style-name="T65">Método: </text:span><text:span text:style-name="T67">callProcedure</text:span></text:p>
      <text:p text:style-name="P93"><text:span text:style-name="T65">Assinatura: </text:span><text:span text:style-name="T129">public</text:span><text:span text:style-name="T21"> </text:span><text:span text:style-name="T22">Map</text:span><text:span text:style-name="T21"> callProcedure(String sqlId, SqlArg...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sqlId</text:span><text:span text:style-name="T63">: ID do comando referente a chamada a stored procedure a partir do repositório de comandos.</text:span></text:p>
      <text:p text:style-name="P34"><text:tab/><text:tab/>- <text:span text:style-name="T80">args</text:span>: Array (varargs) de <text:span text:style-name="T80">org.lindbergframework.persistence.sql.SqlArg</text:span> que são os argumentos de <text:tab/><text:tab/>entrada para <text:tab/>a procedure a ser chamada. Essa classe <text:span text:style-name="T80">SqlArg </text:span>nada mais é do que uma classe que <text:tab/><text:tab/>engloba um par de nome e valor de um argumento de um sql.</text:p>
      <text:p text:style-name="P34"/>
      <text:p text:style-name="P34"/>
      <text:p text:style-name="P93"><text:span text:style-name="T63">* </text:span><text:span text:style-name="T65">Método: </text:span><text:span text:style-name="T67">callProcedure</text:span><text:span text:style-name="T69"> </text:span><text:span text:style-name="T77">(Sobrecarga usando um MAP como entrada de argumentos para procedure)</text:span></text:p>
      <text:p text:style-name="P93"><text:span text:style-name="T65">Assinatura: </text:span><text:span text:style-name="T129">public</text:span><text:span text:style-name="T21"> </text:span><text:span text:style-name="T22">Map</text:span><text:span text:style-name="T21"> callProcedure(String sqlId, Map&lt;String, Object&gt; args);</text:span></text:p>
      <text:p text:style-name="P93"><text:span text:style-name="T65">Descrição: </text:span><text:span text:style-name="T63">Chama e executa um comando sql a partir do repositório para uma stored procedure.</text:span></text:p>
      <text:p text:style-name="P95"><text:soft-page-break/><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sqlId</text:span><text:span text:style-name="T63">: ID do comando referente a chamada a stored procedure a partir do repositório de comandos.</text:span></text:p>
      <text:p text:style-name="P34"><text:tab/><text:tab/>- <text:span text:style-name="T80">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Procedure</text:span><text:span text:style-name="T69"> </text:span><text:span text:style-name="T77">(Sobrecarga não usando o repositório de comandos, usando a classe SqlProcedure)</text:span></text:p>
      <text:p text:style-name="P93"><text:span text:style-name="T65">Assinatura: </text:span><text:span text:style-name="T129">public</text:span><text:span text:style-name="T21"> </text:span><text:span text:style-name="T22">Map</text:span><text:span text:style-name="T21"> callProcedure(SqlProcedure procedure, SqlArg...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2">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procedure</text:span><text:span text:style-name="T63">: Instância de SqlProcedure composta pela definição da procedure a ser chamada.</text:span></text:p>
      <text:p text:style-name="P34"><text:tab/><text:tab/>- <text:span text:style-name="T80">args</text:span>: Array (varargs) de <text:span text:style-name="T80">org.lindbergframework.persistence.sql.SqlArg</text:span> que são os argumentos de <text:tab/><text:tab/>entrada para <text:tab/>a procedure a ser chamada. Essa classe <text:span text:style-name="T80">SqlArg </text:span>nada mais é do que uma classe que <text:tab/><text:tab/>engloba um par de nome e valor de um argumento de um sql.</text:p>
      <text:p text:style-name="P34"/>
      <text:p text:style-name="P34"/>
      <text:p text:style-name="P93"><text:span text:style-name="T63">* </text:span><text:span text:style-name="T65">Método: </text:span><text:span text:style-name="T67">callProcedure</text:span><text:span text:style-name="T69"> </text:span><text:span text:style-name="T77">(Sobrecarga não usando o repositório de comandos, usando a classe SqlProcedure e um Map <text:tab/><text:tab/> <text:s text:c="9"/>como parâmetros de entrada para a Procedure)</text:span></text:p>
      <text:p text:style-name="P93"><text:span text:style-name="T65">Assinatura: </text:span><text:span text:style-name="T129">public</text:span><text:span text:style-name="T21"> </text:span><text:span text:style-name="T22">Map</text:span><text:span text:style-name="T21"> callProcedure(SqlProcedure procedure, Map&lt;String, Object&gt;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2">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procedure</text:span><text:span text:style-name="T63">: Instância de SqlProcedure composta pela definição da procedure a ser chamada.</text:span></text:p>
      <text:p text:style-name="P34"><text:tab/><text:tab/>- <text:span text:style-name="T80">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Function</text:span></text:p>
      <text:p text:style-name="P93"><text:span text:style-name="T65">Assinatura: </text:span><text:span text:style-name="T129">public</text:span><text:span text:style-name="T21"> </text:span><text:span text:style-name="T22">Map</text:span><text:span text:style-name="T21"> callFunction(String sqlId, SqlArg...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7">SqlFunction.DEFAULT_RESULT_NAME</text:span><text:span text:style-name="T79">. Caso o nome desse parâmetro seja definido na declaração do comando no repositório o padrão é sobrescrito pelo definido explicitamente.</text:span></text:p>
      <text:p text:style-name="P93"><text:span text:style-name="T79"/></text:p>
      <text:p text:style-name="P93"><text:span text:style-name="T79"/></text:p>
      <text:p text:style-name="P93"><text:span text:style-name="T79"/></text:p>
      <text:p text:style-name="P93"><text:span text:style-name="T79"/></text:p>
      <text:p text:style-name="P41"><text:soft-page-break/>Parâmetros:</text:p>
      <text:p text:style-name="P95"><text:span text:style-name="T63"><text:tab/><text:tab/>- </text:span><text:span text:style-name="T72">sqlId</text:span><text:span text:style-name="T63">: ID do comando referente a chamada a stored function a partir do repositório de comandos.</text:span></text:p>
      <text:p text:style-name="P34"><text:tab/><text:tab/>- <text:span text:style-name="T80">args</text:span>: Array (varargs) de <text:span text:style-name="T80">org.lindbergframework.persistence.sql.SqlArg</text:span> que são os argumentos de <text:tab/><text:tab/>entrada para <text:tab/>a function a ser chamada. Essa classe <text:span text:style-name="T80">SqlArg </text:span>nada mais é do que uma classe que <text:tab/><text:tab/><text:tab/>engloba um par de nome e valor de um argumento de um sql.</text:p>
      <text:p text:style-name="P34"><text:span text:style-name="T63"/></text:p>
      <text:p text:style-name="P34"><text:span text:style-name="T63"/></text:p>
      <text:p text:style-name="P93"><text:span text:style-name="T63">* </text:span><text:span text:style-name="T65">Método: </text:span><text:span text:style-name="T68">callFunction </text:span><text:span text:style-name="T77">(Sobrecarga usando um MAP como entrada de argumentos para function)</text:span></text:p>
      <text:p text:style-name="P93"><text:span text:style-name="T65">Assinatura: </text:span><text:span text:style-name="T129">public</text:span><text:span text:style-name="T21"> </text:span><text:span text:style-name="T22">Map</text:span><text:span text:style-name="T21"> callFunction(String sqlId, Map&lt;String, Object&gt;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7">SqlFunction.DEFAULT_RESULT_NAME</text:span><text:span text:style-name="T79">.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sqlId</text:span><text:span text:style-name="T63">: ID do comando referente a chamada a stored function a partir do repositório de comandos.</text:span></text:p>
      <text:p text:style-name="P34"><text:tab/><text:tab/>- <text:span text:style-name="T80">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allFunction</text:span><text:span text:style-name="T68"> </text:span><text:span text:style-name="T77">(Sobrecarga não usando o repositório de comandos, usando a classe SqlFunction)</text:span></text:p>
      <text:p text:style-name="P93"><text:span text:style-name="T65">Assinatura: </text:span><text:span text:style-name="T129">public</text:span><text:span text:style-name="T21"> </text:span><text:span text:style-name="T22">Map</text:span><text:span text:style-name="T21"> callFunction(SqlFunction function, SqlArg...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2">org.lindbergframework.persistence.sql.Sql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7">SqlFunction.DEFAULT_RESULT_NAME</text:span><text:span text:style-name="T79">.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function</text:span><text:span text:style-name="T63">: Instância de SqlFunction composta pela definição da function a ser chamada.</text:span></text:p>
      <text:p text:style-name="P34"><text:tab/><text:tab/>- <text:span text:style-name="T80">args</text:span>: Array (varargs) de <text:span text:style-name="T80">org.lindbergframework.persistence.sql.SqlArg</text:span> que são os argumentos de <text:tab/><text:tab/>entrada para <text:tab/>a function a ser chamada. Essa classe <text:span text:style-name="T80">SqlArg </text:span>nada mais é do que uma classe que <text:tab/><text:tab/><text:tab/>engloba um par de nome e valor de um argumento de um sql.</text:p>
      <text:p text:style-name="P34"/>
      <text:p text:style-name="P34"/>
      <text:p text:style-name="P93"><text:span text:style-name="T63">* </text:span><text:span text:style-name="T65">Método: </text:span><text:span text:style-name="T67">callFunction</text:span><text:span text:style-name="T68"> </text:span><text:span text:style-name="T77">Sobrecarga não usando o repositório de comandos, usando a classe SqlProcedure e um Map <text:tab/><text:tab/> <text:s text:c="9"/>como parâmetros de entrada para a Procedure)</text:span></text:p>
      <text:p text:style-name="P93"><text:span text:style-name="T65">Assinatura: </text:span><text:span text:style-name="T129">public</text:span><text:span text:style-name="T21"> </text:span><text:span text:style-name="T22">Map</text:span><text:span text:style-name="T21"> callFunction(SqlFunction function, Map&lt;String, Object&gt;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2">org.lindbergframework.persistence.sql.Sql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7">SqlFunction.DEFAULT_RESULT_NAME</text:span><text:span text:style-name="T79">. Caso o nome desse parâmetro seja definido na </text:span><text:soft-page-break/><text:span text:style-name="T79">declaração do comando no repositório o padrão é sobrescrito pelo definido explicitamente.</text:span></text:p>
      <text:p text:style-name="P41">Parâmetros:</text:p>
      <text:p text:style-name="P95"><text:span text:style-name="T63"><text:tab/><text:tab/>- </text:span><text:span text:style-name="T72">function</text:span><text:span text:style-name="T63">: Instância de SqlFunction composta pela definição da function a ser chamada.</text:span></text:p>
      <text:p text:style-name="P34"><text:tab/><text:tab/>- <text:span text:style-name="T80">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onfigureDefaultPopulator</text:span></text:p>
      <text:p text:style-name="P93"><text:span text:style-name="T65">Assinatura: </text:span><text:span text:style-name="T129">public</text:span><text:span text:style-name="T21"> </text:span><text:span text:style-name="T129">void</text:span><text:span text:style-name="T21"> configureDefaultPopulator();</text:span></text:p>
      <text:p text:style-name="P93"><text:span text:style-name="T65">Descrição: </text:span><text:span text:style-name="T63">Configura a implementação padrão de </text:span><text:span text:style-name="T72">BeanPopulator</text:span><text:span text:style-name="T63"> como responsável por toda a população de beans originados de queries, cursores como parametros de saída de functions e procedures e onde mais for necessário popular objetos a partir de dados obtidos do banco </text:span><text:span text:style-name="T72">.</text:span></text:p>
      <text:p text:style-name="P93"><text:span text:style-name="T72"><text:tab/></text:span><text:span text:style-name="T63"> <text:tab/></text:span><text:span text:style-name="T72">org.lindbergframework.persistence.beans.MultLevelsBeanPopulator</text:span></text:p>
      <text:p text:style-name="P93"><text:span text:style-name="T72"/></text:p>
      <text:p text:style-name="P93"><text:span text:style-name="T63">* </text:span><text:span text:style-name="T65">Método: </text:span><text:span text:style-name="T67">configureDefaultDataSource</text:span></text:p>
      <text:p text:style-name="P93"><text:span text:style-name="T65">Assinatura: </text:span><text:span text:style-name="T129">public</text:span><text:span text:style-name="T21"> </text:span><text:span text:style-name="T129">void</text:span><text:span text:style-name="T21"> configureDefaultDataSource();</text:span></text:p>
      <text:p text:style-name="P93"><text:span text:style-name="T65">Descrição: </text:span><text:span text:style-name="T63">Configura o datasource padrão definido na configuração do </text:span><text:span text:style-name="T72">LINP</text:span><text:span text:style-name="T63"> a partir do contexto (</text:span><text:span text:style-name="T72">LinpContext).</text:span></text:p>
      <text:p text:style-name="P93"><text:span text:style-name="T72"/></text:p>
      <text:p text:style-name="P93"><text:span text:style-name="T63">* </text:span><text:span text:style-name="T65">Método: </text:span><text:span text:style-name="T67">setDataSourceConfig</text:span></text:p>
      <text:p text:style-name="P93"><text:span text:style-name="T65">Assinatura: </text:span><text:span text:style-name="T129">public</text:span><text:span text:style-name="T21"> </text:span><text:span text:style-name="T129">void</text:span><text:span text:style-name="T21"> setDataSourceConfig(DataSourceConfig dataSourceConfig);</text:span></text:p>
      <text:p text:style-name="P93"><text:span text:style-name="T65">Descrição: </text:span><text:span text:style-name="T63">Configura explicitamente as configurações de DataSource que devem ser usadas pelo template</text:span><text:span text:style-name="T72">.</text:span></text:p>
      <text:p text:style-name="P93"><text:span text:style-name="T72"/></text:p>
      <text:p text:style-name="P93"><text:span text:style-name="T63">* </text:span><text:span text:style-name="T65">Método: get</text:span><text:span text:style-name="T67">DataSourceConfig</text:span></text:p>
      <text:p text:style-name="P93"><text:span text:style-name="T65">Assinatura: </text:span><text:span text:style-name="T129">public</text:span><text:span text:style-name="T21"> DataSourceConfig getDataSourceConfig();</text:span></text:p>
      <text:p text:style-name="P93"><text:span text:style-name="T65">Descrição: </text:span><text:span text:style-name="T63">Retorna as configurações de datasource definidas que estão sendo usadas pelo template.</text:span></text:p>
      <text:p text:style-name="P93"><text:span text:style-name="T63"/></text:p>
      <text:p text:style-name="P93"><text:span text:style-name="T63">* </text:span><text:span text:style-name="T65">Método: get</text:span><text:span text:style-name="T67">DataSource</text:span></text:p>
      <text:p text:style-name="P93"><text:span text:style-name="T65">Assinatura: </text:span><text:span text:style-name="T129">public</text:span><text:span text:style-name="T21"> DataSource getDataSource();</text:span></text:p>
      <text:p text:style-name="P93"><text:span text:style-name="T65">Descrição: </text:span><text:span text:style-name="T63">Retorna o datasource definido que está sendo usado pelo template.</text:span></text:p>
      <text:p text:style-name="P93"><text:span text:style-name="T63"/></text:p>
      <text:p text:style-name="P93"><text:span text:style-name="T63">* </text:span><text:span text:style-name="T65">Método: </text:span><text:span text:style-name="T67">setBeanPopulator</text:span></text:p>
      <text:p text:style-name="P93"><text:span text:style-name="T65">Assinatura: </text:span><text:span text:style-name="T129">public</text:span><text:span text:style-name="T21"> </text:span><text:span text:style-name="T129">void</text:span><text:span text:style-name="T21"> setBeanPopulator(BeanPopulator beanPopulator);</text:span></text:p>
      <text:p text:style-name="P93"><text:span text:style-name="T65">Descrição: </text:span><text:span text:style-name="T63">Configura explicitamente qual implementação de </text:span><text:span text:style-name="T72">BeanPopulator </text:span><text:span text:style-name="T63">deve ser usada pelo template.</text:span></text:p>
      <text:p text:style-name="P93"><text:span text:style-name="T63"/></text:p>
      <text:p text:style-name="P93"><text:span text:style-name="T63">* </text:span><text:span text:style-name="T65">Método: g</text:span><text:span text:style-name="T67">etConnection</text:span></text:p>
      <text:p text:style-name="P93"><text:span text:style-name="T65">Assinatura: </text:span><text:span text:style-name="T129">public</text:span><text:span text:style-name="T21"> Connection getConnection() </text:span><text:span text:style-name="T129">throws</text:span><text:span text:style-name="T21"> SQLException;</text:span></text:p>
      <text:p text:style-name="P93"><text:span text:style-name="T65">Descrição: </text:span><text:span text:style-name="T63">Retorna uma conexão obtida a partir do datasource definido para o template.</text:span></text:p>
      <text:p text:style-name="P95"><text:span text:style-name="T66">Throws:</text:span></text:p>
      <text:p text:style-name="P95"><text:span text:style-name="T66"><text:tab/><text:tab/>- </text:span><text:span text:style-name="T72">SqlException: </text:span><text:span text:style-name="T63">Se ocorreu algum problema na obtenção da conexão.</text:span></text:p>
      <text:p text:style-name="P93"><text:span text:style-name="T63"/></text:p>
      <text:p text:style-name="P93"><text:span text:style-name="T63">* </text:span><text:span text:style-name="T65">Método: g</text:span><text:span text:style-name="T67">etSqlCommandResolver</text:span></text:p>
      <text:p text:style-name="P93"><text:span text:style-name="T65">Assinatura: </text:span><text:span text:style-name="T129">public</text:span><text:span text:style-name="T21"> SqlCommandResolver getSqlCommandResolver();</text:span></text:p>
      <text:p text:style-name="P93"><text:span text:style-name="T65">Descrição: </text:span><text:span text:style-name="T63">Retorna a implementação de </text:span><text:span text:style-name="T72">SqlCommandResolver</text:span><text:span text:style-name="T63"> que está sendo usada pelo template através do contexto (</text:span><text:span text:style-name="T72">LinpContext)</text:span><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12T18:19:53.10</dc:date>
    <meta:editing-duration>PT419H48M56S</meta:editing-duration>
    <meta:editing-cycles>464</meta:editing-cycles>
    <meta:generator>BrOffice.org/3.2$Win32 OpenOffice.org_project/320m18$Build-9502</meta:generator>
    <meta:document-statistic meta:table-count="0" meta:image-count="6" meta:object-count="0" meta:page-count="44" meta:paragraph-count="750" meta:word-count="13410" meta:character-count="95675"/>
  </office:meta>
</office:document-meta>
</file>